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tential Swing Curve</text:p>
          </table:table-cell>
          <table:covered-table-cell/>
          <table:table-cell table:style-name="ce3" office:value-type="string" calcext:value-type="string" table:number-columns-spanned="12" table:number-rows-spanned="1">
            <text:p>THIS IS NOT MEANT FOR FINAL, THIS IS LINEAR – THE GOAL IS TO HAVE A NICE CURVE FOR THIS BUT THAT CAN ONLY COME AFTER GAME BALANCING</text:p>
          </table:table-cell>
          <table:covered-table-cell table:number-columns-repeated="11"/>
          <table:table-cell table:number-columns-repeated="9"/>
        </table:table-row>
        <table:table-row table:style-name="ro1">
          <table:table-cell table:style-name="ce2" table:formula="of:=32/27" office:value-type="float" office:value="1.18518518518519" calcext:value-type="float">
            <text:p>1.18518518518519</text:p>
          </table:table-cell>
          <table:table-cell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+1" office:value-type="float" office:value="3" calcext:value-type="float">
            <text:p>3</text:p>
          </table:table-cell>
          <table:table-cell table:formula="of:=[.D2]+1" office:value-type="float" office:value="4" calcext:value-type="float">
            <text:p>4</text:p>
          </table:table-cell>
          <table:table-cell table:formula="of:=[.E2]+1" office:value-type="float" office:value="5" calcext:value-type="float">
            <text:p>5</text:p>
          </table:table-cell>
          <table:table-cell table:formula="of:=[.F2]+1" office:value-type="float" office:value="6" calcext:value-type="float">
            <text:p>6</text:p>
          </table:table-cell>
          <table:table-cell table:formula="of:=[.G2]+1" office:value-type="float" office:value="7" calcext:value-type="float">
            <text:p>7</text:p>
          </table:table-cell>
          <table:table-cell table:formula="of:=[.H2]+1" office:value-type="float" office:value="8" calcext:value-type="float">
            <text:p>8</text:p>
          </table:table-cell>
          <table:table-cell table:formula="of:=[.I2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K3]/10" office:value-type="float" office:value="0" calcext:value-type="float">
            <text:p>0</text:p>
          </table:table-cell>
          <table:table-cell table:formula="of:=[.C$2]*[.$B3]" office:value-type="float" office:value="0" calcext:value-type="float">
            <text:p>0</text:p>
          </table:table-cell>
          <table:table-cell table:formula="of:=[.D$2]*[.$B3]" office:value-type="float" office:value="0" calcext:value-type="float">
            <text:p>0</text:p>
          </table:table-cell>
          <table:table-cell table:formula="of:=[.E$2]*[.$B3]" office:value-type="float" office:value="0" calcext:value-type="float">
            <text:p>0</text:p>
          </table:table-cell>
          <table:table-cell table:formula="of:=[.F$2]*[.$B3]" office:value-type="float" office:value="0" calcext:value-type="float">
            <text:p>0</text:p>
          </table:table-cell>
          <table:table-cell table:formula="of:=[.G$2]*[.$B3]" office:value-type="float" office:value="0" calcext:value-type="float">
            <text:p>0</text:p>
          </table:table-cell>
          <table:table-cell table:formula="of:=[.H$2]*[.$B3]" office:value-type="float" office:value="0" calcext:value-type="float">
            <text:p>0</text:p>
          </table:table-cell>
          <table:table-cell table:formula="of:=[.I$2]*[.$B3]" office:value-type="float" office:value="0" calcext:value-type="float">
            <text:p>0</text:p>
          </table:table-cell>
          <table:table-cell table:formula="of:=[.J$2]*[.$B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formula="of:=[.K4]/10" office:value-type="float" office:value="0.118518518518519" calcext:value-type="float">
            <text:p>0.118518518518519</text:p>
          </table:table-cell>
          <table:table-cell table:formula="of:=[.C$2]*[.$B4]" office:value-type="float" office:value="0.237037037037037" calcext:value-type="float">
            <text:p>0.237037037037037</text:p>
          </table:table-cell>
          <table:table-cell table:formula="of:=[.D$2]*[.$B4]" office:value-type="float" office:value="0.355555555555555" calcext:value-type="float">
            <text:p>0.355555555555555</text:p>
          </table:table-cell>
          <table:table-cell table:formula="of:=[.E$2]*[.$B4]" office:value-type="float" office:value="0.474074074074074" calcext:value-type="float">
            <text:p>0.474074074074074</text:p>
          </table:table-cell>
          <table:table-cell table:formula="of:=[.F$2]*[.$B4]" office:value-type="float" office:value="0.592592592592593" calcext:value-type="float">
            <text:p>0.592592592592593</text:p>
          </table:table-cell>
          <table:table-cell table:formula="of:=[.G$2]*[.$B4]" office:value-type="float" office:value="0.711111111111111" calcext:value-type="float">
            <text:p>0.711111111111111</text:p>
          </table:table-cell>
          <table:table-cell table:formula="of:=[.H$2]*[.$B4]" office:value-type="float" office:value="0.82962962962963" calcext:value-type="float">
            <text:p>0.82962962962963</text:p>
          </table:table-cell>
          <table:table-cell table:formula="of:=[.I$2]*[.$B4]" office:value-type="float" office:value="0.948148148148148" calcext:value-type="float">
            <text:p>0.948148148148148</text:p>
          </table:table-cell>
          <table:table-cell table:formula="of:=[.J$2]*[.$B4]" office:value-type="float" office:value="1.06666666666667" calcext:value-type="float">
            <text:p>1.06666666666667</text:p>
          </table:table-cell>
          <table:table-cell table:formula="of:=[.K3]+[.$A$2]" office:value-type="float" office:value="1.18518518518519" calcext:value-type="float">
            <text:p>1.18518518518519</text:p>
          </table:table-cell>
          <table:table-cell table:number-columns-repeated="12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K5]/10" office:value-type="float" office:value="0.237037037037037" calcext:value-type="float">
            <text:p>0.237037037037037</text:p>
          </table:table-cell>
          <table:table-cell table:formula="of:=[.C$2]*[.$B5]" office:value-type="float" office:value="0.474074074074074" calcext:value-type="float">
            <text:p>0.474074074074074</text:p>
          </table:table-cell>
          <table:table-cell table:formula="of:=[.D$2]*[.$B5]" office:value-type="float" office:value="0.711111111111111" calcext:value-type="float">
            <text:p>0.711111111111111</text:p>
          </table:table-cell>
          <table:table-cell table:formula="of:=[.E$2]*[.$B5]" office:value-type="float" office:value="0.948148148148148" calcext:value-type="float">
            <text:p>0.948148148148148</text:p>
          </table:table-cell>
          <table:table-cell table:formula="of:=[.F$2]*[.$B5]" office:value-type="float" office:value="1.18518518518519" calcext:value-type="float">
            <text:p>1.18518518518519</text:p>
          </table:table-cell>
          <table:table-cell table:formula="of:=[.G$2]*[.$B5]" office:value-type="float" office:value="1.42222222222222" calcext:value-type="float">
            <text:p>1.42222222222222</text:p>
          </table:table-cell>
          <table:table-cell table:formula="of:=[.H$2]*[.$B5]" office:value-type="float" office:value="1.65925925925926" calcext:value-type="float">
            <text:p>1.65925925925926</text:p>
          </table:table-cell>
          <table:table-cell table:formula="of:=[.I$2]*[.$B5]" office:value-type="float" office:value="1.8962962962963" calcext:value-type="float">
            <text:p>1.8962962962963</text:p>
          </table:table-cell>
          <table:table-cell table:formula="of:=[.J$2]*[.$B5]" office:value-type="float" office:value="2.13333333333333" calcext:value-type="float">
            <text:p>2.13333333333333</text:p>
          </table:table-cell>
          <table:table-cell table:formula="of:=[.K4]+[.$A$2]" office:value-type="float" office:value="2.37037037037037" calcext:value-type="float">
            <text:p>2.37037037037037</text:p>
          </table:table-cell>
          <table:table-cell table:number-columns-repeated="12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[.K6]/10" office:value-type="float" office:value="0.355555555555555" calcext:value-type="float">
            <text:p>0.355555555555555</text:p>
          </table:table-cell>
          <table:table-cell table:formula="of:=[.C$2]*[.$B6]" office:value-type="float" office:value="0.711111111111111" calcext:value-type="float">
            <text:p>0.711111111111111</text:p>
          </table:table-cell>
          <table:table-cell table:formula="of:=[.D$2]*[.$B6]" office:value-type="float" office:value="1.06666666666667" calcext:value-type="float">
            <text:p>1.06666666666667</text:p>
          </table:table-cell>
          <table:table-cell table:formula="of:=[.E$2]*[.$B6]" office:value-type="float" office:value="1.42222222222222" calcext:value-type="float">
            <text:p>1.42222222222222</text:p>
          </table:table-cell>
          <table:table-cell table:formula="of:=[.F$2]*[.$B6]" office:value-type="float" office:value="1.77777777777778" calcext:value-type="float">
            <text:p>1.77777777777778</text:p>
          </table:table-cell>
          <table:table-cell table:formula="of:=[.G$2]*[.$B6]" office:value-type="float" office:value="2.13333333333333" calcext:value-type="float">
            <text:p>2.13333333333333</text:p>
          </table:table-cell>
          <table:table-cell table:formula="of:=[.H$2]*[.$B6]" office:value-type="float" office:value="2.48888888888889" calcext:value-type="float">
            <text:p>2.48888888888889</text:p>
          </table:table-cell>
          <table:table-cell table:formula="of:=[.I$2]*[.$B6]" office:value-type="float" office:value="2.84444444444444" calcext:value-type="float">
            <text:p>2.84444444444444</text:p>
          </table:table-cell>
          <table:table-cell table:formula="of:=[.J$2]*[.$B6]" office:value-type="float" office:value="3.2" calcext:value-type="float">
            <text:p>3.2</text:p>
          </table:table-cell>
          <table:table-cell table:formula="of:=[.K5]+[.$A$2]" office:value-type="float" office:value="3.55555555555556" calcext:value-type="float">
            <text:p>3.55555555555556</text:p>
          </table:table-cell>
          <table:table-cell table:number-columns-repeated="12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[.K7]/10" office:value-type="float" office:value="0.474074074074074" calcext:value-type="float">
            <text:p>0.474074074074074</text:p>
          </table:table-cell>
          <table:table-cell table:formula="of:=[.C$2]*[.$B7]" office:value-type="float" office:value="0.948148148148148" calcext:value-type="float">
            <text:p>0.948148148148148</text:p>
          </table:table-cell>
          <table:table-cell table:formula="of:=[.D$2]*[.$B7]" office:value-type="float" office:value="1.42222222222222" calcext:value-type="float">
            <text:p>1.42222222222222</text:p>
          </table:table-cell>
          <table:table-cell table:formula="of:=[.E$2]*[.$B7]" office:value-type="float" office:value="1.8962962962963" calcext:value-type="float">
            <text:p>1.8962962962963</text:p>
          </table:table-cell>
          <table:table-cell table:formula="of:=[.F$2]*[.$B7]" office:value-type="float" office:value="2.37037037037037" calcext:value-type="float">
            <text:p>2.37037037037037</text:p>
          </table:table-cell>
          <table:table-cell table:formula="of:=[.G$2]*[.$B7]" office:value-type="float" office:value="2.84444444444444" calcext:value-type="float">
            <text:p>2.84444444444444</text:p>
          </table:table-cell>
          <table:table-cell table:formula="of:=[.H$2]*[.$B7]" office:value-type="float" office:value="3.31851851851852" calcext:value-type="float">
            <text:p>3.31851851851852</text:p>
          </table:table-cell>
          <table:table-cell table:formula="of:=[.I$2]*[.$B7]" office:value-type="float" office:value="3.79259259259259" calcext:value-type="float">
            <text:p>3.79259259259259</text:p>
          </table:table-cell>
          <table:table-cell table:formula="of:=[.J$2]*[.$B7]" office:value-type="float" office:value="4.26666666666667" calcext:value-type="float">
            <text:p>4.26666666666667</text:p>
          </table:table-cell>
          <table:table-cell table:formula="of:=[.K6]+[.$A$2]" office:value-type="float" office:value="4.74074074074074" calcext:value-type="float">
            <text:p>4.74074074074074</text:p>
          </table:table-cell>
          <table:table-cell table:number-columns-repeated="12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[.K8]/10" office:value-type="float" office:value="0.592592592592593" calcext:value-type="float">
            <text:p>0.592592592592593</text:p>
          </table:table-cell>
          <table:table-cell table:formula="of:=[.C$2]*[.$B8]" office:value-type="float" office:value="1.18518518518519" calcext:value-type="float">
            <text:p>1.18518518518519</text:p>
          </table:table-cell>
          <table:table-cell table:formula="of:=[.D$2]*[.$B8]" office:value-type="float" office:value="1.77777777777778" calcext:value-type="float">
            <text:p>1.77777777777778</text:p>
          </table:table-cell>
          <table:table-cell table:formula="of:=[.E$2]*[.$B8]" office:value-type="float" office:value="2.37037037037037" calcext:value-type="float">
            <text:p>2.37037037037037</text:p>
          </table:table-cell>
          <table:table-cell table:formula="of:=[.F$2]*[.$B8]" office:value-type="float" office:value="2.96296296296296" calcext:value-type="float">
            <text:p>2.96296296296296</text:p>
          </table:table-cell>
          <table:table-cell table:formula="of:=[.G$2]*[.$B8]" office:value-type="float" office:value="3.55555555555556" calcext:value-type="float">
            <text:p>3.55555555555556</text:p>
          </table:table-cell>
          <table:table-cell table:formula="of:=[.H$2]*[.$B8]" office:value-type="float" office:value="4.14814814814815" calcext:value-type="float">
            <text:p>4.14814814814815</text:p>
          </table:table-cell>
          <table:table-cell table:formula="of:=[.I$2]*[.$B8]" office:value-type="float" office:value="4.74074074074074" calcext:value-type="float">
            <text:p>4.74074074074074</text:p>
          </table:table-cell>
          <table:table-cell table:formula="of:=[.J$2]*[.$B8]" office:value-type="float" office:value="5.33333333333333" calcext:value-type="float">
            <text:p>5.33333333333333</text:p>
          </table:table-cell>
          <table:table-cell table:formula="of:=[.K7]+[.$A$2]" office:value-type="float" office:value="5.92592592592593" calcext:value-type="float">
            <text:p>5.92592592592593</text:p>
          </table:table-cell>
          <table:table-cell table:number-columns-repeated="12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[.K9]/10" office:value-type="float" office:value="0.711111111111111" calcext:value-type="float">
            <text:p>0.711111111111111</text:p>
          </table:table-cell>
          <table:table-cell table:formula="of:=[.C$2]*[.$B9]" office:value-type="float" office:value="1.42222222222222" calcext:value-type="float">
            <text:p>1.42222222222222</text:p>
          </table:table-cell>
          <table:table-cell table:formula="of:=[.D$2]*[.$B9]" office:value-type="float" office:value="2.13333333333333" calcext:value-type="float">
            <text:p>2.13333333333333</text:p>
          </table:table-cell>
          <table:table-cell table:formula="of:=[.E$2]*[.$B9]" office:value-type="float" office:value="2.84444444444444" calcext:value-type="float">
            <text:p>2.84444444444444</text:p>
          </table:table-cell>
          <table:table-cell table:formula="of:=[.F$2]*[.$B9]" office:value-type="float" office:value="3.55555555555556" calcext:value-type="float">
            <text:p>3.55555555555556</text:p>
          </table:table-cell>
          <table:table-cell table:formula="of:=[.G$2]*[.$B9]" office:value-type="float" office:value="4.26666666666667" calcext:value-type="float">
            <text:p>4.26666666666667</text:p>
          </table:table-cell>
          <table:table-cell table:formula="of:=[.H$2]*[.$B9]" office:value-type="float" office:value="4.97777777777778" calcext:value-type="float">
            <text:p>4.97777777777778</text:p>
          </table:table-cell>
          <table:table-cell table:formula="of:=[.I$2]*[.$B9]" office:value-type="float" office:value="5.68888888888889" calcext:value-type="float">
            <text:p>5.68888888888889</text:p>
          </table:table-cell>
          <table:table-cell table:formula="of:=[.J$2]*[.$B9]" office:value-type="float" office:value="6.4" calcext:value-type="float">
            <text:p>6.4</text:p>
          </table:table-cell>
          <table:table-cell table:formula="of:=[.K8]+[.$A$2]" office:value-type="float" office:value="7.11111111111111" calcext:value-type="float">
            <text:p>7.11111111111111</text:p>
          </table:table-cell>
          <table:table-cell table:number-columns-repeated="12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[.K10]/10" office:value-type="float" office:value="0.82962962962963" calcext:value-type="float">
            <text:p>0.82962962962963</text:p>
          </table:table-cell>
          <table:table-cell table:formula="of:=[.C$2]*[.$B10]" office:value-type="float" office:value="1.65925925925926" calcext:value-type="float">
            <text:p>1.65925925925926</text:p>
          </table:table-cell>
          <table:table-cell table:formula="of:=[.D$2]*[.$B10]" office:value-type="float" office:value="2.48888888888889" calcext:value-type="float">
            <text:p>2.48888888888889</text:p>
          </table:table-cell>
          <table:table-cell table:formula="of:=[.E$2]*[.$B10]" office:value-type="float" office:value="3.31851851851852" calcext:value-type="float">
            <text:p>3.31851851851852</text:p>
          </table:table-cell>
          <table:table-cell table:formula="of:=[.F$2]*[.$B10]" office:value-type="float" office:value="4.14814814814815" calcext:value-type="float">
            <text:p>4.14814814814815</text:p>
          </table:table-cell>
          <table:table-cell table:formula="of:=[.G$2]*[.$B10]" office:value-type="float" office:value="4.97777777777778" calcext:value-type="float">
            <text:p>4.97777777777778</text:p>
          </table:table-cell>
          <table:table-cell table:formula="of:=[.H$2]*[.$B10]" office:value-type="float" office:value="5.80740740740741" calcext:value-type="float">
            <text:p>5.80740740740741</text:p>
          </table:table-cell>
          <table:table-cell table:formula="of:=[.I$2]*[.$B10]" office:value-type="float" office:value="6.63703703703704" calcext:value-type="float">
            <text:p>6.63703703703704</text:p>
          </table:table-cell>
          <table:table-cell table:formula="of:=[.J$2]*[.$B10]" office:value-type="float" office:value="7.46666666666667" calcext:value-type="float">
            <text:p>7.46666666666667</text:p>
          </table:table-cell>
          <table:table-cell table:formula="of:=[.K9]+[.$A$2]" office:value-type="float" office:value="8.2962962962963" calcext:value-type="float">
            <text:p>8.2962962962963</text:p>
          </table:table-cell>
          <table:table-cell table:number-columns-repeated="12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[.K11]/10" office:value-type="float" office:value="0.948148148148148" calcext:value-type="float">
            <text:p>0.948148148148148</text:p>
          </table:table-cell>
          <table:table-cell table:formula="of:=[.C$2]*[.$B11]" office:value-type="float" office:value="1.8962962962963" calcext:value-type="float">
            <text:p>1.8962962962963</text:p>
          </table:table-cell>
          <table:table-cell table:formula="of:=[.D$2]*[.$B11]" office:value-type="float" office:value="2.84444444444444" calcext:value-type="float">
            <text:p>2.84444444444444</text:p>
          </table:table-cell>
          <table:table-cell table:formula="of:=[.E$2]*[.$B11]" office:value-type="float" office:value="3.79259259259259" calcext:value-type="float">
            <text:p>3.79259259259259</text:p>
          </table:table-cell>
          <table:table-cell table:formula="of:=[.F$2]*[.$B11]" office:value-type="float" office:value="4.74074074074074" calcext:value-type="float">
            <text:p>4.74074074074074</text:p>
          </table:table-cell>
          <table:table-cell table:formula="of:=[.G$2]*[.$B11]" office:value-type="float" office:value="5.68888888888889" calcext:value-type="float">
            <text:p>5.68888888888889</text:p>
          </table:table-cell>
          <table:table-cell table:formula="of:=[.H$2]*[.$B11]" office:value-type="float" office:value="6.63703703703704" calcext:value-type="float">
            <text:p>6.63703703703704</text:p>
          </table:table-cell>
          <table:table-cell table:formula="of:=[.I$2]*[.$B11]" office:value-type="float" office:value="7.58518518518518" calcext:value-type="float">
            <text:p>7.58518518518518</text:p>
          </table:table-cell>
          <table:table-cell table:formula="of:=[.J$2]*[.$B11]" office:value-type="float" office:value="8.53333333333333" calcext:value-type="float">
            <text:p>8.53333333333333</text:p>
          </table:table-cell>
          <table:table-cell table:formula="of:=[.K10]+[.$A$2]" office:value-type="float" office:value="9.48148148148148" calcext:value-type="float">
            <text:p>9.48148148148148</text:p>
          </table:table-cell>
          <table:table-cell table:number-columns-repeated="12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[.K12]/10" office:value-type="float" office:value="1.06666666666667" calcext:value-type="float">
            <text:p>1.06666666666667</text:p>
          </table:table-cell>
          <table:table-cell table:formula="of:=[.C$2]*[.$B12]" office:value-type="float" office:value="2.13333333333333" calcext:value-type="float">
            <text:p>2.13333333333333</text:p>
          </table:table-cell>
          <table:table-cell table:formula="of:=[.D$2]*[.$B12]" office:value-type="float" office:value="3.2" calcext:value-type="float">
            <text:p>3.2</text:p>
          </table:table-cell>
          <table:table-cell table:formula="of:=[.E$2]*[.$B12]" office:value-type="float" office:value="4.26666666666667" calcext:value-type="float">
            <text:p>4.26666666666667</text:p>
          </table:table-cell>
          <table:table-cell table:formula="of:=[.F$2]*[.$B12]" office:value-type="float" office:value="5.33333333333333" calcext:value-type="float">
            <text:p>5.33333333333333</text:p>
          </table:table-cell>
          <table:table-cell table:formula="of:=[.G$2]*[.$B12]" office:value-type="float" office:value="6.4" calcext:value-type="float">
            <text:p>6.4</text:p>
          </table:table-cell>
          <table:table-cell table:formula="of:=[.H$2]*[.$B12]" office:value-type="float" office:value="7.46666666666667" calcext:value-type="float">
            <text:p>7.46666666666667</text:p>
          </table:table-cell>
          <table:table-cell table:formula="of:=[.I$2]*[.$B12]" office:value-type="float" office:value="8.53333333333333" calcext:value-type="float">
            <text:p>8.53333333333333</text:p>
          </table:table-cell>
          <table:table-cell table:formula="of:=[.J$2]*[.$B12]" office:value-type="float" office:value="9.6" calcext:value-type="float">
            <text:p>9.6</text:p>
          </table:table-cell>
          <table:table-cell table:formula="of:=[.K11]+[.$A$2]" office:value-type="float" office:value="10.6666666666667" calcext:value-type="float">
            <text:p>10.6666666666667</text:p>
          </table:table-cell>
          <table:table-cell table:number-columns-repeated="12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.K13]/10" office:value-type="float" office:value="1.18518518518519" calcext:value-type="float">
            <text:p>1.18518518518519</text:p>
          </table:table-cell>
          <table:table-cell table:formula="of:=[.C$2]*[.$B13]" office:value-type="float" office:value="2.37037037037037" calcext:value-type="float">
            <text:p>2.37037037037037</text:p>
          </table:table-cell>
          <table:table-cell table:formula="of:=[.D$2]*[.$B13]" office:value-type="float" office:value="3.55555555555556" calcext:value-type="float">
            <text:p>3.55555555555556</text:p>
          </table:table-cell>
          <table:table-cell table:formula="of:=[.E$2]*[.$B13]" office:value-type="float" office:value="4.74074074074074" calcext:value-type="float">
            <text:p>4.74074074074074</text:p>
          </table:table-cell>
          <table:table-cell table:formula="of:=[.F$2]*[.$B13]" office:value-type="float" office:value="5.92592592592593" calcext:value-type="float">
            <text:p>5.92592592592593</text:p>
          </table:table-cell>
          <table:table-cell table:formula="of:=[.G$2]*[.$B13]" office:value-type="float" office:value="7.11111111111111" calcext:value-type="float">
            <text:p>7.11111111111111</text:p>
          </table:table-cell>
          <table:table-cell table:formula="of:=[.H$2]*[.$B13]" office:value-type="float" office:value="8.2962962962963" calcext:value-type="float">
            <text:p>8.2962962962963</text:p>
          </table:table-cell>
          <table:table-cell table:formula="of:=[.I$2]*[.$B13]" office:value-type="float" office:value="9.48148148148148" calcext:value-type="float">
            <text:p>9.48148148148148</text:p>
          </table:table-cell>
          <table:table-cell table:formula="of:=[.J$2]*[.$B13]" office:value-type="float" office:value="10.6666666666667" calcext:value-type="float">
            <text:p>10.6666666666667</text:p>
          </table:table-cell>
          <table:table-cell table:formula="of:=[.K12]+[.$A$2]" office:value-type="float" office:value="11.8518518518519" calcext:value-type="float">
            <text:p>11.8518518518519</text:p>
          </table:table-cell>
          <table:table-cell table:number-columns-repeated="12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.K14]/10" office:value-type="float" office:value="1.3037037037037" calcext:value-type="float">
            <text:p>1.3037037037037</text:p>
          </table:table-cell>
          <table:table-cell table:formula="of:=[.C$2]*[.$B14]" office:value-type="float" office:value="2.60740740740741" calcext:value-type="float">
            <text:p>2.60740740740741</text:p>
          </table:table-cell>
          <table:table-cell table:formula="of:=[.D$2]*[.$B14]" office:value-type="float" office:value="3.91111111111111" calcext:value-type="float">
            <text:p>3.91111111111111</text:p>
          </table:table-cell>
          <table:table-cell table:formula="of:=[.E$2]*[.$B14]" office:value-type="float" office:value="5.21481481481481" calcext:value-type="float">
            <text:p>5.21481481481481</text:p>
          </table:table-cell>
          <table:table-cell table:formula="of:=[.F$2]*[.$B14]" office:value-type="float" office:value="6.51851851851852" calcext:value-type="float">
            <text:p>6.51851851851852</text:p>
          </table:table-cell>
          <table:table-cell table:formula="of:=[.G$2]*[.$B14]" office:value-type="float" office:value="7.82222222222222" calcext:value-type="float">
            <text:p>7.82222222222222</text:p>
          </table:table-cell>
          <table:table-cell table:formula="of:=[.H$2]*[.$B14]" office:value-type="float" office:value="9.12592592592593" calcext:value-type="float">
            <text:p>9.12592592592593</text:p>
          </table:table-cell>
          <table:table-cell table:formula="of:=[.I$2]*[.$B14]" office:value-type="float" office:value="10.4296296296296" calcext:value-type="float">
            <text:p>10.4296296296296</text:p>
          </table:table-cell>
          <table:table-cell table:formula="of:=[.J$2]*[.$B14]" office:value-type="float" office:value="11.7333333333333" calcext:value-type="float">
            <text:p>11.7333333333333</text:p>
          </table:table-cell>
          <table:table-cell table:formula="of:=[.K13]+[.$A$2]" office:value-type="float" office:value="13.037037037037" calcext:value-type="float">
            <text:p>13.037037037037</text:p>
          </table:table-cell>
          <table:table-cell table:number-columns-repeated="12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.K15]/10" office:value-type="float" office:value="1.42222222222222" calcext:value-type="float">
            <text:p>1.42222222222222</text:p>
          </table:table-cell>
          <table:table-cell table:formula="of:=[.C$2]*[.$B15]" office:value-type="float" office:value="2.84444444444444" calcext:value-type="float">
            <text:p>2.84444444444444</text:p>
          </table:table-cell>
          <table:table-cell table:formula="of:=[.D$2]*[.$B15]" office:value-type="float" office:value="4.26666666666667" calcext:value-type="float">
            <text:p>4.26666666666667</text:p>
          </table:table-cell>
          <table:table-cell table:formula="of:=[.E$2]*[.$B15]" office:value-type="float" office:value="5.68888888888889" calcext:value-type="float">
            <text:p>5.68888888888889</text:p>
          </table:table-cell>
          <table:table-cell table:formula="of:=[.F$2]*[.$B15]" office:value-type="float" office:value="7.11111111111111" calcext:value-type="float">
            <text:p>7.11111111111111</text:p>
          </table:table-cell>
          <table:table-cell table:formula="of:=[.G$2]*[.$B15]" office:value-type="float" office:value="8.53333333333333" calcext:value-type="float">
            <text:p>8.53333333333333</text:p>
          </table:table-cell>
          <table:table-cell table:formula="of:=[.H$2]*[.$B15]" office:value-type="float" office:value="9.95555555555555" calcext:value-type="float">
            <text:p>9.95555555555555</text:p>
          </table:table-cell>
          <table:table-cell table:formula="of:=[.I$2]*[.$B15]" office:value-type="float" office:value="11.3777777777778" calcext:value-type="float">
            <text:p>11.3777777777778</text:p>
          </table:table-cell>
          <table:table-cell table:formula="of:=[.J$2]*[.$B15]" office:value-type="float" office:value="12.8" calcext:value-type="float">
            <text:p>12.8</text:p>
          </table:table-cell>
          <table:table-cell table:formula="of:=[.K14]+[.$A$2]" office:value-type="float" office:value="14.2222222222222" calcext:value-type="float">
            <text:p>14.2222222222222</text:p>
          </table:table-cell>
          <table:table-cell table:number-columns-repeated="12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.K16]/10" office:value-type="float" office:value="1.54074074074074" calcext:value-type="float">
            <text:p>1.54074074074074</text:p>
          </table:table-cell>
          <table:table-cell table:formula="of:=[.C$2]*[.$B16]" office:value-type="float" office:value="3.08148148148148" calcext:value-type="float">
            <text:p>3.08148148148148</text:p>
          </table:table-cell>
          <table:table-cell table:formula="of:=[.D$2]*[.$B16]" office:value-type="float" office:value="4.62222222222222" calcext:value-type="float">
            <text:p>4.62222222222222</text:p>
          </table:table-cell>
          <table:table-cell table:formula="of:=[.E$2]*[.$B16]" office:value-type="float" office:value="6.16296296296296" calcext:value-type="float">
            <text:p>6.16296296296296</text:p>
          </table:table-cell>
          <table:table-cell table:formula="of:=[.F$2]*[.$B16]" office:value-type="float" office:value="7.7037037037037" calcext:value-type="float">
            <text:p>7.7037037037037</text:p>
          </table:table-cell>
          <table:table-cell table:formula="of:=[.G$2]*[.$B16]" office:value-type="float" office:value="9.24444444444444" calcext:value-type="float">
            <text:p>9.24444444444444</text:p>
          </table:table-cell>
          <table:table-cell table:formula="of:=[.H$2]*[.$B16]" office:value-type="float" office:value="10.7851851851852" calcext:value-type="float">
            <text:p>10.7851851851852</text:p>
          </table:table-cell>
          <table:table-cell table:formula="of:=[.I$2]*[.$B16]" office:value-type="float" office:value="12.3259259259259" calcext:value-type="float">
            <text:p>12.3259259259259</text:p>
          </table:table-cell>
          <table:table-cell table:formula="of:=[.J$2]*[.$B16]" office:value-type="float" office:value="13.8666666666667" calcext:value-type="float">
            <text:p>13.8666666666667</text:p>
          </table:table-cell>
          <table:table-cell table:formula="of:=[.K15]+[.$A$2]" office:value-type="float" office:value="15.4074074074074" calcext:value-type="float">
            <text:p>15.4074074074074</text:p>
          </table:table-cell>
          <table:table-cell table:number-columns-repeated="12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[.K17]/10" office:value-type="float" office:value="1.65925925925926" calcext:value-type="float">
            <text:p>1.65925925925926</text:p>
          </table:table-cell>
          <table:table-cell table:formula="of:=[.C$2]*[.$B17]" office:value-type="float" office:value="3.31851851851852" calcext:value-type="float">
            <text:p>3.31851851851852</text:p>
          </table:table-cell>
          <table:table-cell table:formula="of:=[.D$2]*[.$B17]" office:value-type="float" office:value="4.97777777777778" calcext:value-type="float">
            <text:p>4.97777777777778</text:p>
          </table:table-cell>
          <table:table-cell table:formula="of:=[.E$2]*[.$B17]" office:value-type="float" office:value="6.63703703703704" calcext:value-type="float">
            <text:p>6.63703703703704</text:p>
          </table:table-cell>
          <table:table-cell table:formula="of:=[.F$2]*[.$B17]" office:value-type="float" office:value="8.2962962962963" calcext:value-type="float">
            <text:p>8.2962962962963</text:p>
          </table:table-cell>
          <table:table-cell table:formula="of:=[.G$2]*[.$B17]" office:value-type="float" office:value="9.95555555555556" calcext:value-type="float">
            <text:p>9.95555555555556</text:p>
          </table:table-cell>
          <table:table-cell table:formula="of:=[.H$2]*[.$B17]" office:value-type="float" office:value="11.6148148148148" calcext:value-type="float">
            <text:p>11.6148148148148</text:p>
          </table:table-cell>
          <table:table-cell table:formula="of:=[.I$2]*[.$B17]" office:value-type="float" office:value="13.2740740740741" calcext:value-type="float">
            <text:p>13.2740740740741</text:p>
          </table:table-cell>
          <table:table-cell table:formula="of:=[.J$2]*[.$B17]" office:value-type="float" office:value="14.9333333333333" calcext:value-type="float">
            <text:p>14.9333333333333</text:p>
          </table:table-cell>
          <table:table-cell table:formula="of:=[.K16]+[.$A$2]" office:value-type="float" office:value="16.5925925925926" calcext:value-type="float">
            <text:p>16.5925925925926</text:p>
          </table:table-cell>
          <table:table-cell table:number-columns-repeated="12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[.K18]/10" office:value-type="float" office:value="1.77777777777778" calcext:value-type="float">
            <text:p>1.77777777777778</text:p>
          </table:table-cell>
          <table:table-cell table:formula="of:=[.C$2]*[.$B18]" office:value-type="float" office:value="3.55555555555556" calcext:value-type="float">
            <text:p>3.55555555555556</text:p>
          </table:table-cell>
          <table:table-cell table:formula="of:=[.D$2]*[.$B18]" office:value-type="float" office:value="5.33333333333333" calcext:value-type="float">
            <text:p>5.33333333333333</text:p>
          </table:table-cell>
          <table:table-cell table:formula="of:=[.E$2]*[.$B18]" office:value-type="float" office:value="7.11111111111111" calcext:value-type="float">
            <text:p>7.11111111111111</text:p>
          </table:table-cell>
          <table:table-cell table:formula="of:=[.F$2]*[.$B18]" office:value-type="float" office:value="8.88888888888889" calcext:value-type="float">
            <text:p>8.88888888888889</text:p>
          </table:table-cell>
          <table:table-cell table:formula="of:=[.G$2]*[.$B18]" office:value-type="float" office:value="10.6666666666667" calcext:value-type="float">
            <text:p>10.6666666666667</text:p>
          </table:table-cell>
          <table:table-cell table:formula="of:=[.H$2]*[.$B18]" office:value-type="float" office:value="12.4444444444444" calcext:value-type="float">
            <text:p>12.4444444444444</text:p>
          </table:table-cell>
          <table:table-cell table:formula="of:=[.I$2]*[.$B18]" office:value-type="float" office:value="14.2222222222222" calcext:value-type="float">
            <text:p>14.2222222222222</text:p>
          </table:table-cell>
          <table:table-cell table:formula="of:=[.J$2]*[.$B18]" office:value-type="float" office:value="16" calcext:value-type="float">
            <text:p>16</text:p>
          </table:table-cell>
          <table:table-cell table:formula="of:=[.K17]+[.$A$2]" office:value-type="float" office:value="17.7777777777778" calcext:value-type="float">
            <text:p>17.7777777777778</text:p>
          </table:table-cell>
          <table:table-cell table:number-columns-repeated="12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[.K19]/10" office:value-type="float" office:value="1.8962962962963" calcext:value-type="float">
            <text:p>1.8962962962963</text:p>
          </table:table-cell>
          <table:table-cell table:formula="of:=[.C$2]*[.$B19]" office:value-type="float" office:value="3.79259259259259" calcext:value-type="float">
            <text:p>3.79259259259259</text:p>
          </table:table-cell>
          <table:table-cell table:formula="of:=[.D$2]*[.$B19]" office:value-type="float" office:value="5.68888888888889" calcext:value-type="float">
            <text:p>5.68888888888889</text:p>
          </table:table-cell>
          <table:table-cell table:formula="of:=[.E$2]*[.$B19]" office:value-type="float" office:value="7.58518518518518" calcext:value-type="float">
            <text:p>7.58518518518518</text:p>
          </table:table-cell>
          <table:table-cell table:formula="of:=[.F$2]*[.$B19]" office:value-type="float" office:value="9.48148148148148" calcext:value-type="float">
            <text:p>9.48148148148148</text:p>
          </table:table-cell>
          <table:table-cell table:formula="of:=[.G$2]*[.$B19]" office:value-type="float" office:value="11.3777777777778" calcext:value-type="float">
            <text:p>11.3777777777778</text:p>
          </table:table-cell>
          <table:table-cell table:formula="of:=[.H$2]*[.$B19]" office:value-type="float" office:value="13.2740740740741" calcext:value-type="float">
            <text:p>13.2740740740741</text:p>
          </table:table-cell>
          <table:table-cell table:formula="of:=[.I$2]*[.$B19]" office:value-type="float" office:value="15.1703703703704" calcext:value-type="float">
            <text:p>15.1703703703704</text:p>
          </table:table-cell>
          <table:table-cell table:formula="of:=[.J$2]*[.$B19]" office:value-type="float" office:value="17.0666666666667" calcext:value-type="float">
            <text:p>17.0666666666667</text:p>
          </table:table-cell>
          <table:table-cell table:formula="of:=[.K18]+[.$A$2]" office:value-type="float" office:value="18.962962962963" calcext:value-type="float">
            <text:p>18.962962962963</text:p>
          </table:table-cell>
          <table:table-cell table:number-columns-repeated="12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[.K20]/10" office:value-type="float" office:value="2.01481481481481" calcext:value-type="float">
            <text:p>2.01481481481481</text:p>
          </table:table-cell>
          <table:table-cell table:formula="of:=[.C$2]*[.$B20]" office:value-type="float" office:value="4.02962962962963" calcext:value-type="float">
            <text:p>4.02962962962963</text:p>
          </table:table-cell>
          <table:table-cell table:formula="of:=[.D$2]*[.$B20]" office:value-type="float" office:value="6.04444444444444" calcext:value-type="float">
            <text:p>6.04444444444444</text:p>
          </table:table-cell>
          <table:table-cell table:formula="of:=[.E$2]*[.$B20]" office:value-type="float" office:value="8.05925925925926" calcext:value-type="float">
            <text:p>8.05925925925926</text:p>
          </table:table-cell>
          <table:table-cell table:formula="of:=[.F$2]*[.$B20]" office:value-type="float" office:value="10.0740740740741" calcext:value-type="float">
            <text:p>10.0740740740741</text:p>
          </table:table-cell>
          <table:table-cell table:formula="of:=[.G$2]*[.$B20]" office:value-type="float" office:value="12.0888888888889" calcext:value-type="float">
            <text:p>12.0888888888889</text:p>
          </table:table-cell>
          <table:table-cell table:formula="of:=[.H$2]*[.$B20]" office:value-type="float" office:value="14.1037037037037" calcext:value-type="float">
            <text:p>14.1037037037037</text:p>
          </table:table-cell>
          <table:table-cell table:formula="of:=[.I$2]*[.$B20]" office:value-type="float" office:value="16.1185185185185" calcext:value-type="float">
            <text:p>16.1185185185185</text:p>
          </table:table-cell>
          <table:table-cell table:formula="of:=[.J$2]*[.$B20]" office:value-type="float" office:value="18.1333333333333" calcext:value-type="float">
            <text:p>18.1333333333333</text:p>
          </table:table-cell>
          <table:table-cell table:formula="of:=[.K19]+[.$A$2]" office:value-type="float" office:value="20.1481481481481" calcext:value-type="float">
            <text:p>20.1481481481481</text:p>
          </table:table-cell>
          <table:table-cell table:number-columns-repeated="12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[.K21]/10" office:value-type="float" office:value="2.13333333333333" calcext:value-type="float">
            <text:p>2.13333333333333</text:p>
          </table:table-cell>
          <table:table-cell table:formula="of:=[.C$2]*[.$B21]" office:value-type="float" office:value="4.26666666666667" calcext:value-type="float">
            <text:p>4.26666666666667</text:p>
          </table:table-cell>
          <table:table-cell table:formula="of:=[.D$2]*[.$B21]" office:value-type="float" office:value="6.4" calcext:value-type="float">
            <text:p>6.4</text:p>
          </table:table-cell>
          <table:table-cell table:formula="of:=[.E$2]*[.$B21]" office:value-type="float" office:value="8.53333333333333" calcext:value-type="float">
            <text:p>8.53333333333333</text:p>
          </table:table-cell>
          <table:table-cell table:formula="of:=[.F$2]*[.$B21]" office:value-type="float" office:value="10.6666666666667" calcext:value-type="float">
            <text:p>10.6666666666667</text:p>
          </table:table-cell>
          <table:table-cell table:formula="of:=[.G$2]*[.$B21]" office:value-type="float" office:value="12.8" calcext:value-type="float">
            <text:p>12.8</text:p>
          </table:table-cell>
          <table:table-cell table:formula="of:=[.H$2]*[.$B21]" office:value-type="float" office:value="14.9333333333333" calcext:value-type="float">
            <text:p>14.9333333333333</text:p>
          </table:table-cell>
          <table:table-cell table:formula="of:=[.I$2]*[.$B21]" office:value-type="float" office:value="17.0666666666667" calcext:value-type="float">
            <text:p>17.0666666666667</text:p>
          </table:table-cell>
          <table:table-cell table:formula="of:=[.J$2]*[.$B21]" office:value-type="float" office:value="19.2" calcext:value-type="float">
            <text:p>19.2</text:p>
          </table:table-cell>
          <table:table-cell table:formula="of:=[.K20]+[.$A$2]" office:value-type="float" office:value="21.3333333333333" calcext:value-type="float">
            <text:p>21.3333333333333</text:p>
          </table:table-cell>
          <table:table-cell table:number-columns-repeated="12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[.K22]/10" office:value-type="float" office:value="2.25185185185185" calcext:value-type="float">
            <text:p>2.25185185185185</text:p>
          </table:table-cell>
          <table:table-cell table:formula="of:=[.C$2]*[.$B22]" office:value-type="float" office:value="4.5037037037037" calcext:value-type="float">
            <text:p>4.5037037037037</text:p>
          </table:table-cell>
          <table:table-cell table:formula="of:=[.D$2]*[.$B22]" office:value-type="float" office:value="6.75555555555555" calcext:value-type="float">
            <text:p>6.75555555555555</text:p>
          </table:table-cell>
          <table:table-cell table:formula="of:=[.E$2]*[.$B22]" office:value-type="float" office:value="9.0074074074074" calcext:value-type="float">
            <text:p>9.0074074074074</text:p>
          </table:table-cell>
          <table:table-cell table:formula="of:=[.F$2]*[.$B22]" office:value-type="float" office:value="11.2592592592593" calcext:value-type="float">
            <text:p>11.2592592592593</text:p>
          </table:table-cell>
          <table:table-cell table:formula="of:=[.G$2]*[.$B22]" office:value-type="float" office:value="13.5111111111111" calcext:value-type="float">
            <text:p>13.5111111111111</text:p>
          </table:table-cell>
          <table:table-cell table:formula="of:=[.H$2]*[.$B22]" office:value-type="float" office:value="15.762962962963" calcext:value-type="float">
            <text:p>15.762962962963</text:p>
          </table:table-cell>
          <table:table-cell table:formula="of:=[.I$2]*[.$B22]" office:value-type="float" office:value="18.0148148148148" calcext:value-type="float">
            <text:p>18.0148148148148</text:p>
          </table:table-cell>
          <table:table-cell table:formula="of:=[.J$2]*[.$B22]" office:value-type="float" office:value="20.2666666666667" calcext:value-type="float">
            <text:p>20.2666666666667</text:p>
          </table:table-cell>
          <table:table-cell table:formula="of:=[.K21]+[.$A$2]" office:value-type="float" office:value="22.5185185185185" calcext:value-type="float">
            <text:p>22.5185185185185</text:p>
          </table:table-cell>
          <table:table-cell table:number-columns-repeated="12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[.K23]/10" office:value-type="float" office:value="2.37037037037037" calcext:value-type="float">
            <text:p>2.37037037037037</text:p>
          </table:table-cell>
          <table:table-cell table:formula="of:=[.C$2]*[.$B23]" office:value-type="float" office:value="4.74074074074074" calcext:value-type="float">
            <text:p>4.74074074074074</text:p>
          </table:table-cell>
          <table:table-cell table:formula="of:=[.D$2]*[.$B23]" office:value-type="float" office:value="7.11111111111111" calcext:value-type="float">
            <text:p>7.11111111111111</text:p>
          </table:table-cell>
          <table:table-cell table:formula="of:=[.E$2]*[.$B23]" office:value-type="float" office:value="9.48148148148148" calcext:value-type="float">
            <text:p>9.48148148148148</text:p>
          </table:table-cell>
          <table:table-cell table:formula="of:=[.F$2]*[.$B23]" office:value-type="float" office:value="11.8518518518518" calcext:value-type="float">
            <text:p>11.8518518518518</text:p>
          </table:table-cell>
          <table:table-cell table:formula="of:=[.G$2]*[.$B23]" office:value-type="float" office:value="14.2222222222222" calcext:value-type="float">
            <text:p>14.2222222222222</text:p>
          </table:table-cell>
          <table:table-cell table:formula="of:=[.H$2]*[.$B23]" office:value-type="float" office:value="16.5925925925926" calcext:value-type="float">
            <text:p>16.5925925925926</text:p>
          </table:table-cell>
          <table:table-cell table:formula="of:=[.I$2]*[.$B23]" office:value-type="float" office:value="18.962962962963" calcext:value-type="float">
            <text:p>18.962962962963</text:p>
          </table:table-cell>
          <table:table-cell table:formula="of:=[.J$2]*[.$B23]" office:value-type="float" office:value="21.3333333333333" calcext:value-type="float">
            <text:p>21.3333333333333</text:p>
          </table:table-cell>
          <table:table-cell table:formula="of:=[.K22]+[.$A$2]" office:value-type="float" office:value="23.7037037037037" calcext:value-type="float">
            <text:p>23.7037037037037</text:p>
          </table:table-cell>
          <table:table-cell table:number-columns-repeated="12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[.K24]/10" office:value-type="float" office:value="2.48888888888889" calcext:value-type="float">
            <text:p>2.48888888888889</text:p>
          </table:table-cell>
          <table:table-cell table:formula="of:=[.C$2]*[.$B24]" office:value-type="float" office:value="4.97777777777778" calcext:value-type="float">
            <text:p>4.97777777777778</text:p>
          </table:table-cell>
          <table:table-cell table:formula="of:=[.D$2]*[.$B24]" office:value-type="float" office:value="7.46666666666666" calcext:value-type="float">
            <text:p>7.46666666666666</text:p>
          </table:table-cell>
          <table:table-cell table:formula="of:=[.E$2]*[.$B24]" office:value-type="float" office:value="9.95555555555555" calcext:value-type="float">
            <text:p>9.95555555555555</text:p>
          </table:table-cell>
          <table:table-cell table:formula="of:=[.F$2]*[.$B24]" office:value-type="float" office:value="12.4444444444444" calcext:value-type="float">
            <text:p>12.4444444444444</text:p>
          </table:table-cell>
          <table:table-cell table:formula="of:=[.G$2]*[.$B24]" office:value-type="float" office:value="14.9333333333333" calcext:value-type="float">
            <text:p>14.9333333333333</text:p>
          </table:table-cell>
          <table:table-cell table:formula="of:=[.H$2]*[.$B24]" office:value-type="float" office:value="17.4222222222222" calcext:value-type="float">
            <text:p>17.4222222222222</text:p>
          </table:table-cell>
          <table:table-cell table:formula="of:=[.I$2]*[.$B24]" office:value-type="float" office:value="19.9111111111111" calcext:value-type="float">
            <text:p>19.9111111111111</text:p>
          </table:table-cell>
          <table:table-cell table:formula="of:=[.J$2]*[.$B24]" office:value-type="float" office:value="22.4" calcext:value-type="float">
            <text:p>22.4</text:p>
          </table:table-cell>
          <table:table-cell table:formula="of:=[.K23]+[.$A$2]" office:value-type="float" office:value="24.8888888888889" calcext:value-type="float">
            <text:p>24.8888888888889</text:p>
          </table:table-cell>
          <table:table-cell table:number-columns-repeated="12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[.K25]/10" office:value-type="float" office:value="2.60740740740741" calcext:value-type="float">
            <text:p>2.60740740740741</text:p>
          </table:table-cell>
          <table:table-cell table:formula="of:=[.C$2]*[.$B25]" office:value-type="float" office:value="5.21481481481481" calcext:value-type="float">
            <text:p>5.21481481481481</text:p>
          </table:table-cell>
          <table:table-cell table:formula="of:=[.D$2]*[.$B25]" office:value-type="float" office:value="7.82222222222222" calcext:value-type="float">
            <text:p>7.82222222222222</text:p>
          </table:table-cell>
          <table:table-cell table:formula="of:=[.E$2]*[.$B25]" office:value-type="float" office:value="10.4296296296296" calcext:value-type="float">
            <text:p>10.4296296296296</text:p>
          </table:table-cell>
          <table:table-cell table:formula="of:=[.F$2]*[.$B25]" office:value-type="float" office:value="13.037037037037" calcext:value-type="float">
            <text:p>13.037037037037</text:p>
          </table:table-cell>
          <table:table-cell table:formula="of:=[.G$2]*[.$B25]" office:value-type="float" office:value="15.6444444444444" calcext:value-type="float">
            <text:p>15.6444444444444</text:p>
          </table:table-cell>
          <table:table-cell table:formula="of:=[.H$2]*[.$B25]" office:value-type="float" office:value="18.2518518518518" calcext:value-type="float">
            <text:p>18.2518518518518</text:p>
          </table:table-cell>
          <table:table-cell table:formula="of:=[.I$2]*[.$B25]" office:value-type="float" office:value="20.8592592592592" calcext:value-type="float">
            <text:p>20.8592592592592</text:p>
          </table:table-cell>
          <table:table-cell table:formula="of:=[.J$2]*[.$B25]" office:value-type="float" office:value="23.4666666666667" calcext:value-type="float">
            <text:p>23.4666666666667</text:p>
          </table:table-cell>
          <table:table-cell table:formula="of:=[.K24]+[.$A$2]" office:value-type="float" office:value="26.0740740740741" calcext:value-type="float">
            <text:p>26.0740740740741</text:p>
          </table:table-cell>
          <table:table-cell table:number-columns-repeated="12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[.K26]/10" office:value-type="float" office:value="2.72592592592592" calcext:value-type="float">
            <text:p>2.72592592592592</text:p>
          </table:table-cell>
          <table:table-cell table:formula="of:=[.C$2]*[.$B26]" office:value-type="float" office:value="5.45185185185185" calcext:value-type="float">
            <text:p>5.45185185185185</text:p>
          </table:table-cell>
          <table:table-cell table:formula="of:=[.D$2]*[.$B26]" office:value-type="float" office:value="8.17777777777777" calcext:value-type="float">
            <text:p>8.17777777777777</text:p>
          </table:table-cell>
          <table:table-cell table:formula="of:=[.E$2]*[.$B26]" office:value-type="float" office:value="10.9037037037037" calcext:value-type="float">
            <text:p>10.9037037037037</text:p>
          </table:table-cell>
          <table:table-cell table:formula="of:=[.F$2]*[.$B26]" office:value-type="float" office:value="13.6296296296296" calcext:value-type="float">
            <text:p>13.6296296296296</text:p>
          </table:table-cell>
          <table:table-cell table:formula="of:=[.G$2]*[.$B26]" office:value-type="float" office:value="16.3555555555555" calcext:value-type="float">
            <text:p>16.3555555555555</text:p>
          </table:table-cell>
          <table:table-cell table:formula="of:=[.H$2]*[.$B26]" office:value-type="float" office:value="19.0814814814815" calcext:value-type="float">
            <text:p>19.0814814814815</text:p>
          </table:table-cell>
          <table:table-cell table:formula="of:=[.I$2]*[.$B26]" office:value-type="float" office:value="21.8074074074074" calcext:value-type="float">
            <text:p>21.8074074074074</text:p>
          </table:table-cell>
          <table:table-cell table:formula="of:=[.J$2]*[.$B26]" office:value-type="float" office:value="24.5333333333333" calcext:value-type="float">
            <text:p>24.5333333333333</text:p>
          </table:table-cell>
          <table:table-cell table:formula="of:=[.K25]+[.$A$2]" office:value-type="float" office:value="27.2592592592592" calcext:value-type="float">
            <text:p>27.2592592592592</text:p>
          </table:table-cell>
          <table:table-cell table:number-columns-repeated="12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[.K27]/10" office:value-type="float" office:value="2.84444444444444" calcext:value-type="float">
            <text:p>2.84444444444444</text:p>
          </table:table-cell>
          <table:table-cell table:formula="of:=[.C$2]*[.$B27]" office:value-type="float" office:value="5.68888888888889" calcext:value-type="float">
            <text:p>5.68888888888889</text:p>
          </table:table-cell>
          <table:table-cell table:formula="of:=[.D$2]*[.$B27]" office:value-type="float" office:value="8.53333333333333" calcext:value-type="float">
            <text:p>8.53333333333333</text:p>
          </table:table-cell>
          <table:table-cell table:formula="of:=[.E$2]*[.$B27]" office:value-type="float" office:value="11.3777777777778" calcext:value-type="float">
            <text:p>11.3777777777778</text:p>
          </table:table-cell>
          <table:table-cell table:formula="of:=[.F$2]*[.$B27]" office:value-type="float" office:value="14.2222222222222" calcext:value-type="float">
            <text:p>14.2222222222222</text:p>
          </table:table-cell>
          <table:table-cell table:formula="of:=[.G$2]*[.$B27]" office:value-type="float" office:value="17.0666666666667" calcext:value-type="float">
            <text:p>17.0666666666667</text:p>
          </table:table-cell>
          <table:table-cell table:formula="of:=[.H$2]*[.$B27]" office:value-type="float" office:value="19.9111111111111" calcext:value-type="float">
            <text:p>19.9111111111111</text:p>
          </table:table-cell>
          <table:table-cell table:formula="of:=[.I$2]*[.$B27]" office:value-type="float" office:value="22.7555555555555" calcext:value-type="float">
            <text:p>22.7555555555555</text:p>
          </table:table-cell>
          <table:table-cell table:formula="of:=[.J$2]*[.$B27]" office:value-type="float" office:value="25.6" calcext:value-type="float">
            <text:p>25.6</text:p>
          </table:table-cell>
          <table:table-cell table:formula="of:=[.K26]+[.$A$2]" office:value-type="float" office:value="28.4444444444444" calcext:value-type="float">
            <text:p>28.4444444444444</text:p>
          </table:table-cell>
          <table:table-cell table:number-columns-repeated="12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[.K28]/10" office:value-type="float" office:value="2.96296296296296" calcext:value-type="float">
            <text:p>2.96296296296296</text:p>
          </table:table-cell>
          <table:table-cell table:formula="of:=[.C$2]*[.$B28]" office:value-type="float" office:value="5.92592592592592" calcext:value-type="float">
            <text:p>5.92592592592592</text:p>
          </table:table-cell>
          <table:table-cell table:formula="of:=[.D$2]*[.$B28]" office:value-type="float" office:value="8.88888888888888" calcext:value-type="float">
            <text:p>8.88888888888888</text:p>
          </table:table-cell>
          <table:table-cell table:formula="of:=[.E$2]*[.$B28]" office:value-type="float" office:value="11.8518518518518" calcext:value-type="float">
            <text:p>11.8518518518518</text:p>
          </table:table-cell>
          <table:table-cell table:formula="of:=[.F$2]*[.$B28]" office:value-type="float" office:value="14.8148148148148" calcext:value-type="float">
            <text:p>14.8148148148148</text:p>
          </table:table-cell>
          <table:table-cell table:formula="of:=[.G$2]*[.$B28]" office:value-type="float" office:value="17.7777777777778" calcext:value-type="float">
            <text:p>17.7777777777778</text:p>
          </table:table-cell>
          <table:table-cell table:formula="of:=[.H$2]*[.$B28]" office:value-type="float" office:value="20.7407407407407" calcext:value-type="float">
            <text:p>20.7407407407407</text:p>
          </table:table-cell>
          <table:table-cell table:formula="of:=[.I$2]*[.$B28]" office:value-type="float" office:value="23.7037037037037" calcext:value-type="float">
            <text:p>23.7037037037037</text:p>
          </table:table-cell>
          <table:table-cell table:formula="of:=[.J$2]*[.$B28]" office:value-type="float" office:value="26.6666666666667" calcext:value-type="float">
            <text:p>26.6666666666667</text:p>
          </table:table-cell>
          <table:table-cell table:formula="of:=[.K27]+[.$A$2]" office:value-type="float" office:value="29.6296296296296" calcext:value-type="float">
            <text:p>29.6296296296296</text:p>
          </table:table-cell>
          <table:table-cell table:number-columns-repeated="12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[.K29]/10" office:value-type="float" office:value="3.08148148148148" calcext:value-type="float">
            <text:p>3.08148148148148</text:p>
          </table:table-cell>
          <table:table-cell table:formula="of:=[.C$2]*[.$B29]" office:value-type="float" office:value="6.16296296296296" calcext:value-type="float">
            <text:p>6.16296296296296</text:p>
          </table:table-cell>
          <table:table-cell table:formula="of:=[.D$2]*[.$B29]" office:value-type="float" office:value="9.24444444444444" calcext:value-type="float">
            <text:p>9.24444444444444</text:p>
          </table:table-cell>
          <table:table-cell table:formula="of:=[.E$2]*[.$B29]" office:value-type="float" office:value="12.3259259259259" calcext:value-type="float">
            <text:p>12.3259259259259</text:p>
          </table:table-cell>
          <table:table-cell table:formula="of:=[.F$2]*[.$B29]" office:value-type="float" office:value="15.4074074074074" calcext:value-type="float">
            <text:p>15.4074074074074</text:p>
          </table:table-cell>
          <table:table-cell table:formula="of:=[.G$2]*[.$B29]" office:value-type="float" office:value="18.4888888888889" calcext:value-type="float">
            <text:p>18.4888888888889</text:p>
          </table:table-cell>
          <table:table-cell table:formula="of:=[.H$2]*[.$B29]" office:value-type="float" office:value="21.5703703703704" calcext:value-type="float">
            <text:p>21.5703703703704</text:p>
          </table:table-cell>
          <table:table-cell table:formula="of:=[.I$2]*[.$B29]" office:value-type="float" office:value="24.6518518518518" calcext:value-type="float">
            <text:p>24.6518518518518</text:p>
          </table:table-cell>
          <table:table-cell table:formula="of:=[.J$2]*[.$B29]" office:value-type="float" office:value="27.7333333333333" calcext:value-type="float">
            <text:p>27.7333333333333</text:p>
          </table:table-cell>
          <table:table-cell table:formula="of:=[.K28]+[.$A$2]" office:value-type="float" office:value="30.8148148148148" calcext:value-type="float">
            <text:p>30.8148148148148</text:p>
          </table:table-cell>
          <table:table-cell table:number-columns-repeated="12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[.K30]/10" office:value-type="float" office:value="3.2" calcext:value-type="float">
            <text:p>3.2</text:p>
          </table:table-cell>
          <table:table-cell table:formula="of:=[.C$2]*[.$B30]" office:value-type="float" office:value="6.4" calcext:value-type="float">
            <text:p>6.4</text:p>
          </table:table-cell>
          <table:table-cell table:formula="of:=[.D$2]*[.$B30]" office:value-type="float" office:value="9.59999999999999" calcext:value-type="float">
            <text:p>9.59999999999999</text:p>
          </table:table-cell>
          <table:table-cell table:formula="of:=[.E$2]*[.$B30]" office:value-type="float" office:value="12.8" calcext:value-type="float">
            <text:p>12.8</text:p>
          </table:table-cell>
          <table:table-cell table:formula="of:=[.F$2]*[.$B30]" office:value-type="float" office:value="16" calcext:value-type="float">
            <text:p>16</text:p>
          </table:table-cell>
          <table:table-cell table:formula="of:=[.G$2]*[.$B30]" office:value-type="float" office:value="19.2" calcext:value-type="float">
            <text:p>19.2</text:p>
          </table:table-cell>
          <table:table-cell table:formula="of:=[.H$2]*[.$B30]" office:value-type="float" office:value="22.4" calcext:value-type="float">
            <text:p>22.4</text:p>
          </table:table-cell>
          <table:table-cell table:formula="of:=[.I$2]*[.$B30]" office:value-type="float" office:value="25.6" calcext:value-type="float">
            <text:p>25.6</text:p>
          </table:table-cell>
          <table:table-cell table:formula="of:=[.J$2]*[.$B30]" office:value-type="float" office:value="28.8" calcext:value-type="float">
            <text:p>28.8</text:p>
          </table:table-cell>
          <table:table-cell table:formula="of:=[.K29]+[.$A$2]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[.K31]/10" office:value-type="float" office:value="3.31851851851852" calcext:value-type="float">
            <text:p>3.31851851851852</text:p>
          </table:table-cell>
          <table:table-cell table:formula="of:=[.C$2]*[.$B31]" office:value-type="float" office:value="6.63703703703703" calcext:value-type="float">
            <text:p>6.63703703703703</text:p>
          </table:table-cell>
          <table:table-cell table:formula="of:=[.D$2]*[.$B31]" office:value-type="float" office:value="9.95555555555555" calcext:value-type="float">
            <text:p>9.95555555555555</text:p>
          </table:table-cell>
          <table:table-cell table:formula="of:=[.E$2]*[.$B31]" office:value-type="float" office:value="13.2740740740741" calcext:value-type="float">
            <text:p>13.2740740740741</text:p>
          </table:table-cell>
          <table:table-cell table:formula="of:=[.F$2]*[.$B31]" office:value-type="float" office:value="16.5925925925926" calcext:value-type="float">
            <text:p>16.5925925925926</text:p>
          </table:table-cell>
          <table:table-cell table:formula="of:=[.G$2]*[.$B31]" office:value-type="float" office:value="19.9111111111111" calcext:value-type="float">
            <text:p>19.9111111111111</text:p>
          </table:table-cell>
          <table:table-cell table:formula="of:=[.H$2]*[.$B31]" office:value-type="float" office:value="23.2296296296296" calcext:value-type="float">
            <text:p>23.2296296296296</text:p>
          </table:table-cell>
          <table:table-cell table:formula="of:=[.I$2]*[.$B31]" office:value-type="float" office:value="26.5481481481481" calcext:value-type="float">
            <text:p>26.5481481481481</text:p>
          </table:table-cell>
          <table:table-cell table:formula="of:=[.J$2]*[.$B31]" office:value-type="float" office:value="29.8666666666666" calcext:value-type="float">
            <text:p>29.8666666666666</text:p>
          </table:table-cell>
          <table:table-cell table:formula="of:=[.K30]+[.$A$2]" office:value-type="float" office:value="33.1851851851852" calcext:value-type="float">
            <text:p>33.1851851851852</text:p>
          </table:table-cell>
          <table:table-cell table:number-columns-repeated="12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[.K32]/10" office:value-type="float" office:value="3.43703703703703" calcext:value-type="float">
            <text:p>3.43703703703703</text:p>
          </table:table-cell>
          <table:table-cell table:formula="of:=[.C$2]*[.$B32]" office:value-type="float" office:value="6.87407407407407" calcext:value-type="float">
            <text:p>6.87407407407407</text:p>
          </table:table-cell>
          <table:table-cell table:formula="of:=[.D$2]*[.$B32]" office:value-type="float" office:value="10.3111111111111" calcext:value-type="float">
            <text:p>10.3111111111111</text:p>
          </table:table-cell>
          <table:table-cell table:formula="of:=[.E$2]*[.$B32]" office:value-type="float" office:value="13.7481481481481" calcext:value-type="float">
            <text:p>13.7481481481481</text:p>
          </table:table-cell>
          <table:table-cell table:formula="of:=[.F$2]*[.$B32]" office:value-type="float" office:value="17.1851851851852" calcext:value-type="float">
            <text:p>17.1851851851852</text:p>
          </table:table-cell>
          <table:table-cell table:formula="of:=[.G$2]*[.$B32]" office:value-type="float" office:value="20.6222222222222" calcext:value-type="float">
            <text:p>20.6222222222222</text:p>
          </table:table-cell>
          <table:table-cell table:formula="of:=[.H$2]*[.$B32]" office:value-type="float" office:value="24.0592592592592" calcext:value-type="float">
            <text:p>24.0592592592592</text:p>
          </table:table-cell>
          <table:table-cell table:formula="of:=[.I$2]*[.$B32]" office:value-type="float" office:value="27.4962962962963" calcext:value-type="float">
            <text:p>27.4962962962963</text:p>
          </table:table-cell>
          <table:table-cell table:formula="of:=[.J$2]*[.$B32]" office:value-type="float" office:value="30.9333333333333" calcext:value-type="float">
            <text:p>30.9333333333333</text:p>
          </table:table-cell>
          <table:table-cell table:formula="of:=[.K31]+[.$A$2]" office:value-type="float" office:value="34.3703703703703" calcext:value-type="float">
            <text:p>34.3703703703703</text:p>
          </table:table-cell>
          <table:table-cell table:number-columns-repeated="12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[.K33]/10" office:value-type="float" office:value="3.55555555555555" calcext:value-type="float">
            <text:p>3.55555555555555</text:p>
          </table:table-cell>
          <table:table-cell table:formula="of:=[.C$2]*[.$B33]" office:value-type="float" office:value="7.11111111111111" calcext:value-type="float">
            <text:p>7.11111111111111</text:p>
          </table:table-cell>
          <table:table-cell table:formula="of:=[.D$2]*[.$B33]" office:value-type="float" office:value="10.6666666666667" calcext:value-type="float">
            <text:p>10.6666666666667</text:p>
          </table:table-cell>
          <table:table-cell table:formula="of:=[.E$2]*[.$B33]" office:value-type="float" office:value="14.2222222222222" calcext:value-type="float">
            <text:p>14.2222222222222</text:p>
          </table:table-cell>
          <table:table-cell table:formula="of:=[.F$2]*[.$B33]" office:value-type="float" office:value="17.7777777777778" calcext:value-type="float">
            <text:p>17.7777777777778</text:p>
          </table:table-cell>
          <table:table-cell table:formula="of:=[.G$2]*[.$B33]" office:value-type="float" office:value="21.3333333333333" calcext:value-type="float">
            <text:p>21.3333333333333</text:p>
          </table:table-cell>
          <table:table-cell table:formula="of:=[.H$2]*[.$B33]" office:value-type="float" office:value="24.8888888888889" calcext:value-type="float">
            <text:p>24.8888888888889</text:p>
          </table:table-cell>
          <table:table-cell table:formula="of:=[.I$2]*[.$B33]" office:value-type="float" office:value="28.4444444444444" calcext:value-type="float">
            <text:p>28.4444444444444</text:p>
          </table:table-cell>
          <table:table-cell table:formula="of:=[.J$2]*[.$B33]" office:value-type="float" office:value="32" calcext:value-type="float">
            <text:p>32</text:p>
          </table:table-cell>
          <table:table-cell table:formula="of:=[.K32]+[.$A$2]" office:value-type="float" office:value="35.5555555555555" calcext:value-type="float">
            <text:p>35.5555555555555</text:p>
          </table:table-cell>
          <table:table-cell table:number-columns-repeated="12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[.K34]/10" office:value-type="float" office:value="3.67407407407407" calcext:value-type="float">
            <text:p>3.67407407407407</text:p>
          </table:table-cell>
          <table:table-cell table:formula="of:=[.C$2]*[.$B34]" office:value-type="float" office:value="7.34814814814814" calcext:value-type="float">
            <text:p>7.34814814814814</text:p>
          </table:table-cell>
          <table:table-cell table:formula="of:=[.D$2]*[.$B34]" office:value-type="float" office:value="11.0222222222222" calcext:value-type="float">
            <text:p>11.0222222222222</text:p>
          </table:table-cell>
          <table:table-cell table:formula="of:=[.E$2]*[.$B34]" office:value-type="float" office:value="14.6962962962963" calcext:value-type="float">
            <text:p>14.6962962962963</text:p>
          </table:table-cell>
          <table:table-cell table:formula="of:=[.F$2]*[.$B34]" office:value-type="float" office:value="18.3703703703704" calcext:value-type="float">
            <text:p>18.3703703703704</text:p>
          </table:table-cell>
          <table:table-cell table:formula="of:=[.G$2]*[.$B34]" office:value-type="float" office:value="22.0444444444444" calcext:value-type="float">
            <text:p>22.0444444444444</text:p>
          </table:table-cell>
          <table:table-cell table:formula="of:=[.H$2]*[.$B34]" office:value-type="float" office:value="25.7185185185185" calcext:value-type="float">
            <text:p>25.7185185185185</text:p>
          </table:table-cell>
          <table:table-cell table:formula="of:=[.I$2]*[.$B34]" office:value-type="float" office:value="29.3925925925926" calcext:value-type="float">
            <text:p>29.3925925925926</text:p>
          </table:table-cell>
          <table:table-cell table:formula="of:=[.J$2]*[.$B34]" office:value-type="float" office:value="33.0666666666666" calcext:value-type="float">
            <text:p>33.0666666666666</text:p>
          </table:table-cell>
          <table:table-cell table:formula="of:=[.K33]+[.$A$2]" office:value-type="float" office:value="36.7407407407407" calcext:value-type="float">
            <text:p>36.7407407407407</text:p>
          </table:table-cell>
          <table:table-cell table:number-columns-repeated="12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[.K35]/10" office:value-type="float" office:value="3.79259259259259" calcext:value-type="float">
            <text:p>3.79259259259259</text:p>
          </table:table-cell>
          <table:table-cell table:formula="of:=[.C$2]*[.$B35]" office:value-type="float" office:value="7.58518518518518" calcext:value-type="float">
            <text:p>7.58518518518518</text:p>
          </table:table-cell>
          <table:table-cell table:formula="of:=[.D$2]*[.$B35]" office:value-type="float" office:value="11.3777777777778" calcext:value-type="float">
            <text:p>11.3777777777778</text:p>
          </table:table-cell>
          <table:table-cell table:formula="of:=[.E$2]*[.$B35]" office:value-type="float" office:value="15.1703703703704" calcext:value-type="float">
            <text:p>15.1703703703704</text:p>
          </table:table-cell>
          <table:table-cell table:formula="of:=[.F$2]*[.$B35]" office:value-type="float" office:value="18.9629629629629" calcext:value-type="float">
            <text:p>18.9629629629629</text:p>
          </table:table-cell>
          <table:table-cell table:formula="of:=[.G$2]*[.$B35]" office:value-type="float" office:value="22.7555555555555" calcext:value-type="float">
            <text:p>22.7555555555555</text:p>
          </table:table-cell>
          <table:table-cell table:formula="of:=[.H$2]*[.$B35]" office:value-type="float" office:value="26.5481481481481" calcext:value-type="float">
            <text:p>26.5481481481481</text:p>
          </table:table-cell>
          <table:table-cell table:formula="of:=[.I$2]*[.$B35]" office:value-type="float" office:value="30.3407407407407" calcext:value-type="float">
            <text:p>30.3407407407407</text:p>
          </table:table-cell>
          <table:table-cell table:formula="of:=[.J$2]*[.$B35]" office:value-type="float" office:value="34.1333333333333" calcext:value-type="float">
            <text:p>34.1333333333333</text:p>
          </table:table-cell>
          <table:table-cell table:formula="of:=[.K34]+[.$A$2]" office:value-type="float" office:value="37.9259259259259" calcext:value-type="float">
            <text:p>37.9259259259259</text:p>
          </table:table-cell>
          <table:table-cell table:number-columns-repeated="12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[.K36]/10" office:value-type="float" office:value="3.91111111111111" calcext:value-type="float">
            <text:p>3.91111111111111</text:p>
          </table:table-cell>
          <table:table-cell table:formula="of:=[.C$2]*[.$B36]" office:value-type="float" office:value="7.82222222222222" calcext:value-type="float">
            <text:p>7.82222222222222</text:p>
          </table:table-cell>
          <table:table-cell table:formula="of:=[.D$2]*[.$B36]" office:value-type="float" office:value="11.7333333333333" calcext:value-type="float">
            <text:p>11.7333333333333</text:p>
          </table:table-cell>
          <table:table-cell table:formula="of:=[.E$2]*[.$B36]" office:value-type="float" office:value="15.6444444444444" calcext:value-type="float">
            <text:p>15.6444444444444</text:p>
          </table:table-cell>
          <table:table-cell table:formula="of:=[.F$2]*[.$B36]" office:value-type="float" office:value="19.5555555555555" calcext:value-type="float">
            <text:p>19.5555555555555</text:p>
          </table:table-cell>
          <table:table-cell table:formula="of:=[.G$2]*[.$B36]" office:value-type="float" office:value="23.4666666666666" calcext:value-type="float">
            <text:p>23.4666666666666</text:p>
          </table:table-cell>
          <table:table-cell table:formula="of:=[.H$2]*[.$B36]" office:value-type="float" office:value="27.3777777777778" calcext:value-type="float">
            <text:p>27.3777777777778</text:p>
          </table:table-cell>
          <table:table-cell table:formula="of:=[.I$2]*[.$B36]" office:value-type="float" office:value="31.2888888888889" calcext:value-type="float">
            <text:p>31.2888888888889</text:p>
          </table:table-cell>
          <table:table-cell table:formula="of:=[.J$2]*[.$B36]" office:value-type="float" office:value="35.2" calcext:value-type="float">
            <text:p>35.2</text:p>
          </table:table-cell>
          <table:table-cell table:formula="of:=[.K35]+[.$A$2]" office:value-type="float" office:value="39.1111111111111" calcext:value-type="float">
            <text:p>39.1111111111111</text:p>
          </table:table-cell>
          <table:table-cell table:number-columns-repeated="12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[.K37]/10" office:value-type="float" office:value="4.02962962962963" calcext:value-type="float">
            <text:p>4.02962962962963</text:p>
          </table:table-cell>
          <table:table-cell table:formula="of:=[.C$2]*[.$B37]" office:value-type="float" office:value="8.05925925925925" calcext:value-type="float">
            <text:p>8.05925925925925</text:p>
          </table:table-cell>
          <table:table-cell table:formula="of:=[.D$2]*[.$B37]" office:value-type="float" office:value="12.0888888888889" calcext:value-type="float">
            <text:p>12.0888888888889</text:p>
          </table:table-cell>
          <table:table-cell table:formula="of:=[.E$2]*[.$B37]" office:value-type="float" office:value="16.1185185185185" calcext:value-type="float">
            <text:p>16.1185185185185</text:p>
          </table:table-cell>
          <table:table-cell table:formula="of:=[.F$2]*[.$B37]" office:value-type="float" office:value="20.1481481481481" calcext:value-type="float">
            <text:p>20.1481481481481</text:p>
          </table:table-cell>
          <table:table-cell table:formula="of:=[.G$2]*[.$B37]" office:value-type="float" office:value="24.1777777777778" calcext:value-type="float">
            <text:p>24.1777777777778</text:p>
          </table:table-cell>
          <table:table-cell table:formula="of:=[.H$2]*[.$B37]" office:value-type="float" office:value="28.2074074074074" calcext:value-type="float">
            <text:p>28.2074074074074</text:p>
          </table:table-cell>
          <table:table-cell table:formula="of:=[.I$2]*[.$B37]" office:value-type="float" office:value="32.237037037037" calcext:value-type="float">
            <text:p>32.237037037037</text:p>
          </table:table-cell>
          <table:table-cell table:formula="of:=[.J$2]*[.$B37]" office:value-type="float" office:value="36.2666666666666" calcext:value-type="float">
            <text:p>36.2666666666666</text:p>
          </table:table-cell>
          <table:table-cell table:formula="of:=[.K36]+[.$A$2]" office:value-type="float" office:value="40.2962962962963" calcext:value-type="float">
            <text:p>40.2962962962963</text:p>
          </table:table-cell>
          <table:table-cell table:number-columns-repeated="12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[.K38]/10" office:value-type="float" office:value="4.14814814814814" calcext:value-type="float">
            <text:p>4.14814814814814</text:p>
          </table:table-cell>
          <table:table-cell table:formula="of:=[.C$2]*[.$B38]" office:value-type="float" office:value="8.29629629629629" calcext:value-type="float">
            <text:p>8.29629629629629</text:p>
          </table:table-cell>
          <table:table-cell table:formula="of:=[.D$2]*[.$B38]" office:value-type="float" office:value="12.4444444444444" calcext:value-type="float">
            <text:p>12.4444444444444</text:p>
          </table:table-cell>
          <table:table-cell table:formula="of:=[.E$2]*[.$B38]" office:value-type="float" office:value="16.5925925925926" calcext:value-type="float">
            <text:p>16.5925925925926</text:p>
          </table:table-cell>
          <table:table-cell table:formula="of:=[.F$2]*[.$B38]" office:value-type="float" office:value="20.7407407407407" calcext:value-type="float">
            <text:p>20.7407407407407</text:p>
          </table:table-cell>
          <table:table-cell table:formula="of:=[.G$2]*[.$B38]" office:value-type="float" office:value="24.8888888888889" calcext:value-type="float">
            <text:p>24.8888888888889</text:p>
          </table:table-cell>
          <table:table-cell table:formula="of:=[.H$2]*[.$B38]" office:value-type="float" office:value="29.037037037037" calcext:value-type="float">
            <text:p>29.037037037037</text:p>
          </table:table-cell>
          <table:table-cell table:formula="of:=[.I$2]*[.$B38]" office:value-type="float" office:value="33.1851851851852" calcext:value-type="float">
            <text:p>33.1851851851852</text:p>
          </table:table-cell>
          <table:table-cell table:formula="of:=[.J$2]*[.$B38]" office:value-type="float" office:value="37.3333333333333" calcext:value-type="float">
            <text:p>37.3333333333333</text:p>
          </table:table-cell>
          <table:table-cell table:formula="of:=[.K37]+[.$A$2]" office:value-type="float" office:value="41.4814814814814" calcext:value-type="float">
            <text:p>41.4814814814814</text:p>
          </table:table-cell>
          <table:table-cell table:number-columns-repeated="12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[.K39]/10" office:value-type="float" office:value="4.26666666666666" calcext:value-type="float">
            <text:p>4.26666666666666</text:p>
          </table:table-cell>
          <table:table-cell table:formula="of:=[.C$2]*[.$B39]" office:value-type="float" office:value="8.53333333333333" calcext:value-type="float">
            <text:p>8.53333333333333</text:p>
          </table:table-cell>
          <table:table-cell table:formula="of:=[.D$2]*[.$B39]" office:value-type="float" office:value="12.8" calcext:value-type="float">
            <text:p>12.8</text:p>
          </table:table-cell>
          <table:table-cell table:formula="of:=[.E$2]*[.$B39]" office:value-type="float" office:value="17.0666666666667" calcext:value-type="float">
            <text:p>17.0666666666667</text:p>
          </table:table-cell>
          <table:table-cell table:formula="of:=[.F$2]*[.$B39]" office:value-type="float" office:value="21.3333333333333" calcext:value-type="float">
            <text:p>21.3333333333333</text:p>
          </table:table-cell>
          <table:table-cell table:formula="of:=[.G$2]*[.$B39]" office:value-type="float" office:value="25.6" calcext:value-type="float">
            <text:p>25.6</text:p>
          </table:table-cell>
          <table:table-cell table:formula="of:=[.H$2]*[.$B39]" office:value-type="float" office:value="29.8666666666666" calcext:value-type="float">
            <text:p>29.8666666666666</text:p>
          </table:table-cell>
          <table:table-cell table:formula="of:=[.I$2]*[.$B39]" office:value-type="float" office:value="34.1333333333333" calcext:value-type="float">
            <text:p>34.1333333333333</text:p>
          </table:table-cell>
          <table:table-cell table:formula="of:=[.J$2]*[.$B39]" office:value-type="float" office:value="38.4" calcext:value-type="float">
            <text:p>38.4</text:p>
          </table:table-cell>
          <table:table-cell table:formula="of:=[.K38]+[.$A$2]" office:value-type="float" office:value="42.6666666666666" calcext:value-type="float">
            <text:p>42.6666666666666</text:p>
          </table:table-cell>
          <table:table-cell table:number-columns-repeated="12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[.K40]/10" office:value-type="float" office:value="4.38518518518518" calcext:value-type="float">
            <text:p>4.38518518518518</text:p>
          </table:table-cell>
          <table:table-cell table:formula="of:=[.C$2]*[.$B40]" office:value-type="float" office:value="8.77037037037036" calcext:value-type="float">
            <text:p>8.77037037037036</text:p>
          </table:table-cell>
          <table:table-cell table:formula="of:=[.D$2]*[.$B40]" office:value-type="float" office:value="13.1555555555555" calcext:value-type="float">
            <text:p>13.1555555555555</text:p>
          </table:table-cell>
          <table:table-cell table:formula="of:=[.E$2]*[.$B40]" office:value-type="float" office:value="17.5407407407407" calcext:value-type="float">
            <text:p>17.5407407407407</text:p>
          </table:table-cell>
          <table:table-cell table:formula="of:=[.F$2]*[.$B40]" office:value-type="float" office:value="21.9259259259259" calcext:value-type="float">
            <text:p>21.9259259259259</text:p>
          </table:table-cell>
          <table:table-cell table:formula="of:=[.G$2]*[.$B40]" office:value-type="float" office:value="26.3111111111111" calcext:value-type="float">
            <text:p>26.3111111111111</text:p>
          </table:table-cell>
          <table:table-cell table:formula="of:=[.H$2]*[.$B40]" office:value-type="float" office:value="30.6962962962963" calcext:value-type="float">
            <text:p>30.6962962962963</text:p>
          </table:table-cell>
          <table:table-cell table:formula="of:=[.I$2]*[.$B40]" office:value-type="float" office:value="35.0814814814814" calcext:value-type="float">
            <text:p>35.0814814814814</text:p>
          </table:table-cell>
          <table:table-cell table:formula="of:=[.J$2]*[.$B40]" office:value-type="float" office:value="39.4666666666666" calcext:value-type="float">
            <text:p>39.4666666666666</text:p>
          </table:table-cell>
          <table:table-cell table:formula="of:=[.K39]+[.$A$2]" office:value-type="float" office:value="43.8518518518518" calcext:value-type="float">
            <text:p>43.8518518518518</text:p>
          </table:table-cell>
          <table:table-cell table:number-columns-repeated="12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[.K41]/10" office:value-type="float" office:value="4.5037037037037" calcext:value-type="float">
            <text:p>4.5037037037037</text:p>
          </table:table-cell>
          <table:table-cell table:formula="of:=[.C$2]*[.$B41]" office:value-type="float" office:value="9.0074074074074" calcext:value-type="float">
            <text:p>9.0074074074074</text:p>
          </table:table-cell>
          <table:table-cell table:formula="of:=[.D$2]*[.$B41]" office:value-type="float" office:value="13.5111111111111" calcext:value-type="float">
            <text:p>13.5111111111111</text:p>
          </table:table-cell>
          <table:table-cell table:formula="of:=[.E$2]*[.$B41]" office:value-type="float" office:value="18.0148148148148" calcext:value-type="float">
            <text:p>18.0148148148148</text:p>
          </table:table-cell>
          <table:table-cell table:formula="of:=[.F$2]*[.$B41]" office:value-type="float" office:value="22.5185185185185" calcext:value-type="float">
            <text:p>22.5185185185185</text:p>
          </table:table-cell>
          <table:table-cell table:formula="of:=[.G$2]*[.$B41]" office:value-type="float" office:value="27.0222222222222" calcext:value-type="float">
            <text:p>27.0222222222222</text:p>
          </table:table-cell>
          <table:table-cell table:formula="of:=[.H$2]*[.$B41]" office:value-type="float" office:value="31.5259259259259" calcext:value-type="float">
            <text:p>31.5259259259259</text:p>
          </table:table-cell>
          <table:table-cell table:formula="of:=[.I$2]*[.$B41]" office:value-type="float" office:value="36.0296296296296" calcext:value-type="float">
            <text:p>36.0296296296296</text:p>
          </table:table-cell>
          <table:table-cell table:formula="of:=[.J$2]*[.$B41]" office:value-type="float" office:value="40.5333333333333" calcext:value-type="float">
            <text:p>40.5333333333333</text:p>
          </table:table-cell>
          <table:table-cell table:formula="of:=[.K40]+[.$A$2]" office:value-type="float" office:value="45.037037037037" calcext:value-type="float">
            <text:p>45.037037037037</text:p>
          </table:table-cell>
          <table:table-cell table:number-columns-repeated="12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[.K42]/10" office:value-type="float" office:value="4.62222222222222" calcext:value-type="float">
            <text:p>4.62222222222222</text:p>
          </table:table-cell>
          <table:table-cell table:formula="of:=[.C$2]*[.$B42]" office:value-type="float" office:value="9.24444444444444" calcext:value-type="float">
            <text:p>9.24444444444444</text:p>
          </table:table-cell>
          <table:table-cell table:formula="of:=[.D$2]*[.$B42]" office:value-type="float" office:value="13.8666666666667" calcext:value-type="float">
            <text:p>13.8666666666667</text:p>
          </table:table-cell>
          <table:table-cell table:formula="of:=[.E$2]*[.$B42]" office:value-type="float" office:value="18.4888888888889" calcext:value-type="float">
            <text:p>18.4888888888889</text:p>
          </table:table-cell>
          <table:table-cell table:formula="of:=[.F$2]*[.$B42]" office:value-type="float" office:value="23.1111111111111" calcext:value-type="float">
            <text:p>23.1111111111111</text:p>
          </table:table-cell>
          <table:table-cell table:formula="of:=[.G$2]*[.$B42]" office:value-type="float" office:value="27.7333333333333" calcext:value-type="float">
            <text:p>27.7333333333333</text:p>
          </table:table-cell>
          <table:table-cell table:formula="of:=[.H$2]*[.$B42]" office:value-type="float" office:value="32.3555555555555" calcext:value-type="float">
            <text:p>32.3555555555555</text:p>
          </table:table-cell>
          <table:table-cell table:formula="of:=[.I$2]*[.$B42]" office:value-type="float" office:value="36.9777777777777" calcext:value-type="float">
            <text:p>36.9777777777777</text:p>
          </table:table-cell>
          <table:table-cell table:formula="of:=[.J$2]*[.$B42]" office:value-type="float" office:value="41.6" calcext:value-type="float">
            <text:p>41.6</text:p>
          </table:table-cell>
          <table:table-cell table:formula="of:=[.K41]+[.$A$2]" office:value-type="float" office:value="46.2222222222222" calcext:value-type="float">
            <text:p>46.2222222222222</text:p>
          </table:table-cell>
          <table:table-cell table:number-columns-repeated="12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[.K43]/10" office:value-type="float" office:value="4.74074074074074" calcext:value-type="float">
            <text:p>4.74074074074074</text:p>
          </table:table-cell>
          <table:table-cell table:formula="of:=[.C$2]*[.$B43]" office:value-type="float" office:value="9.48148148148147" calcext:value-type="float">
            <text:p>9.48148148148147</text:p>
          </table:table-cell>
          <table:table-cell table:formula="of:=[.D$2]*[.$B43]" office:value-type="float" office:value="14.2222222222222" calcext:value-type="float">
            <text:p>14.2222222222222</text:p>
          </table:table-cell>
          <table:table-cell table:formula="of:=[.E$2]*[.$B43]" office:value-type="float" office:value="18.9629629629629" calcext:value-type="float">
            <text:p>18.9629629629629</text:p>
          </table:table-cell>
          <table:table-cell table:formula="of:=[.F$2]*[.$B43]" office:value-type="float" office:value="23.7037037037037" calcext:value-type="float">
            <text:p>23.7037037037037</text:p>
          </table:table-cell>
          <table:table-cell table:formula="of:=[.G$2]*[.$B43]" office:value-type="float" office:value="28.4444444444444" calcext:value-type="float">
            <text:p>28.4444444444444</text:p>
          </table:table-cell>
          <table:table-cell table:formula="of:=[.H$2]*[.$B43]" office:value-type="float" office:value="33.1851851851852" calcext:value-type="float">
            <text:p>33.1851851851852</text:p>
          </table:table-cell>
          <table:table-cell table:formula="of:=[.I$2]*[.$B43]" office:value-type="float" office:value="37.9259259259259" calcext:value-type="float">
            <text:p>37.9259259259259</text:p>
          </table:table-cell>
          <table:table-cell table:formula="of:=[.J$2]*[.$B43]" office:value-type="float" office:value="42.6666666666666" calcext:value-type="float">
            <text:p>42.6666666666666</text:p>
          </table:table-cell>
          <table:table-cell table:formula="of:=[.K42]+[.$A$2]" office:value-type="float" office:value="47.4074074074074" calcext:value-type="float">
            <text:p>47.4074074074074</text:p>
          </table:table-cell>
          <table:table-cell table:number-columns-repeated="12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[.K44]/10" office:value-type="float" office:value="4.85925925925926" calcext:value-type="float">
            <text:p>4.85925925925926</text:p>
          </table:table-cell>
          <table:table-cell table:formula="of:=[.C$2]*[.$B44]" office:value-type="float" office:value="9.71851851851851" calcext:value-type="float">
            <text:p>9.71851851851851</text:p>
          </table:table-cell>
          <table:table-cell table:formula="of:=[.D$2]*[.$B44]" office:value-type="float" office:value="14.5777777777778" calcext:value-type="float">
            <text:p>14.5777777777778</text:p>
          </table:table-cell>
          <table:table-cell table:formula="of:=[.E$2]*[.$B44]" office:value-type="float" office:value="19.437037037037" calcext:value-type="float">
            <text:p>19.437037037037</text:p>
          </table:table-cell>
          <table:table-cell table:formula="of:=[.F$2]*[.$B44]" office:value-type="float" office:value="24.2962962962963" calcext:value-type="float">
            <text:p>24.2962962962963</text:p>
          </table:table-cell>
          <table:table-cell table:formula="of:=[.G$2]*[.$B44]" office:value-type="float" office:value="29.1555555555555" calcext:value-type="float">
            <text:p>29.1555555555555</text:p>
          </table:table-cell>
          <table:table-cell table:formula="of:=[.H$2]*[.$B44]" office:value-type="float" office:value="34.0148148148148" calcext:value-type="float">
            <text:p>34.0148148148148</text:p>
          </table:table-cell>
          <table:table-cell table:formula="of:=[.I$2]*[.$B44]" office:value-type="float" office:value="38.874074074074" calcext:value-type="float">
            <text:p>38.874074074074</text:p>
          </table:table-cell>
          <table:table-cell table:formula="of:=[.J$2]*[.$B44]" office:value-type="float" office:value="43.7333333333333" calcext:value-type="float">
            <text:p>43.7333333333333</text:p>
          </table:table-cell>
          <table:table-cell table:formula="of:=[.K43]+[.$A$2]" office:value-type="float" office:value="48.5925925925926" calcext:value-type="float">
            <text:p>48.5925925925926</text:p>
          </table:table-cell>
          <table:table-cell table:number-columns-repeated="12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[.K45]/10" office:value-type="float" office:value="4.97777777777777" calcext:value-type="float">
            <text:p>4.97777777777777</text:p>
          </table:table-cell>
          <table:table-cell table:formula="of:=[.C$2]*[.$B45]" office:value-type="float" office:value="9.95555555555555" calcext:value-type="float">
            <text:p>9.95555555555555</text:p>
          </table:table-cell>
          <table:table-cell table:formula="of:=[.D$2]*[.$B45]" office:value-type="float" office:value="14.9333333333333" calcext:value-type="float">
            <text:p>14.9333333333333</text:p>
          </table:table-cell>
          <table:table-cell table:formula="of:=[.E$2]*[.$B45]" office:value-type="float" office:value="19.9111111111111" calcext:value-type="float">
            <text:p>19.9111111111111</text:p>
          </table:table-cell>
          <table:table-cell table:formula="of:=[.F$2]*[.$B45]" office:value-type="float" office:value="24.8888888888889" calcext:value-type="float">
            <text:p>24.8888888888889</text:p>
          </table:table-cell>
          <table:table-cell table:formula="of:=[.G$2]*[.$B45]" office:value-type="float" office:value="29.8666666666666" calcext:value-type="float">
            <text:p>29.8666666666666</text:p>
          </table:table-cell>
          <table:table-cell table:formula="of:=[.H$2]*[.$B45]" office:value-type="float" office:value="34.8444444444444" calcext:value-type="float">
            <text:p>34.8444444444444</text:p>
          </table:table-cell>
          <table:table-cell table:formula="of:=[.I$2]*[.$B45]" office:value-type="float" office:value="39.8222222222222" calcext:value-type="float">
            <text:p>39.8222222222222</text:p>
          </table:table-cell>
          <table:table-cell table:formula="of:=[.J$2]*[.$B45]" office:value-type="float" office:value="44.8" calcext:value-type="float">
            <text:p>44.8</text:p>
          </table:table-cell>
          <table:table-cell table:formula="of:=[.K44]+[.$A$2]" office:value-type="float" office:value="49.7777777777777" calcext:value-type="float">
            <text:p>49.7777777777777</text:p>
          </table:table-cell>
          <table:table-cell table:number-columns-repeated="12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formula="of:=[.K46]/10" office:value-type="float" office:value="5.09629629629629" calcext:value-type="float">
            <text:p>5.09629629629629</text:p>
          </table:table-cell>
          <table:table-cell table:formula="of:=[.C$2]*[.$B46]" office:value-type="float" office:value="10.1925925925926" calcext:value-type="float">
            <text:p>10.1925925925926</text:p>
          </table:table-cell>
          <table:table-cell table:formula="of:=[.D$2]*[.$B46]" office:value-type="float" office:value="15.2888888888889" calcext:value-type="float">
            <text:p>15.2888888888889</text:p>
          </table:table-cell>
          <table:table-cell table:formula="of:=[.E$2]*[.$B46]" office:value-type="float" office:value="20.3851851851852" calcext:value-type="float">
            <text:p>20.3851851851852</text:p>
          </table:table-cell>
          <table:table-cell table:formula="of:=[.F$2]*[.$B46]" office:value-type="float" office:value="25.4814814814815" calcext:value-type="float">
            <text:p>25.4814814814815</text:p>
          </table:table-cell>
          <table:table-cell table:formula="of:=[.G$2]*[.$B46]" office:value-type="float" office:value="30.5777777777777" calcext:value-type="float">
            <text:p>30.5777777777777</text:p>
          </table:table-cell>
          <table:table-cell table:formula="of:=[.H$2]*[.$B46]" office:value-type="float" office:value="35.674074074074" calcext:value-type="float">
            <text:p>35.674074074074</text:p>
          </table:table-cell>
          <table:table-cell table:formula="of:=[.I$2]*[.$B46]" office:value-type="float" office:value="40.7703703703703" calcext:value-type="float">
            <text:p>40.7703703703703</text:p>
          </table:table-cell>
          <table:table-cell table:formula="of:=[.J$2]*[.$B46]" office:value-type="float" office:value="45.8666666666666" calcext:value-type="float">
            <text:p>45.8666666666666</text:p>
          </table:table-cell>
          <table:table-cell table:formula="of:=[.K45]+[.$A$2]" office:value-type="float" office:value="50.9629629629629" calcext:value-type="float">
            <text:p>50.9629629629629</text:p>
          </table:table-cell>
          <table:table-cell table:number-columns-repeated="12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formula="of:=[.K47]/10" office:value-type="float" office:value="5.21481481481481" calcext:value-type="float">
            <text:p>5.21481481481481</text:p>
          </table:table-cell>
          <table:table-cell table:formula="of:=[.C$2]*[.$B47]" office:value-type="float" office:value="10.4296296296296" calcext:value-type="float">
            <text:p>10.4296296296296</text:p>
          </table:table-cell>
          <table:table-cell table:formula="of:=[.D$2]*[.$B47]" office:value-type="float" office:value="15.6444444444444" calcext:value-type="float">
            <text:p>15.6444444444444</text:p>
          </table:table-cell>
          <table:table-cell table:formula="of:=[.E$2]*[.$B47]" office:value-type="float" office:value="20.8592592592592" calcext:value-type="float">
            <text:p>20.8592592592592</text:p>
          </table:table-cell>
          <table:table-cell table:formula="of:=[.F$2]*[.$B47]" office:value-type="float" office:value="26.074074074074" calcext:value-type="float">
            <text:p>26.074074074074</text:p>
          </table:table-cell>
          <table:table-cell table:formula="of:=[.G$2]*[.$B47]" office:value-type="float" office:value="31.2888888888889" calcext:value-type="float">
            <text:p>31.2888888888889</text:p>
          </table:table-cell>
          <table:table-cell table:formula="of:=[.H$2]*[.$B47]" office:value-type="float" office:value="36.5037037037037" calcext:value-type="float">
            <text:p>36.5037037037037</text:p>
          </table:table-cell>
          <table:table-cell table:formula="of:=[.I$2]*[.$B47]" office:value-type="float" office:value="41.7185185185185" calcext:value-type="float">
            <text:p>41.7185185185185</text:p>
          </table:table-cell>
          <table:table-cell table:formula="of:=[.J$2]*[.$B47]" office:value-type="float" office:value="46.9333333333333" calcext:value-type="float">
            <text:p>46.9333333333333</text:p>
          </table:table-cell>
          <table:table-cell table:formula="of:=[.K46]+[.$A$2]" office:value-type="float" office:value="52.1481481481481" calcext:value-type="float">
            <text:p>52.1481481481481</text:p>
          </table:table-cell>
          <table:table-cell table:number-columns-repeated="12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formula="of:=[.K48]/10" office:value-type="float" office:value="5.33333333333333" calcext:value-type="float">
            <text:p>5.33333333333333</text:p>
          </table:table-cell>
          <table:table-cell table:formula="of:=[.C$2]*[.$B48]" office:value-type="float" office:value="10.6666666666667" calcext:value-type="float">
            <text:p>10.6666666666667</text:p>
          </table:table-cell>
          <table:table-cell table:formula="of:=[.D$2]*[.$B48]" office:value-type="float" office:value="16" calcext:value-type="float">
            <text:p>16</text:p>
          </table:table-cell>
          <table:table-cell table:formula="of:=[.E$2]*[.$B48]" office:value-type="float" office:value="21.3333333333333" calcext:value-type="float">
            <text:p>21.3333333333333</text:p>
          </table:table-cell>
          <table:table-cell table:formula="of:=[.F$2]*[.$B48]" office:value-type="float" office:value="26.6666666666666" calcext:value-type="float">
            <text:p>26.6666666666666</text:p>
          </table:table-cell>
          <table:table-cell table:formula="of:=[.G$2]*[.$B48]" office:value-type="float" office:value="32" calcext:value-type="float">
            <text:p>32</text:p>
          </table:table-cell>
          <table:table-cell table:formula="of:=[.H$2]*[.$B48]" office:value-type="float" office:value="37.3333333333333" calcext:value-type="float">
            <text:p>37.3333333333333</text:p>
          </table:table-cell>
          <table:table-cell table:formula="of:=[.I$2]*[.$B48]" office:value-type="float" office:value="42.6666666666666" calcext:value-type="float">
            <text:p>42.6666666666666</text:p>
          </table:table-cell>
          <table:table-cell table:formula="of:=[.J$2]*[.$B48]" office:value-type="float" office:value="48" calcext:value-type="float">
            <text:p>48</text:p>
          </table:table-cell>
          <table:table-cell table:formula="of:=[.K47]+[.$A$2]" office:value-type="float" office:value="53.3333333333333" calcext:value-type="float">
            <text:p>53.3333333333333</text:p>
          </table:table-cell>
          <table:table-cell table:number-columns-repeated="12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formula="of:=[.K49]/10" office:value-type="float" office:value="5.45185185185185" calcext:value-type="float">
            <text:p>5.45185185185185</text:p>
          </table:table-cell>
          <table:table-cell table:formula="of:=[.C$2]*[.$B49]" office:value-type="float" office:value="10.9037037037037" calcext:value-type="float">
            <text:p>10.9037037037037</text:p>
          </table:table-cell>
          <table:table-cell table:formula="of:=[.D$2]*[.$B49]" office:value-type="float" office:value="16.3555555555555" calcext:value-type="float">
            <text:p>16.3555555555555</text:p>
          </table:table-cell>
          <table:table-cell table:formula="of:=[.E$2]*[.$B49]" office:value-type="float" office:value="21.8074074074074" calcext:value-type="float">
            <text:p>21.8074074074074</text:p>
          </table:table-cell>
          <table:table-cell table:formula="of:=[.F$2]*[.$B49]" office:value-type="float" office:value="27.2592592592592" calcext:value-type="float">
            <text:p>27.2592592592592</text:p>
          </table:table-cell>
          <table:table-cell table:formula="of:=[.G$2]*[.$B49]" office:value-type="float" office:value="32.7111111111111" calcext:value-type="float">
            <text:p>32.7111111111111</text:p>
          </table:table-cell>
          <table:table-cell table:formula="of:=[.H$2]*[.$B49]" office:value-type="float" office:value="38.1629629629629" calcext:value-type="float">
            <text:p>38.1629629629629</text:p>
          </table:table-cell>
          <table:table-cell table:formula="of:=[.I$2]*[.$B49]" office:value-type="float" office:value="43.6148148148148" calcext:value-type="float">
            <text:p>43.6148148148148</text:p>
          </table:table-cell>
          <table:table-cell table:formula="of:=[.J$2]*[.$B49]" office:value-type="float" office:value="49.0666666666666" calcext:value-type="float">
            <text:p>49.0666666666666</text:p>
          </table:table-cell>
          <table:table-cell table:formula="of:=[.K48]+[.$A$2]" office:value-type="float" office:value="54.5185185185185" calcext:value-type="float">
            <text:p>54.5185185185185</text:p>
          </table:table-cell>
          <table:table-cell table:number-columns-repeated="12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formula="of:=[.K50]/10" office:value-type="float" office:value="5.57037037037036" calcext:value-type="float">
            <text:p>5.57037037037036</text:p>
          </table:table-cell>
          <table:table-cell table:formula="of:=[.C$2]*[.$B50]" office:value-type="float" office:value="11.1407407407407" calcext:value-type="float">
            <text:p>11.1407407407407</text:p>
          </table:table-cell>
          <table:table-cell table:formula="of:=[.D$2]*[.$B50]" office:value-type="float" office:value="16.7111111111111" calcext:value-type="float">
            <text:p>16.7111111111111</text:p>
          </table:table-cell>
          <table:table-cell table:formula="of:=[.E$2]*[.$B50]" office:value-type="float" office:value="22.2814814814815" calcext:value-type="float">
            <text:p>22.2814814814815</text:p>
          </table:table-cell>
          <table:table-cell table:formula="of:=[.F$2]*[.$B50]" office:value-type="float" office:value="27.8518518518518" calcext:value-type="float">
            <text:p>27.8518518518518</text:p>
          </table:table-cell>
          <table:table-cell table:formula="of:=[.G$2]*[.$B50]" office:value-type="float" office:value="33.4222222222222" calcext:value-type="float">
            <text:p>33.4222222222222</text:p>
          </table:table-cell>
          <table:table-cell table:formula="of:=[.H$2]*[.$B50]" office:value-type="float" office:value="38.9925925925926" calcext:value-type="float">
            <text:p>38.9925925925926</text:p>
          </table:table-cell>
          <table:table-cell table:formula="of:=[.I$2]*[.$B50]" office:value-type="float" office:value="44.5629629629629" calcext:value-type="float">
            <text:p>44.5629629629629</text:p>
          </table:table-cell>
          <table:table-cell table:formula="of:=[.J$2]*[.$B50]" office:value-type="float" office:value="50.1333333333333" calcext:value-type="float">
            <text:p>50.1333333333333</text:p>
          </table:table-cell>
          <table:table-cell table:formula="of:=[.K49]+[.$A$2]" office:value-type="float" office:value="55.7037037037036" calcext:value-type="float">
            <text:p>55.7037037037036</text:p>
          </table:table-cell>
          <table:table-cell table:number-columns-repeated="12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formula="of:=[.K51]/10" office:value-type="float" office:value="5.68888888888888" calcext:value-type="float">
            <text:p>5.68888888888888</text:p>
          </table:table-cell>
          <table:table-cell table:formula="of:=[.C$2]*[.$B51]" office:value-type="float" office:value="11.3777777777778" calcext:value-type="float">
            <text:p>11.3777777777778</text:p>
          </table:table-cell>
          <table:table-cell table:formula="of:=[.D$2]*[.$B51]" office:value-type="float" office:value="17.0666666666666" calcext:value-type="float">
            <text:p>17.0666666666666</text:p>
          </table:table-cell>
          <table:table-cell table:formula="of:=[.E$2]*[.$B51]" office:value-type="float" office:value="22.7555555555555" calcext:value-type="float">
            <text:p>22.7555555555555</text:p>
          </table:table-cell>
          <table:table-cell table:formula="of:=[.F$2]*[.$B51]" office:value-type="float" office:value="28.4444444444444" calcext:value-type="float">
            <text:p>28.4444444444444</text:p>
          </table:table-cell>
          <table:table-cell table:formula="of:=[.G$2]*[.$B51]" office:value-type="float" office:value="34.1333333333333" calcext:value-type="float">
            <text:p>34.1333333333333</text:p>
          </table:table-cell>
          <table:table-cell table:formula="of:=[.H$2]*[.$B51]" office:value-type="float" office:value="39.8222222222222" calcext:value-type="float">
            <text:p>39.8222222222222</text:p>
          </table:table-cell>
          <table:table-cell table:formula="of:=[.I$2]*[.$B51]" office:value-type="float" office:value="45.5111111111111" calcext:value-type="float">
            <text:p>45.5111111111111</text:p>
          </table:table-cell>
          <table:table-cell table:formula="of:=[.J$2]*[.$B51]" office:value-type="float" office:value="51.2" calcext:value-type="float">
            <text:p>51.2</text:p>
          </table:table-cell>
          <table:table-cell table:formula="of:=[.K50]+[.$A$2]" office:value-type="float" office:value="56.8888888888888" calcext:value-type="float">
            <text:p>56.8888888888888</text:p>
          </table:table-cell>
          <table:table-cell table:number-columns-repeated="12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formula="of:=[.K52]/10" office:value-type="float" office:value="5.8074074074074" calcext:value-type="float">
            <text:p>5.8074074074074</text:p>
          </table:table-cell>
          <table:table-cell table:formula="of:=[.C$2]*[.$B52]" office:value-type="float" office:value="11.6148148148148" calcext:value-type="float">
            <text:p>11.6148148148148</text:p>
          </table:table-cell>
          <table:table-cell table:formula="of:=[.D$2]*[.$B52]" office:value-type="float" office:value="17.4222222222222" calcext:value-type="float">
            <text:p>17.4222222222222</text:p>
          </table:table-cell>
          <table:table-cell table:formula="of:=[.E$2]*[.$B52]" office:value-type="float" office:value="23.2296296296296" calcext:value-type="float">
            <text:p>23.2296296296296</text:p>
          </table:table-cell>
          <table:table-cell table:formula="of:=[.F$2]*[.$B52]" office:value-type="float" office:value="29.037037037037" calcext:value-type="float">
            <text:p>29.037037037037</text:p>
          </table:table-cell>
          <table:table-cell table:formula="of:=[.G$2]*[.$B52]" office:value-type="float" office:value="34.8444444444444" calcext:value-type="float">
            <text:p>34.8444444444444</text:p>
          </table:table-cell>
          <table:table-cell table:formula="of:=[.H$2]*[.$B52]" office:value-type="float" office:value="40.6518518518518" calcext:value-type="float">
            <text:p>40.6518518518518</text:p>
          </table:table-cell>
          <table:table-cell table:formula="of:=[.I$2]*[.$B52]" office:value-type="float" office:value="46.4592592592592" calcext:value-type="float">
            <text:p>46.4592592592592</text:p>
          </table:table-cell>
          <table:table-cell table:formula="of:=[.J$2]*[.$B52]" office:value-type="float" office:value="52.2666666666666" calcext:value-type="float">
            <text:p>52.2666666666666</text:p>
          </table:table-cell>
          <table:table-cell table:formula="of:=[.K51]+[.$A$2]" office:value-type="float" office:value="58.074074074074" calcext:value-type="float">
            <text:p>58.074074074074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54]+1" office:value-type="float" office:value="2" calcext:value-type="float">
            <text:p>2</text:p>
          </table:table-cell>
          <table:table-cell table:formula="of:=[.C54]+1" office:value-type="float" office:value="3" calcext:value-type="float">
            <text:p>3</text:p>
          </table:table-cell>
          <table:table-cell table:formula="of:=[.D54]+1" office:value-type="float" office:value="4" calcext:value-type="float">
            <text:p>4</text:p>
          </table:table-cell>
          <table:table-cell table:formula="of:=[.E54]+1" office:value-type="float" office:value="5" calcext:value-type="float">
            <text:p>5</text:p>
          </table:table-cell>
          <table:table-cell table:formula="of:=[.F54]+1" office:value-type="float" office:value="6" calcext:value-type="float">
            <text:p>6</text:p>
          </table:table-cell>
          <table:table-cell table:formula="of:=[.G54]+1" office:value-type="float" office:value="7" calcext:value-type="float">
            <text:p>7</text:p>
          </table:table-cell>
          <table:table-cell table:formula="of:=[.H54]+1" office:value-type="float" office:value="8" calcext:value-type="float">
            <text:p>8</text:p>
          </table:table-cell>
          <table:table-cell table:formula="of:=[.I54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N54]+1" office:value-type="float" office:value="2" calcext:value-type="float">
            <text:p>2</text:p>
          </table:table-cell>
          <table:table-cell table:formula="of:=[.O54]+1" office:value-type="float" office:value="3" calcext:value-type="float">
            <text:p>3</text:p>
          </table:table-cell>
          <table:table-cell table:formula="of:=[.P54]+1" office:value-type="float" office:value="4" calcext:value-type="float">
            <text:p>4</text:p>
          </table:table-cell>
          <table:table-cell table:formula="of:=[.Q54]+1" office:value-type="float" office:value="5" calcext:value-type="float">
            <text:p>5</text:p>
          </table:table-cell>
          <table:table-cell table:formula="of:=[.R54]+1" office:value-type="float" office:value="6" calcext:value-type="float">
            <text:p>6</text:p>
          </table:table-cell>
          <table:table-cell table:formula="of:=[.S54]+1" office:value-type="float" office:value="7" calcext:value-type="float">
            <text:p>7</text:p>
          </table:table-cell>
          <table:table-cell table:formula="of:=[.T54]+1" office:value-type="float" office:value="8" calcext:value-type="float">
            <text:p>8</text:p>
          </table:table-cell>
          <table:table-cell table:formula="of:=[.U54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B3])" office:value-type="float" office:value="0" calcext:value-type="float">
            <text:p>0</text:p>
          </table:table-cell>
          <table:table-cell table:formula="of:=ROUND([.C3])" office:value-type="float" office:value="0" calcext:value-type="float">
            <text:p>0</text:p>
          </table:table-cell>
          <table:table-cell table:formula="of:=ROUND([.D3])" office:value-type="float" office:value="0" calcext:value-type="float">
            <text:p>0</text:p>
          </table:table-cell>
          <table:table-cell table:formula="of:=ROUND([.E3])" office:value-type="float" office:value="0" calcext:value-type="float">
            <text:p>0</text:p>
          </table:table-cell>
          <table:table-cell table:formula="of:=ROUND([.F3])" office:value-type="float" office:value="0" calcext:value-type="float">
            <text:p>0</text:p>
          </table:table-cell>
          <table:table-cell table:formula="of:=ROUND([.G3])" office:value-type="float" office:value="0" calcext:value-type="float">
            <text:p>0</text:p>
          </table:table-cell>
          <table:table-cell table:formula="of:=ROUND([.H3])" office:value-type="float" office:value="0" calcext:value-type="float">
            <text:p>0</text:p>
          </table:table-cell>
          <table:table-cell table:formula="of:=ROUND([.I3])" office:value-type="float" office:value="0" calcext:value-type="float">
            <text:p>0</text:p>
          </table:table-cell>
          <table:table-cell table:formula="of:=ROUND([.J3])" office:value-type="float" office:value="0" calcext:value-type="float">
            <text:p>0</text:p>
          </table:table-cell>
          <table:table-cell table:formula="of:=ROUND([.K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NCATENATE(&quot;0x&quot;;DEC2HEX([.B55];2))" office:value-type="string" office:string-value="0x00" calcext:value-type="string">
            <text:p>0x00</text:p>
          </table:table-cell>
          <table:table-cell table:formula="of:=CONCATENATE(&quot;0x&quot;;DEC2HEX([.C55];2))" office:value-type="string" office:string-value="0x00" calcext:value-type="string">
            <text:p>0x00</text:p>
          </table:table-cell>
          <table:table-cell table:formula="of:=CONCATENATE(&quot;0x&quot;;DEC2HEX([.D55];2))" office:value-type="string" office:string-value="0x00" calcext:value-type="string">
            <text:p>0x00</text:p>
          </table:table-cell>
          <table:table-cell table:formula="of:=CONCATENATE(&quot;0x&quot;;DEC2HEX([.E55];2))" office:value-type="string" office:string-value="0x00" calcext:value-type="string">
            <text:p>0x00</text:p>
          </table:table-cell>
          <table:table-cell table:formula="of:=CONCATENATE(&quot;0x&quot;;DEC2HEX([.F55];2))" office:value-type="string" office:string-value="0x00" calcext:value-type="string">
            <text:p>0x00</text:p>
          </table:table-cell>
          <table:table-cell table:formula="of:=CONCATENATE(&quot;0x&quot;;DEC2HEX([.G55];2))" office:value-type="string" office:string-value="0x00" calcext:value-type="string">
            <text:p>0x00</text:p>
          </table:table-cell>
          <table:table-cell table:formula="of:=CONCATENATE(&quot;0x&quot;;DEC2HEX([.H55];2))" office:value-type="string" office:string-value="0x00" calcext:value-type="string">
            <text:p>0x00</text:p>
          </table:table-cell>
          <table:table-cell table:formula="of:=CONCATENATE(&quot;0x&quot;;DEC2HEX([.I55];2))" office:value-type="string" office:string-value="0x00" calcext:value-type="string">
            <text:p>0x00</text:p>
          </table:table-cell>
          <table:table-cell table:formula="of:=CONCATENATE(&quot;0x&quot;;DEC2HEX([.J55];2))" office:value-type="string" office:string-value="0x00" calcext:value-type="string">
            <text:p>0x00</text:p>
          </table:table-cell>
          <table:table-cell table:formula="of:=CONCATENATE(&quot;0x&quot;;DEC2HEX([.K55];2))" office:value-type="string" office:string-value="0x00" calcext:value-type="string">
            <text:p>0x00</text:p>
          </table:table-cell>
        </table:table-row>
        <table:table-row table:style-name="ro1">
          <table:table-cell table:formula="of:=[.A55]+1" office:value-type="float" office:value="1" calcext:value-type="float">
            <text:p>1</text:p>
          </table:table-cell>
          <table:table-cell table:formula="of:=ROUND([.B4])" office:value-type="float" office:value="0" calcext:value-type="float">
            <text:p>0</text:p>
          </table:table-cell>
          <table:table-cell table:formula="of:=ROUND([.C4])" office:value-type="float" office:value="0" calcext:value-type="float">
            <text:p>0</text:p>
          </table:table-cell>
          <table:table-cell table:formula="of:=ROUND([.D4])" office:value-type="float" office:value="0" calcext:value-type="float">
            <text:p>0</text:p>
          </table:table-cell>
          <table:table-cell table:formula="of:=ROUND([.E4])" office:value-type="float" office:value="0" calcext:value-type="float">
            <text:p>0</text:p>
          </table:table-cell>
          <table:table-cell table:formula="of:=ROUND([.F4])" office:value-type="float" office:value="1" calcext:value-type="float">
            <text:p>1</text:p>
          </table:table-cell>
          <table:table-cell table:formula="of:=ROUND([.G4])" office:value-type="float" office:value="1" calcext:value-type="float">
            <text:p>1</text:p>
          </table:table-cell>
          <table:table-cell table:formula="of:=ROUND([.H4])" office:value-type="float" office:value="1" calcext:value-type="float">
            <text:p>1</text:p>
          </table:table-cell>
          <table:table-cell table:formula="of:=ROUND([.I4])" office:value-type="float" office:value="1" calcext:value-type="float">
            <text:p>1</text:p>
          </table:table-cell>
          <table:table-cell table:formula="of:=ROUND([.J4])" office:value-type="float" office:value="1" calcext:value-type="float">
            <text:p>1</text:p>
          </table:table-cell>
          <table:table-cell table:formula="of:=ROUND([.K4])" office:value-type="float" office:value="1" calcext:value-type="float">
            <text:p>1</text:p>
          </table:table-cell>
          <table:table-cell/>
          <table:table-cell table:formula="of:=[.M55]+1" office:value-type="float" office:value="1" calcext:value-type="float">
            <text:p>1</text:p>
          </table:table-cell>
          <table:table-cell table:formula="of:=CONCATENATE(&quot;0x&quot;;DEC2HEX([.B56];2))" office:value-type="string" office:string-value="0x00" calcext:value-type="string">
            <text:p>0x00</text:p>
          </table:table-cell>
          <table:table-cell table:formula="of:=CONCATENATE(&quot;0x&quot;;DEC2HEX([.C56];2))" office:value-type="string" office:string-value="0x00" calcext:value-type="string">
            <text:p>0x00</text:p>
          </table:table-cell>
          <table:table-cell table:formula="of:=CONCATENATE(&quot;0x&quot;;DEC2HEX([.D56];2))" office:value-type="string" office:string-value="0x00" calcext:value-type="string">
            <text:p>0x00</text:p>
          </table:table-cell>
          <table:table-cell table:formula="of:=CONCATENATE(&quot;0x&quot;;DEC2HEX([.E56];2))" office:value-type="string" office:string-value="0x00" calcext:value-type="string">
            <text:p>0x00</text:p>
          </table:table-cell>
          <table:table-cell table:formula="of:=CONCATENATE(&quot;0x&quot;;DEC2HEX([.F56];2))" office:value-type="string" office:string-value="0x01" calcext:value-type="string">
            <text:p>0x01</text:p>
          </table:table-cell>
          <table:table-cell table:formula="of:=CONCATENATE(&quot;0x&quot;;DEC2HEX([.G56];2))" office:value-type="string" office:string-value="0x01" calcext:value-type="string">
            <text:p>0x01</text:p>
          </table:table-cell>
          <table:table-cell table:formula="of:=CONCATENATE(&quot;0x&quot;;DEC2HEX([.H56];2))" office:value-type="string" office:string-value="0x01" calcext:value-type="string">
            <text:p>0x01</text:p>
          </table:table-cell>
          <table:table-cell table:formula="of:=CONCATENATE(&quot;0x&quot;;DEC2HEX([.I56];2))" office:value-type="string" office:string-value="0x01" calcext:value-type="string">
            <text:p>0x01</text:p>
          </table:table-cell>
          <table:table-cell table:formula="of:=CONCATENATE(&quot;0x&quot;;DEC2HEX([.J56];2))" office:value-type="string" office:string-value="0x01" calcext:value-type="string">
            <text:p>0x01</text:p>
          </table:table-cell>
          <table:table-cell table:formula="of:=CONCATENATE(&quot;0x&quot;;DEC2HEX([.K56];2))" office:value-type="string" office:string-value="0x01" calcext:value-type="string">
            <text:p>0x01</text:p>
          </table:table-cell>
        </table:table-row>
        <table:table-row table:style-name="ro1">
          <table:table-cell table:formula="of:=[.A56]+1" office:value-type="float" office:value="2" calcext:value-type="float">
            <text:p>2</text:p>
          </table:table-cell>
          <table:table-cell table:formula="of:=ROUND([.B5])" office:value-type="float" office:value="0" calcext:value-type="float">
            <text:p>0</text:p>
          </table:table-cell>
          <table:table-cell table:formula="of:=ROUND([.C5])" office:value-type="float" office:value="0" calcext:value-type="float">
            <text:p>0</text:p>
          </table:table-cell>
          <table:table-cell table:formula="of:=ROUND([.D5])" office:value-type="float" office:value="1" calcext:value-type="float">
            <text:p>1</text:p>
          </table:table-cell>
          <table:table-cell table:formula="of:=ROUND([.E5])" office:value-type="float" office:value="1" calcext:value-type="float">
            <text:p>1</text:p>
          </table:table-cell>
          <table:table-cell table:formula="of:=ROUND([.F5])" office:value-type="float" office:value="1" calcext:value-type="float">
            <text:p>1</text:p>
          </table:table-cell>
          <table:table-cell table:formula="of:=ROUND([.G5])" office:value-type="float" office:value="1" calcext:value-type="float">
            <text:p>1</text:p>
          </table:table-cell>
          <table:table-cell table:formula="of:=ROUND([.H5])" office:value-type="float" office:value="2" calcext:value-type="float">
            <text:p>2</text:p>
          </table:table-cell>
          <table:table-cell table:formula="of:=ROUND([.I5])" office:value-type="float" office:value="2" calcext:value-type="float">
            <text:p>2</text:p>
          </table:table-cell>
          <table:table-cell table:formula="of:=ROUND([.J5])" office:value-type="float" office:value="2" calcext:value-type="float">
            <text:p>2</text:p>
          </table:table-cell>
          <table:table-cell table:formula="of:=ROUND([.K5])" office:value-type="float" office:value="2" calcext:value-type="float">
            <text:p>2</text:p>
          </table:table-cell>
          <table:table-cell/>
          <table:table-cell table:formula="of:=[.M56]+1" office:value-type="float" office:value="2" calcext:value-type="float">
            <text:p>2</text:p>
          </table:table-cell>
          <table:table-cell table:formula="of:=CONCATENATE(&quot;0x&quot;;DEC2HEX([.B57];2))" office:value-type="string" office:string-value="0x00" calcext:value-type="string">
            <text:p>0x00</text:p>
          </table:table-cell>
          <table:table-cell table:formula="of:=CONCATENATE(&quot;0x&quot;;DEC2HEX([.C57];2))" office:value-type="string" office:string-value="0x00" calcext:value-type="string">
            <text:p>0x00</text:p>
          </table:table-cell>
          <table:table-cell table:formula="of:=CONCATENATE(&quot;0x&quot;;DEC2HEX([.D57];2))" office:value-type="string" office:string-value="0x01" calcext:value-type="string">
            <text:p>0x01</text:p>
          </table:table-cell>
          <table:table-cell table:formula="of:=CONCATENATE(&quot;0x&quot;;DEC2HEX([.E57];2))" office:value-type="string" office:string-value="0x01" calcext:value-type="string">
            <text:p>0x01</text:p>
          </table:table-cell>
          <table:table-cell table:formula="of:=CONCATENATE(&quot;0x&quot;;DEC2HEX([.F57];2))" office:value-type="string" office:string-value="0x01" calcext:value-type="string">
            <text:p>0x01</text:p>
          </table:table-cell>
          <table:table-cell table:formula="of:=CONCATENATE(&quot;0x&quot;;DEC2HEX([.G57];2))" office:value-type="string" office:string-value="0x01" calcext:value-type="string">
            <text:p>0x01</text:p>
          </table:table-cell>
          <table:table-cell table:formula="of:=CONCATENATE(&quot;0x&quot;;DEC2HEX([.H57];2))" office:value-type="string" office:string-value="0x02" calcext:value-type="string">
            <text:p>0x02</text:p>
          </table:table-cell>
          <table:table-cell table:formula="of:=CONCATENATE(&quot;0x&quot;;DEC2HEX([.I57];2))" office:value-type="string" office:string-value="0x02" calcext:value-type="string">
            <text:p>0x02</text:p>
          </table:table-cell>
          <table:table-cell table:formula="of:=CONCATENATE(&quot;0x&quot;;DEC2HEX([.J57];2))" office:value-type="string" office:string-value="0x02" calcext:value-type="string">
            <text:p>0x02</text:p>
          </table:table-cell>
          <table:table-cell table:formula="of:=CONCATENATE(&quot;0x&quot;;DEC2HEX([.K57];2))" office:value-type="string" office:string-value="0x02" calcext:value-type="string">
            <text:p>0x02</text:p>
          </table:table-cell>
        </table:table-row>
        <table:table-row table:style-name="ro1">
          <table:table-cell table:formula="of:=[.A57]+1" office:value-type="float" office:value="3" calcext:value-type="float">
            <text:p>3</text:p>
          </table:table-cell>
          <table:table-cell table:formula="of:=ROUND([.B6])" office:value-type="float" office:value="0" calcext:value-type="float">
            <text:p>0</text:p>
          </table:table-cell>
          <table:table-cell table:formula="of:=ROUND([.C6])" office:value-type="float" office:value="1" calcext:value-type="float">
            <text:p>1</text:p>
          </table:table-cell>
          <table:table-cell table:formula="of:=ROUND([.D6])" office:value-type="float" office:value="1" calcext:value-type="float">
            <text:p>1</text:p>
          </table:table-cell>
          <table:table-cell table:formula="of:=ROUND([.E6])" office:value-type="float" office:value="1" calcext:value-type="float">
            <text:p>1</text:p>
          </table:table-cell>
          <table:table-cell table:formula="of:=ROUND([.F6])" office:value-type="float" office:value="2" calcext:value-type="float">
            <text:p>2</text:p>
          </table:table-cell>
          <table:table-cell table:formula="of:=ROUND([.G6])" office:value-type="float" office:value="2" calcext:value-type="float">
            <text:p>2</text:p>
          </table:table-cell>
          <table:table-cell table:formula="of:=ROUND([.H6])" office:value-type="float" office:value="2" calcext:value-type="float">
            <text:p>2</text:p>
          </table:table-cell>
          <table:table-cell table:formula="of:=ROUND([.I6])" office:value-type="float" office:value="3" calcext:value-type="float">
            <text:p>3</text:p>
          </table:table-cell>
          <table:table-cell table:formula="of:=ROUND([.J6])" office:value-type="float" office:value="3" calcext:value-type="float">
            <text:p>3</text:p>
          </table:table-cell>
          <table:table-cell table:formula="of:=ROUND([.K6])" office:value-type="float" office:value="4" calcext:value-type="float">
            <text:p>4</text:p>
          </table:table-cell>
          <table:table-cell/>
          <table:table-cell table:formula="of:=[.M57]+1" office:value-type="float" office:value="3" calcext:value-type="float">
            <text:p>3</text:p>
          </table:table-cell>
          <table:table-cell table:formula="of:=CONCATENATE(&quot;0x&quot;;DEC2HEX([.B58];2))" office:value-type="string" office:string-value="0x00" calcext:value-type="string">
            <text:p>0x00</text:p>
          </table:table-cell>
          <table:table-cell table:formula="of:=CONCATENATE(&quot;0x&quot;;DEC2HEX([.C58];2))" office:value-type="string" office:string-value="0x01" calcext:value-type="string">
            <text:p>0x01</text:p>
          </table:table-cell>
          <table:table-cell table:formula="of:=CONCATENATE(&quot;0x&quot;;DEC2HEX([.D58];2))" office:value-type="string" office:string-value="0x01" calcext:value-type="string">
            <text:p>0x01</text:p>
          </table:table-cell>
          <table:table-cell table:formula="of:=CONCATENATE(&quot;0x&quot;;DEC2HEX([.E58];2))" office:value-type="string" office:string-value="0x01" calcext:value-type="string">
            <text:p>0x01</text:p>
          </table:table-cell>
          <table:table-cell table:formula="of:=CONCATENATE(&quot;0x&quot;;DEC2HEX([.F58];2))" office:value-type="string" office:string-value="0x02" calcext:value-type="string">
            <text:p>0x02</text:p>
          </table:table-cell>
          <table:table-cell table:formula="of:=CONCATENATE(&quot;0x&quot;;DEC2HEX([.G58];2))" office:value-type="string" office:string-value="0x02" calcext:value-type="string">
            <text:p>0x02</text:p>
          </table:table-cell>
          <table:table-cell table:formula="of:=CONCATENATE(&quot;0x&quot;;DEC2HEX([.H58];2))" office:value-type="string" office:string-value="0x02" calcext:value-type="string">
            <text:p>0x02</text:p>
          </table:table-cell>
          <table:table-cell table:formula="of:=CONCATENATE(&quot;0x&quot;;DEC2HEX([.I58];2))" office:value-type="string" office:string-value="0x03" calcext:value-type="string">
            <text:p>0x03</text:p>
          </table:table-cell>
          <table:table-cell table:formula="of:=CONCATENATE(&quot;0x&quot;;DEC2HEX([.J58];2))" office:value-type="string" office:string-value="0x03" calcext:value-type="string">
            <text:p>0x03</text:p>
          </table:table-cell>
          <table:table-cell table:formula="of:=CONCATENATE(&quot;0x&quot;;DEC2HEX([.K58];2))" office:value-type="string" office:string-value="0x04" calcext:value-type="string">
            <text:p>0x04</text:p>
          </table:table-cell>
        </table:table-row>
        <table:table-row table:style-name="ro1">
          <table:table-cell table:formula="of:=[.A58]+1" office:value-type="float" office:value="4" calcext:value-type="float">
            <text:p>4</text:p>
          </table:table-cell>
          <table:table-cell table:formula="of:=ROUND([.B7])" office:value-type="float" office:value="0" calcext:value-type="float">
            <text:p>0</text:p>
          </table:table-cell>
          <table:table-cell table:formula="of:=ROUND([.C7])" office:value-type="float" office:value="1" calcext:value-type="float">
            <text:p>1</text:p>
          </table:table-cell>
          <table:table-cell table:formula="of:=ROUND([.D7])" office:value-type="float" office:value="1" calcext:value-type="float">
            <text:p>1</text:p>
          </table:table-cell>
          <table:table-cell table:formula="of:=ROUND([.E7])" office:value-type="float" office:value="2" calcext:value-type="float">
            <text:p>2</text:p>
          </table:table-cell>
          <table:table-cell table:formula="of:=ROUND([.F7])" office:value-type="float" office:value="2" calcext:value-type="float">
            <text:p>2</text:p>
          </table:table-cell>
          <table:table-cell table:formula="of:=ROUND([.G7])" office:value-type="float" office:value="3" calcext:value-type="float">
            <text:p>3</text:p>
          </table:table-cell>
          <table:table-cell table:formula="of:=ROUND([.H7])" office:value-type="float" office:value="3" calcext:value-type="float">
            <text:p>3</text:p>
          </table:table-cell>
          <table:table-cell table:formula="of:=ROUND([.I7])" office:value-type="float" office:value="4" calcext:value-type="float">
            <text:p>4</text:p>
          </table:table-cell>
          <table:table-cell table:formula="of:=ROUND([.J7])" office:value-type="float" office:value="4" calcext:value-type="float">
            <text:p>4</text:p>
          </table:table-cell>
          <table:table-cell table:formula="of:=ROUND([.K7])" office:value-type="float" office:value="5" calcext:value-type="float">
            <text:p>5</text:p>
          </table:table-cell>
          <table:table-cell/>
          <table:table-cell table:formula="of:=[.M58]+1" office:value-type="float" office:value="4" calcext:value-type="float">
            <text:p>4</text:p>
          </table:table-cell>
          <table:table-cell table:formula="of:=CONCATENATE(&quot;0x&quot;;DEC2HEX([.B59];2))" office:value-type="string" office:string-value="0x00" calcext:value-type="string">
            <text:p>0x00</text:p>
          </table:table-cell>
          <table:table-cell table:formula="of:=CONCATENATE(&quot;0x&quot;;DEC2HEX([.C59];2))" office:value-type="string" office:string-value="0x01" calcext:value-type="string">
            <text:p>0x01</text:p>
          </table:table-cell>
          <table:table-cell table:formula="of:=CONCATENATE(&quot;0x&quot;;DEC2HEX([.D59];2))" office:value-type="string" office:string-value="0x01" calcext:value-type="string">
            <text:p>0x01</text:p>
          </table:table-cell>
          <table:table-cell table:formula="of:=CONCATENATE(&quot;0x&quot;;DEC2HEX([.E59];2))" office:value-type="string" office:string-value="0x02" calcext:value-type="string">
            <text:p>0x02</text:p>
          </table:table-cell>
          <table:table-cell table:formula="of:=CONCATENATE(&quot;0x&quot;;DEC2HEX([.F59];2))" office:value-type="string" office:string-value="0x02" calcext:value-type="string">
            <text:p>0x02</text:p>
          </table:table-cell>
          <table:table-cell table:formula="of:=CONCATENATE(&quot;0x&quot;;DEC2HEX([.G59];2))" office:value-type="string" office:string-value="0x03" calcext:value-type="string">
            <text:p>0x03</text:p>
          </table:table-cell>
          <table:table-cell table:formula="of:=CONCATENATE(&quot;0x&quot;;DEC2HEX([.H59];2))" office:value-type="string" office:string-value="0x03" calcext:value-type="string">
            <text:p>0x03</text:p>
          </table:table-cell>
          <table:table-cell table:formula="of:=CONCATENATE(&quot;0x&quot;;DEC2HEX([.I59];2))" office:value-type="string" office:string-value="0x04" calcext:value-type="string">
            <text:p>0x04</text:p>
          </table:table-cell>
          <table:table-cell table:formula="of:=CONCATENATE(&quot;0x&quot;;DEC2HEX([.J59];2))" office:value-type="string" office:string-value="0x04" calcext:value-type="string">
            <text:p>0x04</text:p>
          </table:table-cell>
          <table:table-cell table:formula="of:=CONCATENATE(&quot;0x&quot;;DEC2HEX([.K59];2))" office:value-type="string" office:string-value="0x05" calcext:value-type="string">
            <text:p>0x05</text:p>
          </table:table-cell>
        </table:table-row>
        <table:table-row table:style-name="ro1">
          <table:table-cell table:formula="of:=[.A59]+1" office:value-type="float" office:value="5" calcext:value-type="float">
            <text:p>5</text:p>
          </table:table-cell>
          <table:table-cell table:formula="of:=ROUND([.B8])" office:value-type="float" office:value="1" calcext:value-type="float">
            <text:p>1</text:p>
          </table:table-cell>
          <table:table-cell table:formula="of:=ROUND([.C8])" office:value-type="float" office:value="1" calcext:value-type="float">
            <text:p>1</text:p>
          </table:table-cell>
          <table:table-cell table:formula="of:=ROUND([.D8])" office:value-type="float" office:value="2" calcext:value-type="float">
            <text:p>2</text:p>
          </table:table-cell>
          <table:table-cell table:formula="of:=ROUND([.E8])" office:value-type="float" office:value="2" calcext:value-type="float">
            <text:p>2</text:p>
          </table:table-cell>
          <table:table-cell table:formula="of:=ROUND([.F8])" office:value-type="float" office:value="3" calcext:value-type="float">
            <text:p>3</text:p>
          </table:table-cell>
          <table:table-cell table:formula="of:=ROUND([.G8])" office:value-type="float" office:value="4" calcext:value-type="float">
            <text:p>4</text:p>
          </table:table-cell>
          <table:table-cell table:formula="of:=ROUND([.H8])" office:value-type="float" office:value="4" calcext:value-type="float">
            <text:p>4</text:p>
          </table:table-cell>
          <table:table-cell table:formula="of:=ROUND([.I8])" office:value-type="float" office:value="5" calcext:value-type="float">
            <text:p>5</text:p>
          </table:table-cell>
          <table:table-cell table:formula="of:=ROUND([.J8])" office:value-type="float" office:value="5" calcext:value-type="float">
            <text:p>5</text:p>
          </table:table-cell>
          <table:table-cell table:formula="of:=ROUND([.K8])" office:value-type="float" office:value="6" calcext:value-type="float">
            <text:p>6</text:p>
          </table:table-cell>
          <table:table-cell/>
          <table:table-cell table:formula="of:=[.M59]+1" office:value-type="float" office:value="5" calcext:value-type="float">
            <text:p>5</text:p>
          </table:table-cell>
          <table:table-cell table:formula="of:=CONCATENATE(&quot;0x&quot;;DEC2HEX([.B60];2))" office:value-type="string" office:string-value="0x01" calcext:value-type="string">
            <text:p>0x01</text:p>
          </table:table-cell>
          <table:table-cell table:formula="of:=CONCATENATE(&quot;0x&quot;;DEC2HEX([.C60];2))" office:value-type="string" office:string-value="0x01" calcext:value-type="string">
            <text:p>0x01</text:p>
          </table:table-cell>
          <table:table-cell table:formula="of:=CONCATENATE(&quot;0x&quot;;DEC2HEX([.D60];2))" office:value-type="string" office:string-value="0x02" calcext:value-type="string">
            <text:p>0x02</text:p>
          </table:table-cell>
          <table:table-cell table:formula="of:=CONCATENATE(&quot;0x&quot;;DEC2HEX([.E60];2))" office:value-type="string" office:string-value="0x02" calcext:value-type="string">
            <text:p>0x02</text:p>
          </table:table-cell>
          <table:table-cell table:formula="of:=CONCATENATE(&quot;0x&quot;;DEC2HEX([.F60];2))" office:value-type="string" office:string-value="0x03" calcext:value-type="string">
            <text:p>0x03</text:p>
          </table:table-cell>
          <table:table-cell table:formula="of:=CONCATENATE(&quot;0x&quot;;DEC2HEX([.G60];2))" office:value-type="string" office:string-value="0x04" calcext:value-type="string">
            <text:p>0x04</text:p>
          </table:table-cell>
          <table:table-cell table:formula="of:=CONCATENATE(&quot;0x&quot;;DEC2HEX([.H60];2))" office:value-type="string" office:string-value="0x04" calcext:value-type="string">
            <text:p>0x04</text:p>
          </table:table-cell>
          <table:table-cell table:formula="of:=CONCATENATE(&quot;0x&quot;;DEC2HEX([.I60];2))" office:value-type="string" office:string-value="0x05" calcext:value-type="string">
            <text:p>0x05</text:p>
          </table:table-cell>
          <table:table-cell table:formula="of:=CONCATENATE(&quot;0x&quot;;DEC2HEX([.J60];2))" office:value-type="string" office:string-value="0x05" calcext:value-type="string">
            <text:p>0x05</text:p>
          </table:table-cell>
          <table:table-cell table:formula="of:=CONCATENATE(&quot;0x&quot;;DEC2HEX([.K60];2))" office:value-type="string" office:string-value="0x06" calcext:value-type="string">
            <text:p>0x06</text:p>
          </table:table-cell>
        </table:table-row>
        <table:table-row table:style-name="ro1">
          <table:table-cell table:formula="of:=[.A60]+1" office:value-type="float" office:value="6" calcext:value-type="float">
            <text:p>6</text:p>
          </table:table-cell>
          <table:table-cell table:formula="of:=ROUND([.B9])" office:value-type="float" office:value="1" calcext:value-type="float">
            <text:p>1</text:p>
          </table:table-cell>
          <table:table-cell table:formula="of:=ROUND([.C9])" office:value-type="float" office:value="1" calcext:value-type="float">
            <text:p>1</text:p>
          </table:table-cell>
          <table:table-cell table:formula="of:=ROUND([.D9])" office:value-type="float" office:value="2" calcext:value-type="float">
            <text:p>2</text:p>
          </table:table-cell>
          <table:table-cell table:formula="of:=ROUND([.E9])" office:value-type="float" office:value="3" calcext:value-type="float">
            <text:p>3</text:p>
          </table:table-cell>
          <table:table-cell table:formula="of:=ROUND([.F9])" office:value-type="float" office:value="4" calcext:value-type="float">
            <text:p>4</text:p>
          </table:table-cell>
          <table:table-cell table:formula="of:=ROUND([.G9])" office:value-type="float" office:value="4" calcext:value-type="float">
            <text:p>4</text:p>
          </table:table-cell>
          <table:table-cell table:formula="of:=ROUND([.H9])" office:value-type="float" office:value="5" calcext:value-type="float">
            <text:p>5</text:p>
          </table:table-cell>
          <table:table-cell table:formula="of:=ROUND([.I9])" office:value-type="float" office:value="6" calcext:value-type="float">
            <text:p>6</text:p>
          </table:table-cell>
          <table:table-cell table:formula="of:=ROUND([.J9])" office:value-type="float" office:value="6" calcext:value-type="float">
            <text:p>6</text:p>
          </table:table-cell>
          <table:table-cell table:formula="of:=ROUND([.K9])" office:value-type="float" office:value="7" calcext:value-type="float">
            <text:p>7</text:p>
          </table:table-cell>
          <table:table-cell/>
          <table:table-cell table:formula="of:=[.M60]+1" office:value-type="float" office:value="6" calcext:value-type="float">
            <text:p>6</text:p>
          </table:table-cell>
          <table:table-cell table:formula="of:=CONCATENATE(&quot;0x&quot;;DEC2HEX([.B61];2))" office:value-type="string" office:string-value="0x01" calcext:value-type="string">
            <text:p>0x01</text:p>
          </table:table-cell>
          <table:table-cell table:formula="of:=CONCATENATE(&quot;0x&quot;;DEC2HEX([.C61];2))" office:value-type="string" office:string-value="0x01" calcext:value-type="string">
            <text:p>0x01</text:p>
          </table:table-cell>
          <table:table-cell table:formula="of:=CONCATENATE(&quot;0x&quot;;DEC2HEX([.D61];2))" office:value-type="string" office:string-value="0x02" calcext:value-type="string">
            <text:p>0x02</text:p>
          </table:table-cell>
          <table:table-cell table:formula="of:=CONCATENATE(&quot;0x&quot;;DEC2HEX([.E61];2))" office:value-type="string" office:string-value="0x03" calcext:value-type="string">
            <text:p>0x03</text:p>
          </table:table-cell>
          <table:table-cell table:formula="of:=CONCATENATE(&quot;0x&quot;;DEC2HEX([.F61];2))" office:value-type="string" office:string-value="0x04" calcext:value-type="string">
            <text:p>0x04</text:p>
          </table:table-cell>
          <table:table-cell table:formula="of:=CONCATENATE(&quot;0x&quot;;DEC2HEX([.G61];2))" office:value-type="string" office:string-value="0x04" calcext:value-type="string">
            <text:p>0x04</text:p>
          </table:table-cell>
          <table:table-cell table:formula="of:=CONCATENATE(&quot;0x&quot;;DEC2HEX([.H61];2))" office:value-type="string" office:string-value="0x05" calcext:value-type="string">
            <text:p>0x05</text:p>
          </table:table-cell>
          <table:table-cell table:formula="of:=CONCATENATE(&quot;0x&quot;;DEC2HEX([.I61];2))" office:value-type="string" office:string-value="0x06" calcext:value-type="string">
            <text:p>0x06</text:p>
          </table:table-cell>
          <table:table-cell table:formula="of:=CONCATENATE(&quot;0x&quot;;DEC2HEX([.J61];2))" office:value-type="string" office:string-value="0x06" calcext:value-type="string">
            <text:p>0x06</text:p>
          </table:table-cell>
          <table:table-cell table:formula="of:=CONCATENATE(&quot;0x&quot;;DEC2HEX([.K61];2))" office:value-type="string" office:string-value="0x07" calcext:value-type="string">
            <text:p>0x07</text:p>
          </table:table-cell>
        </table:table-row>
        <table:table-row table:style-name="ro1">
          <table:table-cell table:formula="of:=[.A61]+1" office:value-type="float" office:value="7" calcext:value-type="float">
            <text:p>7</text:p>
          </table:table-cell>
          <table:table-cell table:formula="of:=ROUND([.B10])" office:value-type="float" office:value="1" calcext:value-type="float">
            <text:p>1</text:p>
          </table:table-cell>
          <table:table-cell table:formula="of:=ROUND([.C10])" office:value-type="float" office:value="2" calcext:value-type="float">
            <text:p>2</text:p>
          </table:table-cell>
          <table:table-cell table:formula="of:=ROUND([.D10])" office:value-type="float" office:value="2" calcext:value-type="float">
            <text:p>2</text:p>
          </table:table-cell>
          <table:table-cell table:formula="of:=ROUND([.E10])" office:value-type="float" office:value="3" calcext:value-type="float">
            <text:p>3</text:p>
          </table:table-cell>
          <table:table-cell table:formula="of:=ROUND([.F10])" office:value-type="float" office:value="4" calcext:value-type="float">
            <text:p>4</text:p>
          </table:table-cell>
          <table:table-cell table:formula="of:=ROUND([.G10])" office:value-type="float" office:value="5" calcext:value-type="float">
            <text:p>5</text:p>
          </table:table-cell>
          <table:table-cell table:formula="of:=ROUND([.H10])" office:value-type="float" office:value="6" calcext:value-type="float">
            <text:p>6</text:p>
          </table:table-cell>
          <table:table-cell table:formula="of:=ROUND([.I10])" office:value-type="float" office:value="7" calcext:value-type="float">
            <text:p>7</text:p>
          </table:table-cell>
          <table:table-cell table:formula="of:=ROUND([.J10])" office:value-type="float" office:value="7" calcext:value-type="float">
            <text:p>7</text:p>
          </table:table-cell>
          <table:table-cell table:formula="of:=ROUND([.K10])" office:value-type="float" office:value="8" calcext:value-type="float">
            <text:p>8</text:p>
          </table:table-cell>
          <table:table-cell/>
          <table:table-cell table:formula="of:=[.M61]+1" office:value-type="float" office:value="7" calcext:value-type="float">
            <text:p>7</text:p>
          </table:table-cell>
          <table:table-cell table:formula="of:=CONCATENATE(&quot;0x&quot;;DEC2HEX([.B62];2))" office:value-type="string" office:string-value="0x01" calcext:value-type="string">
            <text:p>0x01</text:p>
          </table:table-cell>
          <table:table-cell table:formula="of:=CONCATENATE(&quot;0x&quot;;DEC2HEX([.C62];2))" office:value-type="string" office:string-value="0x02" calcext:value-type="string">
            <text:p>0x02</text:p>
          </table:table-cell>
          <table:table-cell table:formula="of:=CONCATENATE(&quot;0x&quot;;DEC2HEX([.D62];2))" office:value-type="string" office:string-value="0x02" calcext:value-type="string">
            <text:p>0x02</text:p>
          </table:table-cell>
          <table:table-cell table:formula="of:=CONCATENATE(&quot;0x&quot;;DEC2HEX([.E62];2))" office:value-type="string" office:string-value="0x03" calcext:value-type="string">
            <text:p>0x03</text:p>
          </table:table-cell>
          <table:table-cell table:formula="of:=CONCATENATE(&quot;0x&quot;;DEC2HEX([.F62];2))" office:value-type="string" office:string-value="0x04" calcext:value-type="string">
            <text:p>0x04</text:p>
          </table:table-cell>
          <table:table-cell table:formula="of:=CONCATENATE(&quot;0x&quot;;DEC2HEX([.G62];2))" office:value-type="string" office:string-value="0x05" calcext:value-type="string">
            <text:p>0x05</text:p>
          </table:table-cell>
          <table:table-cell table:formula="of:=CONCATENATE(&quot;0x&quot;;DEC2HEX([.H62];2))" office:value-type="string" office:string-value="0x06" calcext:value-type="string">
            <text:p>0x06</text:p>
          </table:table-cell>
          <table:table-cell table:formula="of:=CONCATENATE(&quot;0x&quot;;DEC2HEX([.I62];2))" office:value-type="string" office:string-value="0x07" calcext:value-type="string">
            <text:p>0x07</text:p>
          </table:table-cell>
          <table:table-cell table:formula="of:=CONCATENATE(&quot;0x&quot;;DEC2HEX([.J62];2))" office:value-type="string" office:string-value="0x07" calcext:value-type="string">
            <text:p>0x07</text:p>
          </table:table-cell>
          <table:table-cell table:formula="of:=CONCATENATE(&quot;0x&quot;;DEC2HEX([.K62];2))" office:value-type="string" office:string-value="0x08" calcext:value-type="string">
            <text:p>0x08</text:p>
          </table:table-cell>
        </table:table-row>
        <table:table-row table:style-name="ro1">
          <table:table-cell table:formula="of:=[.A62]+1" office:value-type="float" office:value="8" calcext:value-type="float">
            <text:p>8</text:p>
          </table:table-cell>
          <table:table-cell table:formula="of:=ROUND([.B11])" office:value-type="float" office:value="1" calcext:value-type="float">
            <text:p>1</text:p>
          </table:table-cell>
          <table:table-cell table:formula="of:=ROUND([.C11])" office:value-type="float" office:value="2" calcext:value-type="float">
            <text:p>2</text:p>
          </table:table-cell>
          <table:table-cell table:formula="of:=ROUND([.D11])" office:value-type="float" office:value="3" calcext:value-type="float">
            <text:p>3</text:p>
          </table:table-cell>
          <table:table-cell table:formula="of:=ROUND([.E11])" office:value-type="float" office:value="4" calcext:value-type="float">
            <text:p>4</text:p>
          </table:table-cell>
          <table:table-cell table:formula="of:=ROUND([.F11])" office:value-type="float" office:value="5" calcext:value-type="float">
            <text:p>5</text:p>
          </table:table-cell>
          <table:table-cell table:formula="of:=ROUND([.G11])" office:value-type="float" office:value="6" calcext:value-type="float">
            <text:p>6</text:p>
          </table:table-cell>
          <table:table-cell table:formula="of:=ROUND([.H11])" office:value-type="float" office:value="7" calcext:value-type="float">
            <text:p>7</text:p>
          </table:table-cell>
          <table:table-cell table:formula="of:=ROUND([.I11])" office:value-type="float" office:value="8" calcext:value-type="float">
            <text:p>8</text:p>
          </table:table-cell>
          <table:table-cell table:formula="of:=ROUND([.J11])" office:value-type="float" office:value="9" calcext:value-type="float">
            <text:p>9</text:p>
          </table:table-cell>
          <table:table-cell table:formula="of:=ROUND([.K11])" office:value-type="float" office:value="9" calcext:value-type="float">
            <text:p>9</text:p>
          </table:table-cell>
          <table:table-cell/>
          <table:table-cell table:formula="of:=[.M62]+1" office:value-type="float" office:value="8" calcext:value-type="float">
            <text:p>8</text:p>
          </table:table-cell>
          <table:table-cell table:formula="of:=CONCATENATE(&quot;0x&quot;;DEC2HEX([.B63];2))" office:value-type="string" office:string-value="0x01" calcext:value-type="string">
            <text:p>0x01</text:p>
          </table:table-cell>
          <table:table-cell table:formula="of:=CONCATENATE(&quot;0x&quot;;DEC2HEX([.C63];2))" office:value-type="string" office:string-value="0x02" calcext:value-type="string">
            <text:p>0x02</text:p>
          </table:table-cell>
          <table:table-cell table:formula="of:=CONCATENATE(&quot;0x&quot;;DEC2HEX([.D63];2))" office:value-type="string" office:string-value="0x03" calcext:value-type="string">
            <text:p>0x03</text:p>
          </table:table-cell>
          <table:table-cell table:formula="of:=CONCATENATE(&quot;0x&quot;;DEC2HEX([.E63];2))" office:value-type="string" office:string-value="0x04" calcext:value-type="string">
            <text:p>0x04</text:p>
          </table:table-cell>
          <table:table-cell table:formula="of:=CONCATENATE(&quot;0x&quot;;DEC2HEX([.F63];2))" office:value-type="string" office:string-value="0x05" calcext:value-type="string">
            <text:p>0x05</text:p>
          </table:table-cell>
          <table:table-cell table:formula="of:=CONCATENATE(&quot;0x&quot;;DEC2HEX([.G63];2))" office:value-type="string" office:string-value="0x06" calcext:value-type="string">
            <text:p>0x06</text:p>
          </table:table-cell>
          <table:table-cell table:formula="of:=CONCATENATE(&quot;0x&quot;;DEC2HEX([.H63];2))" office:value-type="string" office:string-value="0x07" calcext:value-type="string">
            <text:p>0x07</text:p>
          </table:table-cell>
          <table:table-cell table:formula="of:=CONCATENATE(&quot;0x&quot;;DEC2HEX([.I63];2))" office:value-type="string" office:string-value="0x08" calcext:value-type="string">
            <text:p>0x08</text:p>
          </table:table-cell>
          <table:table-cell table:formula="of:=CONCATENATE(&quot;0x&quot;;DEC2HEX([.J63];2))" office:value-type="string" office:string-value="0x09" calcext:value-type="string">
            <text:p>0x09</text:p>
          </table:table-cell>
          <table:table-cell table:formula="of:=CONCATENATE(&quot;0x&quot;;DEC2HEX([.K63];2))" office:value-type="string" office:string-value="0x09" calcext:value-type="string">
            <text:p>0x09</text:p>
          </table:table-cell>
        </table:table-row>
        <table:table-row table:style-name="ro1">
          <table:table-cell table:formula="of:=[.A63]+1" office:value-type="float" office:value="9" calcext:value-type="float">
            <text:p>9</text:p>
          </table:table-cell>
          <table:table-cell table:formula="of:=ROUND([.B12])" office:value-type="float" office:value="1" calcext:value-type="float">
            <text:p>1</text:p>
          </table:table-cell>
          <table:table-cell table:style-name="ce5" table:formula="of:=ROUND([.C12])" office:value-type="float" office:value="2" calcext:value-type="float">
            <text:p>2</text:p>
          </table:table-cell>
          <table:table-cell table:style-name="ce5" table:formula="of:=ROUND([.D12])" office:value-type="float" office:value="3" calcext:value-type="float">
            <text:p>3</text:p>
          </table:table-cell>
          <table:table-cell table:style-name="ce5" table:formula="of:=ROUND([.E12])" office:value-type="float" office:value="4" calcext:value-type="float">
            <text:p>4</text:p>
          </table:table-cell>
          <table:table-cell table:style-name="ce5" table:formula="of:=ROUND([.F12])" office:value-type="float" office:value="5" calcext:value-type="float">
            <text:p>5</text:p>
          </table:table-cell>
          <table:table-cell table:style-name="ce5" table:formula="of:=ROUND([.G12])" office:value-type="float" office:value="6" calcext:value-type="float">
            <text:p>6</text:p>
          </table:table-cell>
          <table:table-cell table:style-name="ce5" table:formula="of:=ROUND([.H12])" office:value-type="float" office:value="7" calcext:value-type="float">
            <text:p>7</text:p>
          </table:table-cell>
          <table:table-cell table:style-name="ce5" table:formula="of:=ROUND([.I12])" office:value-type="float" office:value="9" calcext:value-type="float">
            <text:p>9</text:p>
          </table:table-cell>
          <table:table-cell table:style-name="ce5" table:formula="of:=ROUND([.J12])" office:value-type="float" office:value="10" calcext:value-type="float">
            <text:p>10</text:p>
          </table:table-cell>
          <table:table-cell table:style-name="ce5" table:formula="of:=ROUND([.K12])" office:value-type="float" office:value="11" calcext:value-type="float">
            <text:p>11</text:p>
          </table:table-cell>
          <table:table-cell/>
          <table:table-cell table:formula="of:=[.M63]+1" office:value-type="float" office:value="9" calcext:value-type="float">
            <text:p>9</text:p>
          </table:table-cell>
          <table:table-cell table:formula="of:=CONCATENATE(&quot;0x&quot;;DEC2HEX([.B64];2))" office:value-type="string" office:string-value="0x01" calcext:value-type="string">
            <text:p>0x01</text:p>
          </table:table-cell>
          <table:table-cell table:formula="of:=CONCATENATE(&quot;0x&quot;;DEC2HEX([.C64];2))" office:value-type="string" office:string-value="0x02" calcext:value-type="string">
            <text:p>0x02</text:p>
          </table:table-cell>
          <table:table-cell table:formula="of:=CONCATENATE(&quot;0x&quot;;DEC2HEX([.D64];2))" office:value-type="string" office:string-value="0x03" calcext:value-type="string">
            <text:p>0x03</text:p>
          </table:table-cell>
          <table:table-cell table:formula="of:=CONCATENATE(&quot;0x&quot;;DEC2HEX([.E64];2))" office:value-type="string" office:string-value="0x04" calcext:value-type="string">
            <text:p>0x04</text:p>
          </table:table-cell>
          <table:table-cell table:formula="of:=CONCATENATE(&quot;0x&quot;;DEC2HEX([.F64];2))" office:value-type="string" office:string-value="0x05" calcext:value-type="string">
            <text:p>0x05</text:p>
          </table:table-cell>
          <table:table-cell table:formula="of:=CONCATENATE(&quot;0x&quot;;DEC2HEX([.G64];2))" office:value-type="string" office:string-value="0x06" calcext:value-type="string">
            <text:p>0x06</text:p>
          </table:table-cell>
          <table:table-cell table:formula="of:=CONCATENATE(&quot;0x&quot;;DEC2HEX([.H64];2))" office:value-type="string" office:string-value="0x07" calcext:value-type="string">
            <text:p>0x07</text:p>
          </table:table-cell>
          <table:table-cell table:formula="of:=CONCATENATE(&quot;0x&quot;;DEC2HEX([.I64];2))" office:value-type="string" office:string-value="0x09" calcext:value-type="string">
            <text:p>0x09</text:p>
          </table:table-cell>
          <table:table-cell table:formula="of:=CONCATENATE(&quot;0x&quot;;DEC2HEX([.J64];2))" office:value-type="string" office:string-value="0x0A" calcext:value-type="string">
            <text:p>0x0A</text:p>
          </table:table-cell>
          <table:table-cell table:formula="of:=CONCATENATE(&quot;0x&quot;;DEC2HEX([.K64];2))" office:value-type="string" office:string-value="0x0B" calcext:value-type="string">
            <text:p>0x0B</text:p>
          </table:table-cell>
        </table:table-row>
        <table:table-row table:style-name="ro1">
          <table:table-cell table:formula="of:=[.A64]+1" office:value-type="float" office:value="10" calcext:value-type="float">
            <text:p>10</text:p>
          </table:table-cell>
          <table:table-cell table:formula="of:=ROUND([.B13])" office:value-type="float" office:value="1" calcext:value-type="float">
            <text:p>1</text:p>
          </table:table-cell>
          <table:table-cell table:style-name="ce5" table:formula="of:=ROUND([.C13])" office:value-type="float" office:value="2" calcext:value-type="float">
            <text:p>2</text:p>
          </table:table-cell>
          <table:table-cell table:style-name="ce5" table:formula="of:=ROUND([.D13])" office:value-type="float" office:value="4" calcext:value-type="float">
            <text:p>4</text:p>
          </table:table-cell>
          <table:table-cell table:style-name="ce5" table:formula="of:=ROUND([.E13])" office:value-type="float" office:value="5" calcext:value-type="float">
            <text:p>5</text:p>
          </table:table-cell>
          <table:table-cell table:style-name="ce5" table:formula="of:=ROUND([.F13])" office:value-type="float" office:value="6" calcext:value-type="float">
            <text:p>6</text:p>
          </table:table-cell>
          <table:table-cell table:style-name="ce5" table:formula="of:=ROUND([.G13])" office:value-type="float" office:value="7" calcext:value-type="float">
            <text:p>7</text:p>
          </table:table-cell>
          <table:table-cell table:style-name="ce5" table:formula="of:=ROUND([.H13])" office:value-type="float" office:value="8" calcext:value-type="float">
            <text:p>8</text:p>
          </table:table-cell>
          <table:table-cell table:style-name="ce5" table:formula="of:=ROUND([.I13])" office:value-type="float" office:value="9" calcext:value-type="float">
            <text:p>9</text:p>
          </table:table-cell>
          <table:table-cell table:style-name="ce5" table:formula="of:=ROUND([.J13])" office:value-type="float" office:value="11" calcext:value-type="float">
            <text:p>11</text:p>
          </table:table-cell>
          <table:table-cell table:style-name="ce5" table:formula="of:=ROUND([.K13])" office:value-type="float" office:value="12" calcext:value-type="float">
            <text:p>12</text:p>
          </table:table-cell>
          <table:table-cell/>
          <table:table-cell table:formula="of:=[.M64]+1" office:value-type="float" office:value="10" calcext:value-type="float">
            <text:p>10</text:p>
          </table:table-cell>
          <table:table-cell table:formula="of:=CONCATENATE(&quot;0x&quot;;DEC2HEX([.B65];2))" office:value-type="string" office:string-value="0x01" calcext:value-type="string">
            <text:p>0x01</text:p>
          </table:table-cell>
          <table:table-cell table:formula="of:=CONCATENATE(&quot;0x&quot;;DEC2HEX([.C65];2))" office:value-type="string" office:string-value="0x02" calcext:value-type="string">
            <text:p>0x02</text:p>
          </table:table-cell>
          <table:table-cell table:formula="of:=CONCATENATE(&quot;0x&quot;;DEC2HEX([.D65];2))" office:value-type="string" office:string-value="0x04" calcext:value-type="string">
            <text:p>0x04</text:p>
          </table:table-cell>
          <table:table-cell table:formula="of:=CONCATENATE(&quot;0x&quot;;DEC2HEX([.E65];2))" office:value-type="string" office:string-value="0x05" calcext:value-type="string">
            <text:p>0x05</text:p>
          </table:table-cell>
          <table:table-cell table:formula="of:=CONCATENATE(&quot;0x&quot;;DEC2HEX([.F65];2))" office:value-type="string" office:string-value="0x06" calcext:value-type="string">
            <text:p>0x06</text:p>
          </table:table-cell>
          <table:table-cell table:formula="of:=CONCATENATE(&quot;0x&quot;;DEC2HEX([.G65];2))" office:value-type="string" office:string-value="0x07" calcext:value-type="string">
            <text:p>0x07</text:p>
          </table:table-cell>
          <table:table-cell table:formula="of:=CONCATENATE(&quot;0x&quot;;DEC2HEX([.H65];2))" office:value-type="string" office:string-value="0x08" calcext:value-type="string">
            <text:p>0x08</text:p>
          </table:table-cell>
          <table:table-cell table:formula="of:=CONCATENATE(&quot;0x&quot;;DEC2HEX([.I65];2))" office:value-type="string" office:string-value="0x09" calcext:value-type="string">
            <text:p>0x09</text:p>
          </table:table-cell>
          <table:table-cell table:formula="of:=CONCATENATE(&quot;0x&quot;;DEC2HEX([.J65];2))" office:value-type="string" office:string-value="0x0B" calcext:value-type="string">
            <text:p>0x0B</text:p>
          </table:table-cell>
          <table:table-cell table:formula="of:=CONCATENATE(&quot;0x&quot;;DEC2HEX([.K65];2))" office:value-type="string" office:string-value="0x0C" calcext:value-type="string">
            <text:p>0x0C</text:p>
          </table:table-cell>
        </table:table-row>
        <table:table-row table:style-name="ro1">
          <table:table-cell table:formula="of:=[.A65]+1" office:value-type="float" office:value="11" calcext:value-type="float">
            <text:p>11</text:p>
          </table:table-cell>
          <table:table-cell table:formula="of:=ROUND([.B14])" office:value-type="float" office:value="1" calcext:value-type="float">
            <text:p>1</text:p>
          </table:table-cell>
          <table:table-cell table:style-name="ce5" table:formula="of:=ROUND([.C14])" office:value-type="float" office:value="3" calcext:value-type="float">
            <text:p>3</text:p>
          </table:table-cell>
          <table:table-cell table:style-name="ce5" table:formula="of:=ROUND([.D14])" office:value-type="float" office:value="4" calcext:value-type="float">
            <text:p>4</text:p>
          </table:table-cell>
          <table:table-cell table:style-name="ce5" table:formula="of:=ROUND([.E14])" office:value-type="float" office:value="5" calcext:value-type="float">
            <text:p>5</text:p>
          </table:table-cell>
          <table:table-cell table:style-name="ce5" table:formula="of:=ROUND([.F14])" office:value-type="float" office:value="7" calcext:value-type="float">
            <text:p>7</text:p>
          </table:table-cell>
          <table:table-cell table:style-name="ce5" table:formula="of:=ROUND([.G14])" office:value-type="float" office:value="8" calcext:value-type="float">
            <text:p>8</text:p>
          </table:table-cell>
          <table:table-cell table:style-name="ce5" table:formula="of:=ROUND([.H14])" office:value-type="float" office:value="9" calcext:value-type="float">
            <text:p>9</text:p>
          </table:table-cell>
          <table:table-cell table:style-name="ce5" table:formula="of:=ROUND([.I14])" office:value-type="float" office:value="10" calcext:value-type="float">
            <text:p>10</text:p>
          </table:table-cell>
          <table:table-cell table:style-name="ce5" table:formula="of:=ROUND([.J14])" office:value-type="float" office:value="12" calcext:value-type="float">
            <text:p>12</text:p>
          </table:table-cell>
          <table:table-cell table:style-name="ce5" table:formula="of:=ROUND([.K14])" office:value-type="float" office:value="13" calcext:value-type="float">
            <text:p>13</text:p>
          </table:table-cell>
          <table:table-cell/>
          <table:table-cell table:formula="of:=[.M65]+1" office:value-type="float" office:value="11" calcext:value-type="float">
            <text:p>11</text:p>
          </table:table-cell>
          <table:table-cell table:formula="of:=CONCATENATE(&quot;0x&quot;;DEC2HEX([.B66];2))" office:value-type="string" office:string-value="0x01" calcext:value-type="string">
            <text:p>0x01</text:p>
          </table:table-cell>
          <table:table-cell table:formula="of:=CONCATENATE(&quot;0x&quot;;DEC2HEX([.C66];2))" office:value-type="string" office:string-value="0x03" calcext:value-type="string">
            <text:p>0x03</text:p>
          </table:table-cell>
          <table:table-cell table:formula="of:=CONCATENATE(&quot;0x&quot;;DEC2HEX([.D66];2))" office:value-type="string" office:string-value="0x04" calcext:value-type="string">
            <text:p>0x04</text:p>
          </table:table-cell>
          <table:table-cell table:formula="of:=CONCATENATE(&quot;0x&quot;;DEC2HEX([.E66];2))" office:value-type="string" office:string-value="0x05" calcext:value-type="string">
            <text:p>0x05</text:p>
          </table:table-cell>
          <table:table-cell table:formula="of:=CONCATENATE(&quot;0x&quot;;DEC2HEX([.F66];2))" office:value-type="string" office:string-value="0x07" calcext:value-type="string">
            <text:p>0x07</text:p>
          </table:table-cell>
          <table:table-cell table:formula="of:=CONCATENATE(&quot;0x&quot;;DEC2HEX([.G66];2))" office:value-type="string" office:string-value="0x08" calcext:value-type="string">
            <text:p>0x08</text:p>
          </table:table-cell>
          <table:table-cell table:formula="of:=CONCATENATE(&quot;0x&quot;;DEC2HEX([.H66];2))" office:value-type="string" office:string-value="0x09" calcext:value-type="string">
            <text:p>0x09</text:p>
          </table:table-cell>
          <table:table-cell table:formula="of:=CONCATENATE(&quot;0x&quot;;DEC2HEX([.I66];2))" office:value-type="string" office:string-value="0x0A" calcext:value-type="string">
            <text:p>0x0A</text:p>
          </table:table-cell>
          <table:table-cell table:formula="of:=CONCATENATE(&quot;0x&quot;;DEC2HEX([.J66];2))" office:value-type="string" office:string-value="0x0C" calcext:value-type="string">
            <text:p>0x0C</text:p>
          </table:table-cell>
          <table:table-cell table:formula="of:=CONCATENATE(&quot;0x&quot;;DEC2HEX([.K66];2))" office:value-type="string" office:string-value="0x0D" calcext:value-type="string">
            <text:p>0x0D</text:p>
          </table:table-cell>
        </table:table-row>
        <table:table-row table:style-name="ro1">
          <table:table-cell table:formula="of:=[.A66]+1" office:value-type="float" office:value="12" calcext:value-type="float">
            <text:p>12</text:p>
          </table:table-cell>
          <table:table-cell table:formula="of:=ROUND([.B15])" office:value-type="float" office:value="1" calcext:value-type="float">
            <text:p>1</text:p>
          </table:table-cell>
          <table:table-cell table:style-name="ce5" table:formula="of:=ROUND([.C15])" office:value-type="float" office:value="3" calcext:value-type="float">
            <text:p>3</text:p>
          </table:table-cell>
          <table:table-cell table:style-name="ce5" table:formula="of:=ROUND([.D15])" office:value-type="float" office:value="4" calcext:value-type="float">
            <text:p>4</text:p>
          </table:table-cell>
          <table:table-cell table:style-name="ce5" table:formula="of:=ROUND([.E15])" office:value-type="float" office:value="6" calcext:value-type="float">
            <text:p>6</text:p>
          </table:table-cell>
          <table:table-cell table:style-name="ce5" table:formula="of:=ROUND([.F15])" office:value-type="float" office:value="7" calcext:value-type="float">
            <text:p>7</text:p>
          </table:table-cell>
          <table:table-cell table:style-name="ce5" table:formula="of:=ROUND([.G15])" office:value-type="float" office:value="9" calcext:value-type="float">
            <text:p>9</text:p>
          </table:table-cell>
          <table:table-cell table:style-name="ce5" table:formula="of:=ROUND([.H15])" office:value-type="float" office:value="10" calcext:value-type="float">
            <text:p>10</text:p>
          </table:table-cell>
          <table:table-cell table:style-name="ce5" table:formula="of:=ROUND([.I15])" office:value-type="float" office:value="11" calcext:value-type="float">
            <text:p>11</text:p>
          </table:table-cell>
          <table:table-cell table:style-name="ce5" table:formula="of:=ROUND([.J15])" office:value-type="float" office:value="13" calcext:value-type="float">
            <text:p>13</text:p>
          </table:table-cell>
          <table:table-cell table:style-name="ce5" table:formula="of:=ROUND([.K15])" office:value-type="float" office:value="14" calcext:value-type="float">
            <text:p>14</text:p>
          </table:table-cell>
          <table:table-cell/>
          <table:table-cell table:formula="of:=[.M66]+1" office:value-type="float" office:value="12" calcext:value-type="float">
            <text:p>12</text:p>
          </table:table-cell>
          <table:table-cell table:formula="of:=CONCATENATE(&quot;0x&quot;;DEC2HEX([.B67];2))" office:value-type="string" office:string-value="0x01" calcext:value-type="string">
            <text:p>0x01</text:p>
          </table:table-cell>
          <table:table-cell table:formula="of:=CONCATENATE(&quot;0x&quot;;DEC2HEX([.C67];2))" office:value-type="string" office:string-value="0x03" calcext:value-type="string">
            <text:p>0x03</text:p>
          </table:table-cell>
          <table:table-cell table:formula="of:=CONCATENATE(&quot;0x&quot;;DEC2HEX([.D67];2))" office:value-type="string" office:string-value="0x04" calcext:value-type="string">
            <text:p>0x04</text:p>
          </table:table-cell>
          <table:table-cell table:formula="of:=CONCATENATE(&quot;0x&quot;;DEC2HEX([.E67];2))" office:value-type="string" office:string-value="0x06" calcext:value-type="string">
            <text:p>0x06</text:p>
          </table:table-cell>
          <table:table-cell table:formula="of:=CONCATENATE(&quot;0x&quot;;DEC2HEX([.F67];2))" office:value-type="string" office:string-value="0x07" calcext:value-type="string">
            <text:p>0x07</text:p>
          </table:table-cell>
          <table:table-cell table:formula="of:=CONCATENATE(&quot;0x&quot;;DEC2HEX([.G67];2))" office:value-type="string" office:string-value="0x09" calcext:value-type="string">
            <text:p>0x09</text:p>
          </table:table-cell>
          <table:table-cell table:formula="of:=CONCATENATE(&quot;0x&quot;;DEC2HEX([.H67];2))" office:value-type="string" office:string-value="0x0A" calcext:value-type="string">
            <text:p>0x0A</text:p>
          </table:table-cell>
          <table:table-cell table:formula="of:=CONCATENATE(&quot;0x&quot;;DEC2HEX([.I67];2))" office:value-type="string" office:string-value="0x0B" calcext:value-type="string">
            <text:p>0x0B</text:p>
          </table:table-cell>
          <table:table-cell table:formula="of:=CONCATENATE(&quot;0x&quot;;DEC2HEX([.J67];2))" office:value-type="string" office:string-value="0x0D" calcext:value-type="string">
            <text:p>0x0D</text:p>
          </table:table-cell>
          <table:table-cell table:formula="of:=CONCATENATE(&quot;0x&quot;;DEC2HEX([.K67];2))" office:value-type="string" office:string-value="0x0E" calcext:value-type="string">
            <text:p>0x0E</text:p>
          </table:table-cell>
        </table:table-row>
        <table:table-row table:style-name="ro1">
          <table:table-cell table:formula="of:=[.A67]+1" office:value-type="float" office:value="13" calcext:value-type="float">
            <text:p>13</text:p>
          </table:table-cell>
          <table:table-cell table:formula="of:=ROUND([.B16])" office:value-type="float" office:value="2" calcext:value-type="float">
            <text:p>2</text:p>
          </table:table-cell>
          <table:table-cell table:style-name="ce5" table:formula="of:=ROUND([.C16])" office:value-type="float" office:value="3" calcext:value-type="float">
            <text:p>3</text:p>
          </table:table-cell>
          <table:table-cell table:style-name="ce5" table:formula="of:=ROUND([.D16])" office:value-type="float" office:value="5" calcext:value-type="float">
            <text:p>5</text:p>
          </table:table-cell>
          <table:table-cell table:style-name="ce5" table:formula="of:=ROUND([.E16])" office:value-type="float" office:value="6" calcext:value-type="float">
            <text:p>6</text:p>
          </table:table-cell>
          <table:table-cell table:style-name="ce5" table:formula="of:=ROUND([.F16])" office:value-type="float" office:value="8" calcext:value-type="float">
            <text:p>8</text:p>
          </table:table-cell>
          <table:table-cell table:style-name="ce5" table:formula="of:=ROUND([.G16])" office:value-type="float" office:value="9" calcext:value-type="float">
            <text:p>9</text:p>
          </table:table-cell>
          <table:table-cell table:style-name="ce5" table:formula="of:=ROUND([.H16])" office:value-type="float" office:value="11" calcext:value-type="float">
            <text:p>11</text:p>
          </table:table-cell>
          <table:table-cell table:style-name="ce5" table:formula="of:=ROUND([.I16])" office:value-type="float" office:value="12" calcext:value-type="float">
            <text:p>12</text:p>
          </table:table-cell>
          <table:table-cell table:style-name="ce5" table:formula="of:=ROUND([.J16])" office:value-type="float" office:value="14" calcext:value-type="float">
            <text:p>14</text:p>
          </table:table-cell>
          <table:table-cell table:style-name="ce5" table:formula="of:=ROUND([.K16])" office:value-type="float" office:value="15" calcext:value-type="float">
            <text:p>15</text:p>
          </table:table-cell>
          <table:table-cell/>
          <table:table-cell table:formula="of:=[.M67]+1" office:value-type="float" office:value="13" calcext:value-type="float">
            <text:p>13</text:p>
          </table:table-cell>
          <table:table-cell table:formula="of:=CONCATENATE(&quot;0x&quot;;DEC2HEX([.B68];2))" office:value-type="string" office:string-value="0x02" calcext:value-type="string">
            <text:p>0x02</text:p>
          </table:table-cell>
          <table:table-cell table:formula="of:=CONCATENATE(&quot;0x&quot;;DEC2HEX([.C68];2))" office:value-type="string" office:string-value="0x03" calcext:value-type="string">
            <text:p>0x03</text:p>
          </table:table-cell>
          <table:table-cell table:formula="of:=CONCATENATE(&quot;0x&quot;;DEC2HEX([.D68];2))" office:value-type="string" office:string-value="0x05" calcext:value-type="string">
            <text:p>0x05</text:p>
          </table:table-cell>
          <table:table-cell table:formula="of:=CONCATENATE(&quot;0x&quot;;DEC2HEX([.E68];2))" office:value-type="string" office:string-value="0x06" calcext:value-type="string">
            <text:p>0x06</text:p>
          </table:table-cell>
          <table:table-cell table:formula="of:=CONCATENATE(&quot;0x&quot;;DEC2HEX([.F68];2))" office:value-type="string" office:string-value="0x08" calcext:value-type="string">
            <text:p>0x08</text:p>
          </table:table-cell>
          <table:table-cell table:formula="of:=CONCATENATE(&quot;0x&quot;;DEC2HEX([.G68];2))" office:value-type="string" office:string-value="0x09" calcext:value-type="string">
            <text:p>0x09</text:p>
          </table:table-cell>
          <table:table-cell table:formula="of:=CONCATENATE(&quot;0x&quot;;DEC2HEX([.H68];2))" office:value-type="string" office:string-value="0x0B" calcext:value-type="string">
            <text:p>0x0B</text:p>
          </table:table-cell>
          <table:table-cell table:formula="of:=CONCATENATE(&quot;0x&quot;;DEC2HEX([.I68];2))" office:value-type="string" office:string-value="0x0C" calcext:value-type="string">
            <text:p>0x0C</text:p>
          </table:table-cell>
          <table:table-cell table:formula="of:=CONCATENATE(&quot;0x&quot;;DEC2HEX([.J68];2))" office:value-type="string" office:string-value="0x0E" calcext:value-type="string">
            <text:p>0x0E</text:p>
          </table:table-cell>
          <table:table-cell table:formula="of:=CONCATENATE(&quot;0x&quot;;DEC2HEX([.K68];2))" office:value-type="string" office:string-value="0x0F" calcext:value-type="string">
            <text:p>0x0F</text:p>
          </table:table-cell>
        </table:table-row>
        <table:table-row table:style-name="ro1">
          <table:table-cell table:formula="of:=[.A68]+1" office:value-type="float" office:value="14" calcext:value-type="float">
            <text:p>14</text:p>
          </table:table-cell>
          <table:table-cell table:formula="of:=ROUND([.B17])" office:value-type="float" office:value="2" calcext:value-type="float">
            <text:p>2</text:p>
          </table:table-cell>
          <table:table-cell table:style-name="ce5" table:formula="of:=ROUND([.C17])" office:value-type="float" office:value="3" calcext:value-type="float">
            <text:p>3</text:p>
          </table:table-cell>
          <table:table-cell table:style-name="ce5" table:formula="of:=ROUND([.D17])" office:value-type="float" office:value="5" calcext:value-type="float">
            <text:p>5</text:p>
          </table:table-cell>
          <table:table-cell table:style-name="ce5" table:formula="of:=ROUND([.E17])" office:value-type="float" office:value="7" calcext:value-type="float">
            <text:p>7</text:p>
          </table:table-cell>
          <table:table-cell table:style-name="ce5" table:formula="of:=ROUND([.F17])" office:value-type="float" office:value="8" calcext:value-type="float">
            <text:p>8</text:p>
          </table:table-cell>
          <table:table-cell table:style-name="ce5" table:formula="of:=ROUND([.G17])" office:value-type="float" office:value="10" calcext:value-type="float">
            <text:p>10</text:p>
          </table:table-cell>
          <table:table-cell table:style-name="ce5" table:formula="of:=ROUND([.H17])" office:value-type="float" office:value="12" calcext:value-type="float">
            <text:p>12</text:p>
          </table:table-cell>
          <table:table-cell table:style-name="ce5" table:formula="of:=ROUND([.I17])" office:value-type="float" office:value="13" calcext:value-type="float">
            <text:p>13</text:p>
          </table:table-cell>
          <table:table-cell table:style-name="ce5" table:formula="of:=ROUND([.J17])" office:value-type="float" office:value="15" calcext:value-type="float">
            <text:p>15</text:p>
          </table:table-cell>
          <table:table-cell table:style-name="ce5" table:formula="of:=ROUND([.K17])" office:value-type="float" office:value="17" calcext:value-type="float">
            <text:p>17</text:p>
          </table:table-cell>
          <table:table-cell/>
          <table:table-cell table:formula="of:=[.M68]+1" office:value-type="float" office:value="14" calcext:value-type="float">
            <text:p>14</text:p>
          </table:table-cell>
          <table:table-cell table:formula="of:=CONCATENATE(&quot;0x&quot;;DEC2HEX([.B69];2))" office:value-type="string" office:string-value="0x02" calcext:value-type="string">
            <text:p>0x02</text:p>
          </table:table-cell>
          <table:table-cell table:formula="of:=CONCATENATE(&quot;0x&quot;;DEC2HEX([.C69];2))" office:value-type="string" office:string-value="0x03" calcext:value-type="string">
            <text:p>0x03</text:p>
          </table:table-cell>
          <table:table-cell table:formula="of:=CONCATENATE(&quot;0x&quot;;DEC2HEX([.D69];2))" office:value-type="string" office:string-value="0x05" calcext:value-type="string">
            <text:p>0x05</text:p>
          </table:table-cell>
          <table:table-cell table:formula="of:=CONCATENATE(&quot;0x&quot;;DEC2HEX([.E69];2))" office:value-type="string" office:string-value="0x07" calcext:value-type="string">
            <text:p>0x07</text:p>
          </table:table-cell>
          <table:table-cell table:formula="of:=CONCATENATE(&quot;0x&quot;;DEC2HEX([.F69];2))" office:value-type="string" office:string-value="0x08" calcext:value-type="string">
            <text:p>0x08</text:p>
          </table:table-cell>
          <table:table-cell table:formula="of:=CONCATENATE(&quot;0x&quot;;DEC2HEX([.G69];2))" office:value-type="string" office:string-value="0x0A" calcext:value-type="string">
            <text:p>0x0A</text:p>
          </table:table-cell>
          <table:table-cell table:formula="of:=CONCATENATE(&quot;0x&quot;;DEC2HEX([.H69];2))" office:value-type="string" office:string-value="0x0C" calcext:value-type="string">
            <text:p>0x0C</text:p>
          </table:table-cell>
          <table:table-cell table:formula="of:=CONCATENATE(&quot;0x&quot;;DEC2HEX([.I69];2))" office:value-type="string" office:string-value="0x0D" calcext:value-type="string">
            <text:p>0x0D</text:p>
          </table:table-cell>
          <table:table-cell table:formula="of:=CONCATENATE(&quot;0x&quot;;DEC2HEX([.J69];2))" office:value-type="string" office:string-value="0x0F" calcext:value-type="string">
            <text:p>0x0F</text:p>
          </table:table-cell>
          <table:table-cell table:formula="of:=CONCATENATE(&quot;0x&quot;;DEC2HEX([.K69];2))" office:value-type="string" office:string-value="0x11" calcext:value-type="string">
            <text:p>0x11</text:p>
          </table:table-cell>
        </table:table-row>
        <table:table-row table:style-name="ro1">
          <table:table-cell table:formula="of:=[.A69]+1" office:value-type="float" office:value="15" calcext:value-type="float">
            <text:p>15</text:p>
          </table:table-cell>
          <table:table-cell table:formula="of:=ROUND([.B18])" office:value-type="float" office:value="2" calcext:value-type="float">
            <text:p>2</text:p>
          </table:table-cell>
          <table:table-cell table:style-name="ce5" table:formula="of:=ROUND([.C18])" office:value-type="float" office:value="4" calcext:value-type="float">
            <text:p>4</text:p>
          </table:table-cell>
          <table:table-cell table:style-name="ce5" table:formula="of:=ROUND([.D18])" office:value-type="float" office:value="5" calcext:value-type="float">
            <text:p>5</text:p>
          </table:table-cell>
          <table:table-cell table:style-name="ce5" table:formula="of:=ROUND([.E18])" office:value-type="float" office:value="7" calcext:value-type="float">
            <text:p>7</text:p>
          </table:table-cell>
          <table:table-cell table:style-name="ce5" table:formula="of:=ROUND([.F18])" office:value-type="float" office:value="9" calcext:value-type="float">
            <text:p>9</text:p>
          </table:table-cell>
          <table:table-cell table:style-name="ce5" table:formula="of:=ROUND([.G18])" office:value-type="float" office:value="11" calcext:value-type="float">
            <text:p>11</text:p>
          </table:table-cell>
          <table:table-cell table:style-name="ce5" table:formula="of:=ROUND([.H18])" office:value-type="float" office:value="12" calcext:value-type="float">
            <text:p>12</text:p>
          </table:table-cell>
          <table:table-cell table:style-name="ce5" table:formula="of:=ROUND([.I18])" office:value-type="float" office:value="14" calcext:value-type="float">
            <text:p>14</text:p>
          </table:table-cell>
          <table:table-cell table:style-name="ce5" table:formula="of:=ROUND([.J18])" office:value-type="float" office:value="16" calcext:value-type="float">
            <text:p>16</text:p>
          </table:table-cell>
          <table:table-cell table:style-name="ce5" table:formula="of:=ROUND([.K18])" office:value-type="float" office:value="18" calcext:value-type="float">
            <text:p>18</text:p>
          </table:table-cell>
          <table:table-cell/>
          <table:table-cell table:formula="of:=[.M69]+1" office:value-type="float" office:value="15" calcext:value-type="float">
            <text:p>15</text:p>
          </table:table-cell>
          <table:table-cell table:formula="of:=CONCATENATE(&quot;0x&quot;;DEC2HEX([.B70];2))" office:value-type="string" office:string-value="0x02" calcext:value-type="string">
            <text:p>0x02</text:p>
          </table:table-cell>
          <table:table-cell table:formula="of:=CONCATENATE(&quot;0x&quot;;DEC2HEX([.C70];2))" office:value-type="string" office:string-value="0x04" calcext:value-type="string">
            <text:p>0x04</text:p>
          </table:table-cell>
          <table:table-cell table:formula="of:=CONCATENATE(&quot;0x&quot;;DEC2HEX([.D70];2))" office:value-type="string" office:string-value="0x05" calcext:value-type="string">
            <text:p>0x05</text:p>
          </table:table-cell>
          <table:table-cell table:formula="of:=CONCATENATE(&quot;0x&quot;;DEC2HEX([.E70];2))" office:value-type="string" office:string-value="0x07" calcext:value-type="string">
            <text:p>0x07</text:p>
          </table:table-cell>
          <table:table-cell table:formula="of:=CONCATENATE(&quot;0x&quot;;DEC2HEX([.F70];2))" office:value-type="string" office:string-value="0x09" calcext:value-type="string">
            <text:p>0x09</text:p>
          </table:table-cell>
          <table:table-cell table:formula="of:=CONCATENATE(&quot;0x&quot;;DEC2HEX([.G70];2))" office:value-type="string" office:string-value="0x0B" calcext:value-type="string">
            <text:p>0x0B</text:p>
          </table:table-cell>
          <table:table-cell table:formula="of:=CONCATENATE(&quot;0x&quot;;DEC2HEX([.H70];2))" office:value-type="string" office:string-value="0x0C" calcext:value-type="string">
            <text:p>0x0C</text:p>
          </table:table-cell>
          <table:table-cell table:formula="of:=CONCATENATE(&quot;0x&quot;;DEC2HEX([.I70];2))" office:value-type="string" office:string-value="0x0E" calcext:value-type="string">
            <text:p>0x0E</text:p>
          </table:table-cell>
          <table:table-cell table:formula="of:=CONCATENATE(&quot;0x&quot;;DEC2HEX([.J70];2))" office:value-type="string" office:string-value="0x10" calcext:value-type="string">
            <text:p>0x10</text:p>
          </table:table-cell>
          <table:table-cell table:formula="of:=CONCATENATE(&quot;0x&quot;;DEC2HEX([.K70];2))" office:value-type="string" office:string-value="0x12" calcext:value-type="string">
            <text:p>0x12</text:p>
          </table:table-cell>
        </table:table-row>
        <table:table-row table:style-name="ro1">
          <table:table-cell table:formula="of:=[.A70]+1" office:value-type="float" office:value="16" calcext:value-type="float">
            <text:p>16</text:p>
          </table:table-cell>
          <table:table-cell table:formula="of:=ROUND([.B19])" office:value-type="float" office:value="2" calcext:value-type="float">
            <text:p>2</text:p>
          </table:table-cell>
          <table:table-cell table:style-name="ce5" table:formula="of:=ROUND([.C19])" office:value-type="float" office:value="4" calcext:value-type="float">
            <text:p>4</text:p>
          </table:table-cell>
          <table:table-cell table:style-name="ce5" table:formula="of:=ROUND([.D19])" office:value-type="float" office:value="6" calcext:value-type="float">
            <text:p>6</text:p>
          </table:table-cell>
          <table:table-cell table:style-name="ce5" table:formula="of:=ROUND([.E19])" office:value-type="float" office:value="8" calcext:value-type="float">
            <text:p>8</text:p>
          </table:table-cell>
          <table:table-cell table:style-name="ce5" table:formula="of:=ROUND([.F19])" office:value-type="float" office:value="9" calcext:value-type="float">
            <text:p>9</text:p>
          </table:table-cell>
          <table:table-cell table:style-name="ce5" table:formula="of:=ROUND([.G19])" office:value-type="float" office:value="11" calcext:value-type="float">
            <text:p>11</text:p>
          </table:table-cell>
          <table:table-cell table:style-name="ce5" table:formula="of:=ROUND([.H19])" office:value-type="float" office:value="13" calcext:value-type="float">
            <text:p>13</text:p>
          </table:table-cell>
          <table:table-cell table:style-name="ce5" table:formula="of:=ROUND([.I19])" office:value-type="float" office:value="15" calcext:value-type="float">
            <text:p>15</text:p>
          </table:table-cell>
          <table:table-cell table:style-name="ce5" table:formula="of:=ROUND([.J19])" office:value-type="float" office:value="17" calcext:value-type="float">
            <text:p>17</text:p>
          </table:table-cell>
          <table:table-cell table:style-name="ce5" table:formula="of:=ROUND([.K19])" office:value-type="float" office:value="19" calcext:value-type="float">
            <text:p>19</text:p>
          </table:table-cell>
          <table:table-cell/>
          <table:table-cell table:formula="of:=[.M70]+1" office:value-type="float" office:value="16" calcext:value-type="float">
            <text:p>16</text:p>
          </table:table-cell>
          <table:table-cell table:formula="of:=CONCATENATE(&quot;0x&quot;;DEC2HEX([.B71];2))" office:value-type="string" office:string-value="0x02" calcext:value-type="string">
            <text:p>0x02</text:p>
          </table:table-cell>
          <table:table-cell table:formula="of:=CONCATENATE(&quot;0x&quot;;DEC2HEX([.C71];2))" office:value-type="string" office:string-value="0x04" calcext:value-type="string">
            <text:p>0x04</text:p>
          </table:table-cell>
          <table:table-cell table:formula="of:=CONCATENATE(&quot;0x&quot;;DEC2HEX([.D71];2))" office:value-type="string" office:string-value="0x06" calcext:value-type="string">
            <text:p>0x06</text:p>
          </table:table-cell>
          <table:table-cell table:formula="of:=CONCATENATE(&quot;0x&quot;;DEC2HEX([.E71];2))" office:value-type="string" office:string-value="0x08" calcext:value-type="string">
            <text:p>0x08</text:p>
          </table:table-cell>
          <table:table-cell table:formula="of:=CONCATENATE(&quot;0x&quot;;DEC2HEX([.F71];2))" office:value-type="string" office:string-value="0x09" calcext:value-type="string">
            <text:p>0x09</text:p>
          </table:table-cell>
          <table:table-cell table:formula="of:=CONCATENATE(&quot;0x&quot;;DEC2HEX([.G71];2))" office:value-type="string" office:string-value="0x0B" calcext:value-type="string">
            <text:p>0x0B</text:p>
          </table:table-cell>
          <table:table-cell table:formula="of:=CONCATENATE(&quot;0x&quot;;DEC2HEX([.H71];2))" office:value-type="string" office:string-value="0x0D" calcext:value-type="string">
            <text:p>0x0D</text:p>
          </table:table-cell>
          <table:table-cell table:formula="of:=CONCATENATE(&quot;0x&quot;;DEC2HEX([.I71];2))" office:value-type="string" office:string-value="0x0F" calcext:value-type="string">
            <text:p>0x0F</text:p>
          </table:table-cell>
          <table:table-cell table:formula="of:=CONCATENATE(&quot;0x&quot;;DEC2HEX([.J71];2))" office:value-type="string" office:string-value="0x11" calcext:value-type="string">
            <text:p>0x11</text:p>
          </table:table-cell>
          <table:table-cell table:formula="of:=CONCATENATE(&quot;0x&quot;;DEC2HEX([.K71];2))" office:value-type="string" office:string-value="0x13" calcext:value-type="string">
            <text:p>0x13</text:p>
          </table:table-cell>
        </table:table-row>
        <table:table-row table:style-name="ro1">
          <table:table-cell table:formula="of:=[.A71]+1" office:value-type="float" office:value="17" calcext:value-type="float">
            <text:p>17</text:p>
          </table:table-cell>
          <table:table-cell table:formula="of:=ROUND([.B20])" office:value-type="float" office:value="2" calcext:value-type="float">
            <text:p>2</text:p>
          </table:table-cell>
          <table:table-cell table:style-name="ce5" table:formula="of:=ROUND([.C20])" office:value-type="float" office:value="4" calcext:value-type="float">
            <text:p>4</text:p>
          </table:table-cell>
          <table:table-cell table:style-name="ce5" table:formula="of:=ROUND([.D20])" office:value-type="float" office:value="6" calcext:value-type="float">
            <text:p>6</text:p>
          </table:table-cell>
          <table:table-cell table:style-name="ce5" table:formula="of:=ROUND([.E20])" office:value-type="float" office:value="8" calcext:value-type="float">
            <text:p>8</text:p>
          </table:table-cell>
          <table:table-cell table:style-name="ce5" table:formula="of:=ROUND([.F20])" office:value-type="float" office:value="10" calcext:value-type="float">
            <text:p>10</text:p>
          </table:table-cell>
          <table:table-cell table:style-name="ce5" table:formula="of:=ROUND([.G20])" office:value-type="float" office:value="12" calcext:value-type="float">
            <text:p>12</text:p>
          </table:table-cell>
          <table:table-cell table:style-name="ce5" table:formula="of:=ROUND([.H20])" office:value-type="float" office:value="14" calcext:value-type="float">
            <text:p>14</text:p>
          </table:table-cell>
          <table:table-cell table:style-name="ce5" table:formula="of:=ROUND([.I20])" office:value-type="float" office:value="16" calcext:value-type="float">
            <text:p>16</text:p>
          </table:table-cell>
          <table:table-cell table:style-name="ce5" table:formula="of:=ROUND([.J20])" office:value-type="float" office:value="18" calcext:value-type="float">
            <text:p>18</text:p>
          </table:table-cell>
          <table:table-cell table:style-name="ce5" table:formula="of:=ROUND([.K20])" office:value-type="float" office:value="20" calcext:value-type="float">
            <text:p>20</text:p>
          </table:table-cell>
          <table:table-cell/>
          <table:table-cell table:formula="of:=[.M71]+1" office:value-type="float" office:value="17" calcext:value-type="float">
            <text:p>17</text:p>
          </table:table-cell>
          <table:table-cell table:formula="of:=CONCATENATE(&quot;0x&quot;;DEC2HEX([.B72];2))" office:value-type="string" office:string-value="0x02" calcext:value-type="string">
            <text:p>0x02</text:p>
          </table:table-cell>
          <table:table-cell table:formula="of:=CONCATENATE(&quot;0x&quot;;DEC2HEX([.C72];2))" office:value-type="string" office:string-value="0x04" calcext:value-type="string">
            <text:p>0x04</text:p>
          </table:table-cell>
          <table:table-cell table:formula="of:=CONCATENATE(&quot;0x&quot;;DEC2HEX([.D72];2))" office:value-type="string" office:string-value="0x06" calcext:value-type="string">
            <text:p>0x06</text:p>
          </table:table-cell>
          <table:table-cell table:formula="of:=CONCATENATE(&quot;0x&quot;;DEC2HEX([.E72];2))" office:value-type="string" office:string-value="0x08" calcext:value-type="string">
            <text:p>0x08</text:p>
          </table:table-cell>
          <table:table-cell table:formula="of:=CONCATENATE(&quot;0x&quot;;DEC2HEX([.F72];2))" office:value-type="string" office:string-value="0x0A" calcext:value-type="string">
            <text:p>0x0A</text:p>
          </table:table-cell>
          <table:table-cell table:formula="of:=CONCATENATE(&quot;0x&quot;;DEC2HEX([.G72];2))" office:value-type="string" office:string-value="0x0C" calcext:value-type="string">
            <text:p>0x0C</text:p>
          </table:table-cell>
          <table:table-cell table:formula="of:=CONCATENATE(&quot;0x&quot;;DEC2HEX([.H72];2))" office:value-type="string" office:string-value="0x0E" calcext:value-type="string">
            <text:p>0x0E</text:p>
          </table:table-cell>
          <table:table-cell table:formula="of:=CONCATENATE(&quot;0x&quot;;DEC2HEX([.I72];2))" office:value-type="string" office:string-value="0x10" calcext:value-type="string">
            <text:p>0x10</text:p>
          </table:table-cell>
          <table:table-cell table:formula="of:=CONCATENATE(&quot;0x&quot;;DEC2HEX([.J72];2))" office:value-type="string" office:string-value="0x12" calcext:value-type="string">
            <text:p>0x12</text:p>
          </table:table-cell>
          <table:table-cell table:formula="of:=CONCATENATE(&quot;0x&quot;;DEC2HEX([.K72];2))" office:value-type="string" office:string-value="0x14" calcext:value-type="string">
            <text:p>0x14</text:p>
          </table:table-cell>
        </table:table-row>
        <table:table-row table:style-name="ro1">
          <table:table-cell table:formula="of:=[.A72]+1" office:value-type="float" office:value="18" calcext:value-type="float">
            <text:p>18</text:p>
          </table:table-cell>
          <table:table-cell table:formula="of:=ROUND([.B21])" office:value-type="float" office:value="2" calcext:value-type="float">
            <text:p>2</text:p>
          </table:table-cell>
          <table:table-cell table:style-name="ce5" table:formula="of:=ROUND([.C21])" office:value-type="float" office:value="4" calcext:value-type="float">
            <text:p>4</text:p>
          </table:table-cell>
          <table:table-cell table:style-name="ce5" table:formula="of:=ROUND([.D21])" office:value-type="float" office:value="6" calcext:value-type="float">
            <text:p>6</text:p>
          </table:table-cell>
          <table:table-cell table:style-name="ce5" table:formula="of:=ROUND([.E21])" office:value-type="float" office:value="9" calcext:value-type="float">
            <text:p>9</text:p>
          </table:table-cell>
          <table:table-cell table:style-name="ce5" table:formula="of:=ROUND([.F21])" office:value-type="float" office:value="11" calcext:value-type="float">
            <text:p>11</text:p>
          </table:table-cell>
          <table:table-cell table:style-name="ce5" table:formula="of:=ROUND([.G21])" office:value-type="float" office:value="13" calcext:value-type="float">
            <text:p>13</text:p>
          </table:table-cell>
          <table:table-cell table:style-name="ce5" table:formula="of:=ROUND([.H21])" office:value-type="float" office:value="15" calcext:value-type="float">
            <text:p>15</text:p>
          </table:table-cell>
          <table:table-cell table:style-name="ce5" table:formula="of:=ROUND([.I21])" office:value-type="float" office:value="17" calcext:value-type="float">
            <text:p>17</text:p>
          </table:table-cell>
          <table:table-cell table:style-name="ce5" table:formula="of:=ROUND([.J21])" office:value-type="float" office:value="19" calcext:value-type="float">
            <text:p>19</text:p>
          </table:table-cell>
          <table:table-cell table:style-name="ce5" table:formula="of:=ROUND([.K21])" office:value-type="float" office:value="21" calcext:value-type="float">
            <text:p>21</text:p>
          </table:table-cell>
          <table:table-cell/>
          <table:table-cell table:formula="of:=[.M72]+1" office:value-type="float" office:value="18" calcext:value-type="float">
            <text:p>18</text:p>
          </table:table-cell>
          <table:table-cell table:formula="of:=CONCATENATE(&quot;0x&quot;;DEC2HEX([.B73];2))" office:value-type="string" office:string-value="0x02" calcext:value-type="string">
            <text:p>0x02</text:p>
          </table:table-cell>
          <table:table-cell table:formula="of:=CONCATENATE(&quot;0x&quot;;DEC2HEX([.C73];2))" office:value-type="string" office:string-value="0x04" calcext:value-type="string">
            <text:p>0x04</text:p>
          </table:table-cell>
          <table:table-cell table:formula="of:=CONCATENATE(&quot;0x&quot;;DEC2HEX([.D73];2))" office:value-type="string" office:string-value="0x06" calcext:value-type="string">
            <text:p>0x06</text:p>
          </table:table-cell>
          <table:table-cell table:formula="of:=CONCATENATE(&quot;0x&quot;;DEC2HEX([.E73];2))" office:value-type="string" office:string-value="0x09" calcext:value-type="string">
            <text:p>0x09</text:p>
          </table:table-cell>
          <table:table-cell table:formula="of:=CONCATENATE(&quot;0x&quot;;DEC2HEX([.F73];2))" office:value-type="string" office:string-value="0x0B" calcext:value-type="string">
            <text:p>0x0B</text:p>
          </table:table-cell>
          <table:table-cell table:formula="of:=CONCATENATE(&quot;0x&quot;;DEC2HEX([.G73];2))" office:value-type="string" office:string-value="0x0D" calcext:value-type="string">
            <text:p>0x0D</text:p>
          </table:table-cell>
          <table:table-cell table:formula="of:=CONCATENATE(&quot;0x&quot;;DEC2HEX([.H73];2))" office:value-type="string" office:string-value="0x0F" calcext:value-type="string">
            <text:p>0x0F</text:p>
          </table:table-cell>
          <table:table-cell table:formula="of:=CONCATENATE(&quot;0x&quot;;DEC2HEX([.I73];2))" office:value-type="string" office:string-value="0x11" calcext:value-type="string">
            <text:p>0x11</text:p>
          </table:table-cell>
          <table:table-cell table:formula="of:=CONCATENATE(&quot;0x&quot;;DEC2HEX([.J73];2))" office:value-type="string" office:string-value="0x13" calcext:value-type="string">
            <text:p>0x13</text:p>
          </table:table-cell>
          <table:table-cell table:formula="of:=CONCATENATE(&quot;0x&quot;;DEC2HEX([.K73];2))" office:value-type="string" office:string-value="0x15" calcext:value-type="string">
            <text:p>0x15</text:p>
          </table:table-cell>
        </table:table-row>
        <table:table-row table:style-name="ro1">
          <table:table-cell table:formula="of:=[.A73]+1" office:value-type="float" office:value="19" calcext:value-type="float">
            <text:p>19</text:p>
          </table:table-cell>
          <table:table-cell table:formula="of:=ROUND([.B22])" office:value-type="float" office:value="2" calcext:value-type="float">
            <text:p>2</text:p>
          </table:table-cell>
          <table:table-cell table:style-name="ce5" table:formula="of:=ROUND([.C22])" office:value-type="float" office:value="5" calcext:value-type="float">
            <text:p>5</text:p>
          </table:table-cell>
          <table:table-cell table:style-name="ce5" table:formula="of:=ROUND([.D22])" office:value-type="float" office:value="7" calcext:value-type="float">
            <text:p>7</text:p>
          </table:table-cell>
          <table:table-cell table:style-name="ce5" table:formula="of:=ROUND([.E22])" office:value-type="float" office:value="9" calcext:value-type="float">
            <text:p>9</text:p>
          </table:table-cell>
          <table:table-cell table:style-name="ce5" table:formula="of:=ROUND([.F22])" office:value-type="float" office:value="11" calcext:value-type="float">
            <text:p>11</text:p>
          </table:table-cell>
          <table:table-cell table:style-name="ce5" table:formula="of:=ROUND([.G22])" office:value-type="float" office:value="14" calcext:value-type="float">
            <text:p>14</text:p>
          </table:table-cell>
          <table:table-cell table:style-name="ce5" table:formula="of:=ROUND([.H22])" office:value-type="float" office:value="16" calcext:value-type="float">
            <text:p>16</text:p>
          </table:table-cell>
          <table:table-cell table:style-name="ce5" table:formula="of:=ROUND([.I22])" office:value-type="float" office:value="18" calcext:value-type="float">
            <text:p>18</text:p>
          </table:table-cell>
          <table:table-cell table:style-name="ce5" table:formula="of:=ROUND([.J22])" office:value-type="float" office:value="20" calcext:value-type="float">
            <text:p>20</text:p>
          </table:table-cell>
          <table:table-cell table:style-name="ce5" table:formula="of:=ROUND([.K22])" office:value-type="float" office:value="23" calcext:value-type="float">
            <text:p>23</text:p>
          </table:table-cell>
          <table:table-cell/>
          <table:table-cell table:formula="of:=[.M73]+1" office:value-type="float" office:value="19" calcext:value-type="float">
            <text:p>19</text:p>
          </table:table-cell>
          <table:table-cell table:formula="of:=CONCATENATE(&quot;0x&quot;;DEC2HEX([.B74];2))" office:value-type="string" office:string-value="0x02" calcext:value-type="string">
            <text:p>0x02</text:p>
          </table:table-cell>
          <table:table-cell table:formula="of:=CONCATENATE(&quot;0x&quot;;DEC2HEX([.C74];2))" office:value-type="string" office:string-value="0x05" calcext:value-type="string">
            <text:p>0x05</text:p>
          </table:table-cell>
          <table:table-cell table:formula="of:=CONCATENATE(&quot;0x&quot;;DEC2HEX([.D74];2))" office:value-type="string" office:string-value="0x07" calcext:value-type="string">
            <text:p>0x07</text:p>
          </table:table-cell>
          <table:table-cell table:formula="of:=CONCATENATE(&quot;0x&quot;;DEC2HEX([.E74];2))" office:value-type="string" office:string-value="0x09" calcext:value-type="string">
            <text:p>0x09</text:p>
          </table:table-cell>
          <table:table-cell table:formula="of:=CONCATENATE(&quot;0x&quot;;DEC2HEX([.F74];2))" office:value-type="string" office:string-value="0x0B" calcext:value-type="string">
            <text:p>0x0B</text:p>
          </table:table-cell>
          <table:table-cell table:formula="of:=CONCATENATE(&quot;0x&quot;;DEC2HEX([.G74];2))" office:value-type="string" office:string-value="0x0E" calcext:value-type="string">
            <text:p>0x0E</text:p>
          </table:table-cell>
          <table:table-cell table:formula="of:=CONCATENATE(&quot;0x&quot;;DEC2HEX([.H74];2))" office:value-type="string" office:string-value="0x10" calcext:value-type="string">
            <text:p>0x10</text:p>
          </table:table-cell>
          <table:table-cell table:formula="of:=CONCATENATE(&quot;0x&quot;;DEC2HEX([.I74];2))" office:value-type="string" office:string-value="0x12" calcext:value-type="string">
            <text:p>0x12</text:p>
          </table:table-cell>
          <table:table-cell table:formula="of:=CONCATENATE(&quot;0x&quot;;DEC2HEX([.J74];2))" office:value-type="string" office:string-value="0x14" calcext:value-type="string">
            <text:p>0x14</text:p>
          </table:table-cell>
          <table:table-cell table:formula="of:=CONCATENATE(&quot;0x&quot;;DEC2HEX([.K74];2))" office:value-type="string" office:string-value="0x17" calcext:value-type="string">
            <text:p>0x17</text:p>
          </table:table-cell>
        </table:table-row>
        <table:table-row table:style-name="ro1">
          <table:table-cell table:formula="of:=[.A74]+1" office:value-type="float" office:value="20" calcext:value-type="float">
            <text:p>20</text:p>
          </table:table-cell>
          <table:table-cell table:formula="of:=ROUND([.B23])" office:value-type="float" office:value="2" calcext:value-type="float">
            <text:p>2</text:p>
          </table:table-cell>
          <table:table-cell table:style-name="ce5" table:formula="of:=ROUND([.C23])" office:value-type="float" office:value="5" calcext:value-type="float">
            <text:p>5</text:p>
          </table:table-cell>
          <table:table-cell table:style-name="ce5" table:formula="of:=ROUND([.D23])" office:value-type="float" office:value="7" calcext:value-type="float">
            <text:p>7</text:p>
          </table:table-cell>
          <table:table-cell table:style-name="ce5" table:formula="of:=ROUND([.E23])" office:value-type="float" office:value="9" calcext:value-type="float">
            <text:p>9</text:p>
          </table:table-cell>
          <table:table-cell table:style-name="ce5" table:formula="of:=ROUND([.F23])" office:value-type="float" office:value="12" calcext:value-type="float">
            <text:p>12</text:p>
          </table:table-cell>
          <table:table-cell table:style-name="ce5" table:formula="of:=ROUND([.G23])" office:value-type="float" office:value="14" calcext:value-type="float">
            <text:p>14</text:p>
          </table:table-cell>
          <table:table-cell table:style-name="ce5" table:formula="of:=ROUND([.H23])" office:value-type="float" office:value="17" calcext:value-type="float">
            <text:p>17</text:p>
          </table:table-cell>
          <table:table-cell table:style-name="ce5" table:formula="of:=ROUND([.I23])" office:value-type="float" office:value="19" calcext:value-type="float">
            <text:p>19</text:p>
          </table:table-cell>
          <table:table-cell table:style-name="ce5" table:formula="of:=ROUND([.J23])" office:value-type="float" office:value="21" calcext:value-type="float">
            <text:p>21</text:p>
          </table:table-cell>
          <table:table-cell table:style-name="ce5" table:formula="of:=ROUND([.K23])" office:value-type="float" office:value="24" calcext:value-type="float">
            <text:p>24</text:p>
          </table:table-cell>
          <table:table-cell/>
          <table:table-cell table:formula="of:=[.M74]+1" office:value-type="float" office:value="20" calcext:value-type="float">
            <text:p>20</text:p>
          </table:table-cell>
          <table:table-cell table:formula="of:=CONCATENATE(&quot;0x&quot;;DEC2HEX([.B75];2))" office:value-type="string" office:string-value="0x02" calcext:value-type="string">
            <text:p>0x02</text:p>
          </table:table-cell>
          <table:table-cell table:formula="of:=CONCATENATE(&quot;0x&quot;;DEC2HEX([.C75];2))" office:value-type="string" office:string-value="0x05" calcext:value-type="string">
            <text:p>0x05</text:p>
          </table:table-cell>
          <table:table-cell table:formula="of:=CONCATENATE(&quot;0x&quot;;DEC2HEX([.D75];2))" office:value-type="string" office:string-value="0x07" calcext:value-type="string">
            <text:p>0x07</text:p>
          </table:table-cell>
          <table:table-cell table:formula="of:=CONCATENATE(&quot;0x&quot;;DEC2HEX([.E75];2))" office:value-type="string" office:string-value="0x09" calcext:value-type="string">
            <text:p>0x09</text:p>
          </table:table-cell>
          <table:table-cell table:formula="of:=CONCATENATE(&quot;0x&quot;;DEC2HEX([.F75];2))" office:value-type="string" office:string-value="0x0C" calcext:value-type="string">
            <text:p>0x0C</text:p>
          </table:table-cell>
          <table:table-cell table:formula="of:=CONCATENATE(&quot;0x&quot;;DEC2HEX([.G75];2))" office:value-type="string" office:string-value="0x0E" calcext:value-type="string">
            <text:p>0x0E</text:p>
          </table:table-cell>
          <table:table-cell table:formula="of:=CONCATENATE(&quot;0x&quot;;DEC2HEX([.H75];2))" office:value-type="string" office:string-value="0x11" calcext:value-type="string">
            <text:p>0x11</text:p>
          </table:table-cell>
          <table:table-cell table:formula="of:=CONCATENATE(&quot;0x&quot;;DEC2HEX([.I75];2))" office:value-type="string" office:string-value="0x13" calcext:value-type="string">
            <text:p>0x13</text:p>
          </table:table-cell>
          <table:table-cell table:formula="of:=CONCATENATE(&quot;0x&quot;;DEC2HEX([.J75];2))" office:value-type="string" office:string-value="0x15" calcext:value-type="string">
            <text:p>0x15</text:p>
          </table:table-cell>
          <table:table-cell table:formula="of:=CONCATENATE(&quot;0x&quot;;DEC2HEX([.K75];2))" office:value-type="string" office:string-value="0x18" calcext:value-type="string">
            <text:p>0x18</text:p>
          </table:table-cell>
        </table:table-row>
        <table:table-row table:style-name="ro1">
          <table:table-cell table:formula="of:=[.A75]+1" office:value-type="float" office:value="21" calcext:value-type="float">
            <text:p>21</text:p>
          </table:table-cell>
          <table:table-cell table:formula="of:=ROUND([.B24])" office:value-type="float" office:value="2" calcext:value-type="float">
            <text:p>2</text:p>
          </table:table-cell>
          <table:table-cell table:style-name="ce5" table:formula="of:=ROUND([.C24])" office:value-type="float" office:value="5" calcext:value-type="float">
            <text:p>5</text:p>
          </table:table-cell>
          <table:table-cell table:style-name="ce5" table:formula="of:=ROUND([.D24])" office:value-type="float" office:value="7" calcext:value-type="float">
            <text:p>7</text:p>
          </table:table-cell>
          <table:table-cell table:style-name="ce5" table:formula="of:=ROUND([.E24])" office:value-type="float" office:value="10" calcext:value-type="float">
            <text:p>10</text:p>
          </table:table-cell>
          <table:table-cell table:style-name="ce5" table:formula="of:=ROUND([.F24])" office:value-type="float" office:value="12" calcext:value-type="float">
            <text:p>12</text:p>
          </table:table-cell>
          <table:table-cell table:style-name="ce5" table:formula="of:=ROUND([.G24])" office:value-type="float" office:value="15" calcext:value-type="float">
            <text:p>15</text:p>
          </table:table-cell>
          <table:table-cell table:style-name="ce5" table:formula="of:=ROUND([.H24])" office:value-type="float" office:value="17" calcext:value-type="float">
            <text:p>17</text:p>
          </table:table-cell>
          <table:table-cell table:style-name="ce5" table:formula="of:=ROUND([.I24])" office:value-type="float" office:value="20" calcext:value-type="float">
            <text:p>20</text:p>
          </table:table-cell>
          <table:table-cell table:style-name="ce5" table:formula="of:=ROUND([.J24])" office:value-type="float" office:value="22" calcext:value-type="float">
            <text:p>22</text:p>
          </table:table-cell>
          <table:table-cell table:style-name="ce5" table:formula="of:=ROUND([.K24])" office:value-type="float" office:value="25" calcext:value-type="float">
            <text:p>25</text:p>
          </table:table-cell>
          <table:table-cell/>
          <table:table-cell table:formula="of:=[.M75]+1" office:value-type="float" office:value="21" calcext:value-type="float">
            <text:p>21</text:p>
          </table:table-cell>
          <table:table-cell table:formula="of:=CONCATENATE(&quot;0x&quot;;DEC2HEX([.B76];2))" office:value-type="string" office:string-value="0x02" calcext:value-type="string">
            <text:p>0x02</text:p>
          </table:table-cell>
          <table:table-cell table:formula="of:=CONCATENATE(&quot;0x&quot;;DEC2HEX([.C76];2))" office:value-type="string" office:string-value="0x05" calcext:value-type="string">
            <text:p>0x05</text:p>
          </table:table-cell>
          <table:table-cell table:formula="of:=CONCATENATE(&quot;0x&quot;;DEC2HEX([.D76];2))" office:value-type="string" office:string-value="0x07" calcext:value-type="string">
            <text:p>0x07</text:p>
          </table:table-cell>
          <table:table-cell table:formula="of:=CONCATENATE(&quot;0x&quot;;DEC2HEX([.E76];2))" office:value-type="string" office:string-value="0x0A" calcext:value-type="string">
            <text:p>0x0A</text:p>
          </table:table-cell>
          <table:table-cell table:formula="of:=CONCATENATE(&quot;0x&quot;;DEC2HEX([.F76];2))" office:value-type="string" office:string-value="0x0C" calcext:value-type="string">
            <text:p>0x0C</text:p>
          </table:table-cell>
          <table:table-cell table:formula="of:=CONCATENATE(&quot;0x&quot;;DEC2HEX([.G76];2))" office:value-type="string" office:string-value="0x0F" calcext:value-type="string">
            <text:p>0x0F</text:p>
          </table:table-cell>
          <table:table-cell table:formula="of:=CONCATENATE(&quot;0x&quot;;DEC2HEX([.H76];2))" office:value-type="string" office:string-value="0x11" calcext:value-type="string">
            <text:p>0x11</text:p>
          </table:table-cell>
          <table:table-cell table:formula="of:=CONCATENATE(&quot;0x&quot;;DEC2HEX([.I76];2))" office:value-type="string" office:string-value="0x14" calcext:value-type="string">
            <text:p>0x14</text:p>
          </table:table-cell>
          <table:table-cell table:formula="of:=CONCATENATE(&quot;0x&quot;;DEC2HEX([.J76];2))" office:value-type="string" office:string-value="0x16" calcext:value-type="string">
            <text:p>0x16</text:p>
          </table:table-cell>
          <table:table-cell table:formula="of:=CONCATENATE(&quot;0x&quot;;DEC2HEX([.K76];2))" office:value-type="string" office:string-value="0x19" calcext:value-type="string">
            <text:p>0x19</text:p>
          </table:table-cell>
        </table:table-row>
        <table:table-row table:style-name="ro1">
          <table:table-cell table:formula="of:=[.A76]+1" office:value-type="float" office:value="22" calcext:value-type="float">
            <text:p>22</text:p>
          </table:table-cell>
          <table:table-cell table:formula="of:=ROUND([.B25])" office:value-type="float" office:value="3" calcext:value-type="float">
            <text:p>3</text:p>
          </table:table-cell>
          <table:table-cell table:style-name="ce5" table:formula="of:=ROUND([.C25])" office:value-type="float" office:value="5" calcext:value-type="float">
            <text:p>5</text:p>
          </table:table-cell>
          <table:table-cell table:style-name="ce5" table:formula="of:=ROUND([.D25])" office:value-type="float" office:value="8" calcext:value-type="float">
            <text:p>8</text:p>
          </table:table-cell>
          <table:table-cell table:style-name="ce5" table:formula="of:=ROUND([.E25])" office:value-type="float" office:value="10" calcext:value-type="float">
            <text:p>10</text:p>
          </table:table-cell>
          <table:table-cell table:style-name="ce5" table:formula="of:=ROUND([.F25])" office:value-type="float" office:value="13" calcext:value-type="float">
            <text:p>13</text:p>
          </table:table-cell>
          <table:table-cell table:style-name="ce5" table:formula="of:=ROUND([.G25])" office:value-type="float" office:value="16" calcext:value-type="float">
            <text:p>16</text:p>
          </table:table-cell>
          <table:table-cell table:style-name="ce5" table:formula="of:=ROUND([.H25])" office:value-type="float" office:value="18" calcext:value-type="float">
            <text:p>18</text:p>
          </table:table-cell>
          <table:table-cell table:style-name="ce5" table:formula="of:=ROUND([.I25])" office:value-type="float" office:value="21" calcext:value-type="float">
            <text:p>21</text:p>
          </table:table-cell>
          <table:table-cell table:style-name="ce5" table:formula="of:=ROUND([.J25])" office:value-type="float" office:value="23" calcext:value-type="float">
            <text:p>23</text:p>
          </table:table-cell>
          <table:table-cell table:style-name="ce5" table:formula="of:=ROUND([.K25])" office:value-type="float" office:value="26" calcext:value-type="float">
            <text:p>26</text:p>
          </table:table-cell>
          <table:table-cell/>
          <table:table-cell table:formula="of:=[.M76]+1" office:value-type="float" office:value="22" calcext:value-type="float">
            <text:p>22</text:p>
          </table:table-cell>
          <table:table-cell table:formula="of:=CONCATENATE(&quot;0x&quot;;DEC2HEX([.B77];2))" office:value-type="string" office:string-value="0x03" calcext:value-type="string">
            <text:p>0x03</text:p>
          </table:table-cell>
          <table:table-cell table:formula="of:=CONCATENATE(&quot;0x&quot;;DEC2HEX([.C77];2))" office:value-type="string" office:string-value="0x05" calcext:value-type="string">
            <text:p>0x05</text:p>
          </table:table-cell>
          <table:table-cell table:formula="of:=CONCATENATE(&quot;0x&quot;;DEC2HEX([.D77];2))" office:value-type="string" office:string-value="0x08" calcext:value-type="string">
            <text:p>0x08</text:p>
          </table:table-cell>
          <table:table-cell table:formula="of:=CONCATENATE(&quot;0x&quot;;DEC2HEX([.E77];2))" office:value-type="string" office:string-value="0x0A" calcext:value-type="string">
            <text:p>0x0A</text:p>
          </table:table-cell>
          <table:table-cell table:formula="of:=CONCATENATE(&quot;0x&quot;;DEC2HEX([.F77];2))" office:value-type="string" office:string-value="0x0D" calcext:value-type="string">
            <text:p>0x0D</text:p>
          </table:table-cell>
          <table:table-cell table:formula="of:=CONCATENATE(&quot;0x&quot;;DEC2HEX([.G77];2))" office:value-type="string" office:string-value="0x10" calcext:value-type="string">
            <text:p>0x10</text:p>
          </table:table-cell>
          <table:table-cell table:formula="of:=CONCATENATE(&quot;0x&quot;;DEC2HEX([.H77];2))" office:value-type="string" office:string-value="0x12" calcext:value-type="string">
            <text:p>0x12</text:p>
          </table:table-cell>
          <table:table-cell table:formula="of:=CONCATENATE(&quot;0x&quot;;DEC2HEX([.I77];2))" office:value-type="string" office:string-value="0x15" calcext:value-type="string">
            <text:p>0x15</text:p>
          </table:table-cell>
          <table:table-cell table:formula="of:=CONCATENATE(&quot;0x&quot;;DEC2HEX([.J77];2))" office:value-type="string" office:string-value="0x17" calcext:value-type="string">
            <text:p>0x17</text:p>
          </table:table-cell>
          <table:table-cell table:formula="of:=CONCATENATE(&quot;0x&quot;;DEC2HEX([.K77];2))" office:value-type="string" office:string-value="0x1A" calcext:value-type="string">
            <text:p>0x1A</text:p>
          </table:table-cell>
        </table:table-row>
        <table:table-row table:style-name="ro1">
          <table:table-cell table:formula="of:=[.A77]+1" office:value-type="float" office:value="23" calcext:value-type="float">
            <text:p>23</text:p>
          </table:table-cell>
          <table:table-cell table:formula="of:=ROUND([.B26])" office:value-type="float" office:value="3" calcext:value-type="float">
            <text:p>3</text:p>
          </table:table-cell>
          <table:table-cell table:style-name="ce5" table:formula="of:=ROUND([.C26])" office:value-type="float" office:value="5" calcext:value-type="float">
            <text:p>5</text:p>
          </table:table-cell>
          <table:table-cell table:style-name="ce5" table:formula="of:=ROUND([.D26])" office:value-type="float" office:value="8" calcext:value-type="float">
            <text:p>8</text:p>
          </table:table-cell>
          <table:table-cell table:style-name="ce5" table:formula="of:=ROUND([.E26])" office:value-type="float" office:value="11" calcext:value-type="float">
            <text:p>11</text:p>
          </table:table-cell>
          <table:table-cell table:style-name="ce5" table:formula="of:=ROUND([.F26])" office:value-type="float" office:value="14" calcext:value-type="float">
            <text:p>14</text:p>
          </table:table-cell>
          <table:table-cell table:style-name="ce5" table:formula="of:=ROUND([.G26])" office:value-type="float" office:value="16" calcext:value-type="float">
            <text:p>16</text:p>
          </table:table-cell>
          <table:table-cell table:style-name="ce5" table:formula="of:=ROUND([.H26])" office:value-type="float" office:value="19" calcext:value-type="float">
            <text:p>19</text:p>
          </table:table-cell>
          <table:table-cell table:style-name="ce5" table:formula="of:=ROUND([.I26])" office:value-type="float" office:value="22" calcext:value-type="float">
            <text:p>22</text:p>
          </table:table-cell>
          <table:table-cell table:style-name="ce5" table:formula="of:=ROUND([.J26])" office:value-type="float" office:value="25" calcext:value-type="float">
            <text:p>25</text:p>
          </table:table-cell>
          <table:table-cell table:style-name="ce5" table:formula="of:=ROUND([.K26])" office:value-type="float" office:value="27" calcext:value-type="float">
            <text:p>27</text:p>
          </table:table-cell>
          <table:table-cell/>
          <table:table-cell table:formula="of:=[.M77]+1" office:value-type="float" office:value="23" calcext:value-type="float">
            <text:p>23</text:p>
          </table:table-cell>
          <table:table-cell table:formula="of:=CONCATENATE(&quot;0x&quot;;DEC2HEX([.B78];2))" office:value-type="string" office:string-value="0x03" calcext:value-type="string">
            <text:p>0x03</text:p>
          </table:table-cell>
          <table:table-cell table:formula="of:=CONCATENATE(&quot;0x&quot;;DEC2HEX([.C78];2))" office:value-type="string" office:string-value="0x05" calcext:value-type="string">
            <text:p>0x05</text:p>
          </table:table-cell>
          <table:table-cell table:formula="of:=CONCATENATE(&quot;0x&quot;;DEC2HEX([.D78];2))" office:value-type="string" office:string-value="0x08" calcext:value-type="string">
            <text:p>0x08</text:p>
          </table:table-cell>
          <table:table-cell table:formula="of:=CONCATENATE(&quot;0x&quot;;DEC2HEX([.E78];2))" office:value-type="string" office:string-value="0x0B" calcext:value-type="string">
            <text:p>0x0B</text:p>
          </table:table-cell>
          <table:table-cell table:formula="of:=CONCATENATE(&quot;0x&quot;;DEC2HEX([.F78];2))" office:value-type="string" office:string-value="0x0E" calcext:value-type="string">
            <text:p>0x0E</text:p>
          </table:table-cell>
          <table:table-cell table:formula="of:=CONCATENATE(&quot;0x&quot;;DEC2HEX([.G78];2))" office:value-type="string" office:string-value="0x10" calcext:value-type="string">
            <text:p>0x10</text:p>
          </table:table-cell>
          <table:table-cell table:formula="of:=CONCATENATE(&quot;0x&quot;;DEC2HEX([.H78];2))" office:value-type="string" office:string-value="0x13" calcext:value-type="string">
            <text:p>0x13</text:p>
          </table:table-cell>
          <table:table-cell table:formula="of:=CONCATENATE(&quot;0x&quot;;DEC2HEX([.I78];2))" office:value-type="string" office:string-value="0x16" calcext:value-type="string">
            <text:p>0x16</text:p>
          </table:table-cell>
          <table:table-cell table:formula="of:=CONCATENATE(&quot;0x&quot;;DEC2HEX([.J78];2))" office:value-type="string" office:string-value="0x19" calcext:value-type="string">
            <text:p>0x19</text:p>
          </table:table-cell>
          <table:table-cell table:formula="of:=CONCATENATE(&quot;0x&quot;;DEC2HEX([.K78];2))" office:value-type="string" office:string-value="0x1B" calcext:value-type="string">
            <text:p>0x1B</text:p>
          </table:table-cell>
        </table:table-row>
        <table:table-row table:style-name="ro1">
          <table:table-cell table:formula="of:=[.A78]+1" office:value-type="float" office:value="24" calcext:value-type="float">
            <text:p>24</text:p>
          </table:table-cell>
          <table:table-cell table:formula="of:=ROUND([.B27])" office:value-type="float" office:value="3" calcext:value-type="float">
            <text:p>3</text:p>
          </table:table-cell>
          <table:table-cell table:style-name="ce5" table:formula="of:=ROUND([.C27])" office:value-type="float" office:value="6" calcext:value-type="float">
            <text:p>6</text:p>
          </table:table-cell>
          <table:table-cell table:style-name="ce5" table:formula="of:=ROUND([.D27])" office:value-type="float" office:value="9" calcext:value-type="float">
            <text:p>9</text:p>
          </table:table-cell>
          <table:table-cell table:style-name="ce5" table:formula="of:=ROUND([.E27])" office:value-type="float" office:value="11" calcext:value-type="float">
            <text:p>11</text:p>
          </table:table-cell>
          <table:table-cell table:style-name="ce5" table:formula="of:=ROUND([.F27])" office:value-type="float" office:value="14" calcext:value-type="float">
            <text:p>14</text:p>
          </table:table-cell>
          <table:table-cell table:style-name="ce5" table:formula="of:=ROUND([.G27])" office:value-type="float" office:value="17" calcext:value-type="float">
            <text:p>17</text:p>
          </table:table-cell>
          <table:table-cell table:style-name="ce5" table:formula="of:=ROUND([.H27])" office:value-type="float" office:value="20" calcext:value-type="float">
            <text:p>20</text:p>
          </table:table-cell>
          <table:table-cell table:style-name="ce5" table:formula="of:=ROUND([.I27])" office:value-type="float" office:value="23" calcext:value-type="float">
            <text:p>23</text:p>
          </table:table-cell>
          <table:table-cell table:style-name="ce5" table:formula="of:=ROUND([.J27])" office:value-type="float" office:value="26" calcext:value-type="float">
            <text:p>26</text:p>
          </table:table-cell>
          <table:table-cell table:style-name="ce5" table:formula="of:=ROUND([.K27])" office:value-type="float" office:value="28" calcext:value-type="float">
            <text:p>28</text:p>
          </table:table-cell>
          <table:table-cell/>
          <table:table-cell table:formula="of:=[.M78]+1" office:value-type="float" office:value="24" calcext:value-type="float">
            <text:p>24</text:p>
          </table:table-cell>
          <table:table-cell table:formula="of:=CONCATENATE(&quot;0x&quot;;DEC2HEX([.B79];2))" office:value-type="string" office:string-value="0x03" calcext:value-type="string">
            <text:p>0x03</text:p>
          </table:table-cell>
          <table:table-cell table:formula="of:=CONCATENATE(&quot;0x&quot;;DEC2HEX([.C79];2))" office:value-type="string" office:string-value="0x06" calcext:value-type="string">
            <text:p>0x06</text:p>
          </table:table-cell>
          <table:table-cell table:formula="of:=CONCATENATE(&quot;0x&quot;;DEC2HEX([.D79];2))" office:value-type="string" office:string-value="0x09" calcext:value-type="string">
            <text:p>0x09</text:p>
          </table:table-cell>
          <table:table-cell table:formula="of:=CONCATENATE(&quot;0x&quot;;DEC2HEX([.E79];2))" office:value-type="string" office:string-value="0x0B" calcext:value-type="string">
            <text:p>0x0B</text:p>
          </table:table-cell>
          <table:table-cell table:formula="of:=CONCATENATE(&quot;0x&quot;;DEC2HEX([.F79];2))" office:value-type="string" office:string-value="0x0E" calcext:value-type="string">
            <text:p>0x0E</text:p>
          </table:table-cell>
          <table:table-cell table:formula="of:=CONCATENATE(&quot;0x&quot;;DEC2HEX([.G79];2))" office:value-type="string" office:string-value="0x11" calcext:value-type="string">
            <text:p>0x11</text:p>
          </table:table-cell>
          <table:table-cell table:formula="of:=CONCATENATE(&quot;0x&quot;;DEC2HEX([.H79];2))" office:value-type="string" office:string-value="0x14" calcext:value-type="string">
            <text:p>0x14</text:p>
          </table:table-cell>
          <table:table-cell table:formula="of:=CONCATENATE(&quot;0x&quot;;DEC2HEX([.I79];2))" office:value-type="string" office:string-value="0x17" calcext:value-type="string">
            <text:p>0x17</text:p>
          </table:table-cell>
          <table:table-cell table:formula="of:=CONCATENATE(&quot;0x&quot;;DEC2HEX([.J79];2))" office:value-type="string" office:string-value="0x1A" calcext:value-type="string">
            <text:p>0x1A</text:p>
          </table:table-cell>
          <table:table-cell table:formula="of:=CONCATENATE(&quot;0x&quot;;DEC2HEX([.K79];2))" office:value-type="string" office:string-value="0x1C" calcext:value-type="string">
            <text:p>0x1C</text:p>
          </table:table-cell>
        </table:table-row>
        <table:table-row table:style-name="ro1">
          <table:table-cell table:formula="of:=[.A79]+1" office:value-type="float" office:value="25" calcext:value-type="float">
            <text:p>25</text:p>
          </table:table-cell>
          <table:table-cell table:formula="of:=ROUND([.B28])" office:value-type="float" office:value="3" calcext:value-type="float">
            <text:p>3</text:p>
          </table:table-cell>
          <table:table-cell table:style-name="ce5" table:formula="of:=ROUND([.C28])" office:value-type="float" office:value="6" calcext:value-type="float">
            <text:p>6</text:p>
          </table:table-cell>
          <table:table-cell table:style-name="ce5" table:formula="of:=ROUND([.D28])" office:value-type="float" office:value="9" calcext:value-type="float">
            <text:p>9</text:p>
          </table:table-cell>
          <table:table-cell table:style-name="ce5" table:formula="of:=ROUND([.E28])" office:value-type="float" office:value="12" calcext:value-type="float">
            <text:p>12</text:p>
          </table:table-cell>
          <table:table-cell table:style-name="ce5" table:formula="of:=ROUND([.F28])" office:value-type="float" office:value="15" calcext:value-type="float">
            <text:p>15</text:p>
          </table:table-cell>
          <table:table-cell table:style-name="ce5" table:formula="of:=ROUND([.G28])" office:value-type="float" office:value="18" calcext:value-type="float">
            <text:p>18</text:p>
          </table:table-cell>
          <table:table-cell table:style-name="ce5" table:formula="of:=ROUND([.H28])" office:value-type="float" office:value="21" calcext:value-type="float">
            <text:p>21</text:p>
          </table:table-cell>
          <table:table-cell table:style-name="ce5" table:formula="of:=ROUND([.I28])" office:value-type="float" office:value="24" calcext:value-type="float">
            <text:p>24</text:p>
          </table:table-cell>
          <table:table-cell table:style-name="ce5" table:formula="of:=ROUND([.J28])" office:value-type="float" office:value="27" calcext:value-type="float">
            <text:p>27</text:p>
          </table:table-cell>
          <table:table-cell table:style-name="ce5" table:formula="of:=ROUND([.K28])" office:value-type="float" office:value="30" calcext:value-type="float">
            <text:p>30</text:p>
          </table:table-cell>
          <table:table-cell/>
          <table:table-cell table:formula="of:=[.M79]+1" office:value-type="float" office:value="25" calcext:value-type="float">
            <text:p>25</text:p>
          </table:table-cell>
          <table:table-cell table:formula="of:=CONCATENATE(&quot;0x&quot;;DEC2HEX([.B80];2))" office:value-type="string" office:string-value="0x03" calcext:value-type="string">
            <text:p>0x03</text:p>
          </table:table-cell>
          <table:table-cell table:formula="of:=CONCATENATE(&quot;0x&quot;;DEC2HEX([.C80];2))" office:value-type="string" office:string-value="0x06" calcext:value-type="string">
            <text:p>0x06</text:p>
          </table:table-cell>
          <table:table-cell table:formula="of:=CONCATENATE(&quot;0x&quot;;DEC2HEX([.D80];2))" office:value-type="string" office:string-value="0x09" calcext:value-type="string">
            <text:p>0x09</text:p>
          </table:table-cell>
          <table:table-cell table:formula="of:=CONCATENATE(&quot;0x&quot;;DEC2HEX([.E80];2))" office:value-type="string" office:string-value="0x0C" calcext:value-type="string">
            <text:p>0x0C</text:p>
          </table:table-cell>
          <table:table-cell table:formula="of:=CONCATENATE(&quot;0x&quot;;DEC2HEX([.F80];2))" office:value-type="string" office:string-value="0x0F" calcext:value-type="string">
            <text:p>0x0F</text:p>
          </table:table-cell>
          <table:table-cell table:formula="of:=CONCATENATE(&quot;0x&quot;;DEC2HEX([.G80];2))" office:value-type="string" office:string-value="0x12" calcext:value-type="string">
            <text:p>0x12</text:p>
          </table:table-cell>
          <table:table-cell table:formula="of:=CONCATENATE(&quot;0x&quot;;DEC2HEX([.H80];2))" office:value-type="string" office:string-value="0x15" calcext:value-type="string">
            <text:p>0x15</text:p>
          </table:table-cell>
          <table:table-cell table:formula="of:=CONCATENATE(&quot;0x&quot;;DEC2HEX([.I80];2))" office:value-type="string" office:string-value="0x18" calcext:value-type="string">
            <text:p>0x18</text:p>
          </table:table-cell>
          <table:table-cell table:formula="of:=CONCATENATE(&quot;0x&quot;;DEC2HEX([.J80];2))" office:value-type="string" office:string-value="0x1B" calcext:value-type="string">
            <text:p>0x1B</text:p>
          </table:table-cell>
          <table:table-cell table:formula="of:=CONCATENATE(&quot;0x&quot;;DEC2HEX([.K80];2))" office:value-type="string" office:string-value="0x1E" calcext:value-type="string">
            <text:p>0x1E</text:p>
          </table:table-cell>
        </table:table-row>
        <table:table-row table:style-name="ro1">
          <table:table-cell table:formula="of:=[.A80]+1" office:value-type="float" office:value="26" calcext:value-type="float">
            <text:p>26</text:p>
          </table:table-cell>
          <table:table-cell table:formula="of:=ROUND([.B29])" office:value-type="float" office:value="3" calcext:value-type="float">
            <text:p>3</text:p>
          </table:table-cell>
          <table:table-cell table:style-name="ce5" table:formula="of:=ROUND([.C29])" office:value-type="float" office:value="6" calcext:value-type="float">
            <text:p>6</text:p>
          </table:table-cell>
          <table:table-cell table:style-name="ce5" table:formula="of:=ROUND([.D29])" office:value-type="float" office:value="9" calcext:value-type="float">
            <text:p>9</text:p>
          </table:table-cell>
          <table:table-cell table:style-name="ce5" table:formula="of:=ROUND([.E29])" office:value-type="float" office:value="12" calcext:value-type="float">
            <text:p>12</text:p>
          </table:table-cell>
          <table:table-cell table:style-name="ce5" table:formula="of:=ROUND([.F29])" office:value-type="float" office:value="15" calcext:value-type="float">
            <text:p>15</text:p>
          </table:table-cell>
          <table:table-cell table:style-name="ce5" table:formula="of:=ROUND([.G29])" office:value-type="float" office:value="18" calcext:value-type="float">
            <text:p>18</text:p>
          </table:table-cell>
          <table:table-cell table:style-name="ce5" table:formula="of:=ROUND([.H29])" office:value-type="float" office:value="22" calcext:value-type="float">
            <text:p>22</text:p>
          </table:table-cell>
          <table:table-cell table:style-name="ce5" table:formula="of:=ROUND([.I29])" office:value-type="float" office:value="25" calcext:value-type="float">
            <text:p>25</text:p>
          </table:table-cell>
          <table:table-cell table:style-name="ce5" table:formula="of:=ROUND([.J29])" office:value-type="float" office:value="28" calcext:value-type="float">
            <text:p>28</text:p>
          </table:table-cell>
          <table:table-cell table:style-name="ce5" table:formula="of:=ROUND([.K29])" office:value-type="float" office:value="31" calcext:value-type="float">
            <text:p>31</text:p>
          </table:table-cell>
          <table:table-cell/>
          <table:table-cell table:formula="of:=[.M80]+1" office:value-type="float" office:value="26" calcext:value-type="float">
            <text:p>26</text:p>
          </table:table-cell>
          <table:table-cell table:formula="of:=CONCATENATE(&quot;0x&quot;;DEC2HEX([.B81];2))" office:value-type="string" office:string-value="0x03" calcext:value-type="string">
            <text:p>0x03</text:p>
          </table:table-cell>
          <table:table-cell table:formula="of:=CONCATENATE(&quot;0x&quot;;DEC2HEX([.C81];2))" office:value-type="string" office:string-value="0x06" calcext:value-type="string">
            <text:p>0x06</text:p>
          </table:table-cell>
          <table:table-cell table:formula="of:=CONCATENATE(&quot;0x&quot;;DEC2HEX([.D81];2))" office:value-type="string" office:string-value="0x09" calcext:value-type="string">
            <text:p>0x09</text:p>
          </table:table-cell>
          <table:table-cell table:formula="of:=CONCATENATE(&quot;0x&quot;;DEC2HEX([.E81];2))" office:value-type="string" office:string-value="0x0C" calcext:value-type="string">
            <text:p>0x0C</text:p>
          </table:table-cell>
          <table:table-cell table:formula="of:=CONCATENATE(&quot;0x&quot;;DEC2HEX([.F81];2))" office:value-type="string" office:string-value="0x0F" calcext:value-type="string">
            <text:p>0x0F</text:p>
          </table:table-cell>
          <table:table-cell table:formula="of:=CONCATENATE(&quot;0x&quot;;DEC2HEX([.G81];2))" office:value-type="string" office:string-value="0x12" calcext:value-type="string">
            <text:p>0x12</text:p>
          </table:table-cell>
          <table:table-cell table:formula="of:=CONCATENATE(&quot;0x&quot;;DEC2HEX([.H81];2))" office:value-type="string" office:string-value="0x16" calcext:value-type="string">
            <text:p>0x16</text:p>
          </table:table-cell>
          <table:table-cell table:formula="of:=CONCATENATE(&quot;0x&quot;;DEC2HEX([.I81];2))" office:value-type="string" office:string-value="0x19" calcext:value-type="string">
            <text:p>0x19</text:p>
          </table:table-cell>
          <table:table-cell table:formula="of:=CONCATENATE(&quot;0x&quot;;DEC2HEX([.J81];2))" office:value-type="string" office:string-value="0x1C" calcext:value-type="string">
            <text:p>0x1C</text:p>
          </table:table-cell>
          <table:table-cell table:formula="of:=CONCATENATE(&quot;0x&quot;;DEC2HEX([.K81];2))" office:value-type="string" office:string-value="0x1F" calcext:value-type="string">
            <text:p>0x1F</text:p>
          </table:table-cell>
        </table:table-row>
        <table:table-row table:style-name="ro1">
          <table:table-cell table:formula="of:=[.A81]+1" office:value-type="float" office:value="27" calcext:value-type="float">
            <text:p>27</text:p>
          </table:table-cell>
          <table:table-cell table:formula="of:=ROUND([.B30])" office:value-type="float" office:value="3" calcext:value-type="float">
            <text:p>3</text:p>
          </table:table-cell>
          <table:table-cell table:style-name="ce5" table:formula="of:=ROUND([.C30])" office:value-type="float" office:value="6" calcext:value-type="float">
            <text:p>6</text:p>
          </table:table-cell>
          <table:table-cell table:style-name="ce5" table:formula="of:=ROUND([.D30])" office:value-type="float" office:value="10" calcext:value-type="float">
            <text:p>10</text:p>
          </table:table-cell>
          <table:table-cell table:style-name="ce5" table:formula="of:=ROUND([.E30])" office:value-type="float" office:value="13" calcext:value-type="float">
            <text:p>13</text:p>
          </table:table-cell>
          <table:table-cell table:style-name="ce5" table:formula="of:=ROUND([.F30])" office:value-type="float" office:value="16" calcext:value-type="float">
            <text:p>16</text:p>
          </table:table-cell>
          <table:table-cell table:style-name="ce5" table:formula="of:=ROUND([.G30])" office:value-type="float" office:value="19" calcext:value-type="float">
            <text:p>19</text:p>
          </table:table-cell>
          <table:table-cell table:style-name="ce5" table:formula="of:=ROUND([.H30])" office:value-type="float" office:value="22" calcext:value-type="float">
            <text:p>22</text:p>
          </table:table-cell>
          <table:table-cell table:style-name="ce5" table:formula="of:=ROUND([.I30])" office:value-type="float" office:value="26" calcext:value-type="float">
            <text:p>26</text:p>
          </table:table-cell>
          <table:table-cell table:style-name="ce5" table:formula="of:=ROUND([.J30])" office:value-type="float" office:value="29" calcext:value-type="float">
            <text:p>29</text:p>
          </table:table-cell>
          <table:table-cell table:style-name="ce5" table:formula="of:=ROUND([.K30])" office:value-type="float" office:value="32" calcext:value-type="float">
            <text:p>32</text:p>
          </table:table-cell>
          <table:table-cell/>
          <table:table-cell table:formula="of:=[.M81]+1" office:value-type="float" office:value="27" calcext:value-type="float">
            <text:p>27</text:p>
          </table:table-cell>
          <table:table-cell table:formula="of:=CONCATENATE(&quot;0x&quot;;DEC2HEX([.B82];2))" office:value-type="string" office:string-value="0x03" calcext:value-type="string">
            <text:p>0x03</text:p>
          </table:table-cell>
          <table:table-cell table:formula="of:=CONCATENATE(&quot;0x&quot;;DEC2HEX([.C82];2))" office:value-type="string" office:string-value="0x06" calcext:value-type="string">
            <text:p>0x06</text:p>
          </table:table-cell>
          <table:table-cell table:formula="of:=CONCATENATE(&quot;0x&quot;;DEC2HEX([.D82];2))" office:value-type="string" office:string-value="0x0A" calcext:value-type="string">
            <text:p>0x0A</text:p>
          </table:table-cell>
          <table:table-cell table:formula="of:=CONCATENATE(&quot;0x&quot;;DEC2HEX([.E82];2))" office:value-type="string" office:string-value="0x0D" calcext:value-type="string">
            <text:p>0x0D</text:p>
          </table:table-cell>
          <table:table-cell table:formula="of:=CONCATENATE(&quot;0x&quot;;DEC2HEX([.F82];2))" office:value-type="string" office:string-value="0x10" calcext:value-type="string">
            <text:p>0x10</text:p>
          </table:table-cell>
          <table:table-cell table:formula="of:=CONCATENATE(&quot;0x&quot;;DEC2HEX([.G82];2))" office:value-type="string" office:string-value="0x13" calcext:value-type="string">
            <text:p>0x13</text:p>
          </table:table-cell>
          <table:table-cell table:formula="of:=CONCATENATE(&quot;0x&quot;;DEC2HEX([.H82];2))" office:value-type="string" office:string-value="0x16" calcext:value-type="string">
            <text:p>0x16</text:p>
          </table:table-cell>
          <table:table-cell table:formula="of:=CONCATENATE(&quot;0x&quot;;DEC2HEX([.I82];2))" office:value-type="string" office:string-value="0x1A" calcext:value-type="string">
            <text:p>0x1A</text:p>
          </table:table-cell>
          <table:table-cell table:formula="of:=CONCATENATE(&quot;0x&quot;;DEC2HEX([.J82];2))" office:value-type="string" office:string-value="0x1D" calcext:value-type="string">
            <text:p>0x1D</text:p>
          </table:table-cell>
          <table:table-cell table:formula="of:=CONCATENATE(&quot;0x&quot;;DEC2HEX([.K82];2))" office:value-type="string" office:string-value="0x20" calcext:value-type="string">
            <text:p>0x20</text:p>
          </table:table-cell>
        </table:table-row>
        <table:table-row table:style-name="ro1">
          <table:table-cell table:formula="of:=[.A82]+1" office:value-type="float" office:value="28" calcext:value-type="float">
            <text:p>28</text:p>
          </table:table-cell>
          <table:table-cell table:formula="of:=ROUND([.B31])" office:value-type="float" office:value="3" calcext:value-type="float">
            <text:p>3</text:p>
          </table:table-cell>
          <table:table-cell table:style-name="ce5" table:formula="of:=ROUND([.C31])" office:value-type="float" office:value="7" calcext:value-type="float">
            <text:p>7</text:p>
          </table:table-cell>
          <table:table-cell table:style-name="ce5" table:formula="of:=ROUND([.D31])" office:value-type="float" office:value="10" calcext:value-type="float">
            <text:p>10</text:p>
          </table:table-cell>
          <table:table-cell table:style-name="ce5" table:formula="of:=ROUND([.E31])" office:value-type="float" office:value="13" calcext:value-type="float">
            <text:p>13</text:p>
          </table:table-cell>
          <table:table-cell table:style-name="ce5" table:formula="of:=ROUND([.F31])" office:value-type="float" office:value="17" calcext:value-type="float">
            <text:p>17</text:p>
          </table:table-cell>
          <table:table-cell table:style-name="ce5" table:formula="of:=ROUND([.G31])" office:value-type="float" office:value="20" calcext:value-type="float">
            <text:p>20</text:p>
          </table:table-cell>
          <table:table-cell table:style-name="ce5" table:formula="of:=ROUND([.H31])" office:value-type="float" office:value="23" calcext:value-type="float">
            <text:p>23</text:p>
          </table:table-cell>
          <table:table-cell table:style-name="ce5" table:formula="of:=ROUND([.I31])" office:value-type="float" office:value="27" calcext:value-type="float">
            <text:p>27</text:p>
          </table:table-cell>
          <table:table-cell table:style-name="ce5" table:formula="of:=ROUND([.J31])" office:value-type="float" office:value="30" calcext:value-type="float">
            <text:p>30</text:p>
          </table:table-cell>
          <table:table-cell table:style-name="ce5" table:formula="of:=ROUND([.K31])" office:value-type="float" office:value="33" calcext:value-type="float">
            <text:p>33</text:p>
          </table:table-cell>
          <table:table-cell/>
          <table:table-cell table:formula="of:=[.M82]+1" office:value-type="float" office:value="28" calcext:value-type="float">
            <text:p>28</text:p>
          </table:table-cell>
          <table:table-cell table:formula="of:=CONCATENATE(&quot;0x&quot;;DEC2HEX([.B83];2))" office:value-type="string" office:string-value="0x03" calcext:value-type="string">
            <text:p>0x03</text:p>
          </table:table-cell>
          <table:table-cell table:formula="of:=CONCATENATE(&quot;0x&quot;;DEC2HEX([.C83];2))" office:value-type="string" office:string-value="0x07" calcext:value-type="string">
            <text:p>0x07</text:p>
          </table:table-cell>
          <table:table-cell table:formula="of:=CONCATENATE(&quot;0x&quot;;DEC2HEX([.D83];2))" office:value-type="string" office:string-value="0x0A" calcext:value-type="string">
            <text:p>0x0A</text:p>
          </table:table-cell>
          <table:table-cell table:formula="of:=CONCATENATE(&quot;0x&quot;;DEC2HEX([.E83];2))" office:value-type="string" office:string-value="0x0D" calcext:value-type="string">
            <text:p>0x0D</text:p>
          </table:table-cell>
          <table:table-cell table:formula="of:=CONCATENATE(&quot;0x&quot;;DEC2HEX([.F83];2))" office:value-type="string" office:string-value="0x11" calcext:value-type="string">
            <text:p>0x11</text:p>
          </table:table-cell>
          <table:table-cell table:formula="of:=CONCATENATE(&quot;0x&quot;;DEC2HEX([.G83];2))" office:value-type="string" office:string-value="0x14" calcext:value-type="string">
            <text:p>0x14</text:p>
          </table:table-cell>
          <table:table-cell table:formula="of:=CONCATENATE(&quot;0x&quot;;DEC2HEX([.H83];2))" office:value-type="string" office:string-value="0x17" calcext:value-type="string">
            <text:p>0x17</text:p>
          </table:table-cell>
          <table:table-cell table:formula="of:=CONCATENATE(&quot;0x&quot;;DEC2HEX([.I83];2))" office:value-type="string" office:string-value="0x1B" calcext:value-type="string">
            <text:p>0x1B</text:p>
          </table:table-cell>
          <table:table-cell table:formula="of:=CONCATENATE(&quot;0x&quot;;DEC2HEX([.J83];2))" office:value-type="string" office:string-value="0x1E" calcext:value-type="string">
            <text:p>0x1E</text:p>
          </table:table-cell>
          <table:table-cell table:formula="of:=CONCATENATE(&quot;0x&quot;;DEC2HEX([.K83];2))" office:value-type="string" office:string-value="0x21" calcext:value-type="string">
            <text:p>0x21</text:p>
          </table:table-cell>
        </table:table-row>
        <table:table-row table:style-name="ro1">
          <table:table-cell table:formula="of:=[.A83]+1" office:value-type="float" office:value="29" calcext:value-type="float">
            <text:p>29</text:p>
          </table:table-cell>
          <table:table-cell table:formula="of:=ROUND([.B32])" office:value-type="float" office:value="3" calcext:value-type="float">
            <text:p>3</text:p>
          </table:table-cell>
          <table:table-cell table:style-name="ce5" table:formula="of:=ROUND([.C32])" office:value-type="float" office:value="7" calcext:value-type="float">
            <text:p>7</text:p>
          </table:table-cell>
          <table:table-cell table:style-name="ce5" table:formula="of:=ROUND([.D32])" office:value-type="float" office:value="10" calcext:value-type="float">
            <text:p>10</text:p>
          </table:table-cell>
          <table:table-cell table:style-name="ce5" table:formula="of:=ROUND([.E32])" office:value-type="float" office:value="14" calcext:value-type="float">
            <text:p>14</text:p>
          </table:table-cell>
          <table:table-cell table:style-name="ce5" table:formula="of:=ROUND([.F32])" office:value-type="float" office:value="17" calcext:value-type="float">
            <text:p>17</text:p>
          </table:table-cell>
          <table:table-cell table:style-name="ce5" table:formula="of:=ROUND([.G32])" office:value-type="float" office:value="21" calcext:value-type="float">
            <text:p>21</text:p>
          </table:table-cell>
          <table:table-cell table:style-name="ce5" table:formula="of:=ROUND([.H32])" office:value-type="float" office:value="24" calcext:value-type="float">
            <text:p>24</text:p>
          </table:table-cell>
          <table:table-cell table:style-name="ce5" table:formula="of:=ROUND([.I32])" office:value-type="float" office:value="27" calcext:value-type="float">
            <text:p>27</text:p>
          </table:table-cell>
          <table:table-cell table:style-name="ce5" table:formula="of:=ROUND([.J32])" office:value-type="float" office:value="31" calcext:value-type="float">
            <text:p>31</text:p>
          </table:table-cell>
          <table:table-cell table:style-name="ce5" table:formula="of:=ROUND([.K32])" office:value-type="float" office:value="34" calcext:value-type="float">
            <text:p>34</text:p>
          </table:table-cell>
          <table:table-cell/>
          <table:table-cell table:formula="of:=[.M83]+1" office:value-type="float" office:value="29" calcext:value-type="float">
            <text:p>29</text:p>
          </table:table-cell>
          <table:table-cell table:formula="of:=CONCATENATE(&quot;0x&quot;;DEC2HEX([.B84];2))" office:value-type="string" office:string-value="0x03" calcext:value-type="string">
            <text:p>0x03</text:p>
          </table:table-cell>
          <table:table-cell table:formula="of:=CONCATENATE(&quot;0x&quot;;DEC2HEX([.C84];2))" office:value-type="string" office:string-value="0x07" calcext:value-type="string">
            <text:p>0x07</text:p>
          </table:table-cell>
          <table:table-cell table:formula="of:=CONCATENATE(&quot;0x&quot;;DEC2HEX([.D84];2))" office:value-type="string" office:string-value="0x0A" calcext:value-type="string">
            <text:p>0x0A</text:p>
          </table:table-cell>
          <table:table-cell table:formula="of:=CONCATENATE(&quot;0x&quot;;DEC2HEX([.E84];2))" office:value-type="string" office:string-value="0x0E" calcext:value-type="string">
            <text:p>0x0E</text:p>
          </table:table-cell>
          <table:table-cell table:formula="of:=CONCATENATE(&quot;0x&quot;;DEC2HEX([.F84];2))" office:value-type="string" office:string-value="0x11" calcext:value-type="string">
            <text:p>0x11</text:p>
          </table:table-cell>
          <table:table-cell table:formula="of:=CONCATENATE(&quot;0x&quot;;DEC2HEX([.G84];2))" office:value-type="string" office:string-value="0x15" calcext:value-type="string">
            <text:p>0x15</text:p>
          </table:table-cell>
          <table:table-cell table:formula="of:=CONCATENATE(&quot;0x&quot;;DEC2HEX([.H84];2))" office:value-type="string" office:string-value="0x18" calcext:value-type="string">
            <text:p>0x18</text:p>
          </table:table-cell>
          <table:table-cell table:formula="of:=CONCATENATE(&quot;0x&quot;;DEC2HEX([.I84];2))" office:value-type="string" office:string-value="0x1B" calcext:value-type="string">
            <text:p>0x1B</text:p>
          </table:table-cell>
          <table:table-cell table:formula="of:=CONCATENATE(&quot;0x&quot;;DEC2HEX([.J84];2))" office:value-type="string" office:string-value="0x1F" calcext:value-type="string">
            <text:p>0x1F</text:p>
          </table:table-cell>
          <table:table-cell table:formula="of:=CONCATENATE(&quot;0x&quot;;DEC2HEX([.K84];2))" office:value-type="string" office:string-value="0x22" calcext:value-type="string">
            <text:p>0x22</text:p>
          </table:table-cell>
        </table:table-row>
        <table:table-row table:style-name="ro1">
          <table:table-cell table:formula="of:=[.A84]+1" office:value-type="float" office:value="30" calcext:value-type="float">
            <text:p>30</text:p>
          </table:table-cell>
          <table:table-cell table:formula="of:=ROUND([.B33])" office:value-type="float" office:value="4" calcext:value-type="float">
            <text:p>4</text:p>
          </table:table-cell>
          <table:table-cell table:style-name="ce5" table:formula="of:=ROUND([.C33])" office:value-type="float" office:value="7" calcext:value-type="float">
            <text:p>7</text:p>
          </table:table-cell>
          <table:table-cell table:style-name="ce5" table:formula="of:=ROUND([.D33])" office:value-type="float" office:value="11" calcext:value-type="float">
            <text:p>11</text:p>
          </table:table-cell>
          <table:table-cell table:style-name="ce5" table:formula="of:=ROUND([.E33])" office:value-type="float" office:value="14" calcext:value-type="float">
            <text:p>14</text:p>
          </table:table-cell>
          <table:table-cell table:style-name="ce5" table:formula="of:=ROUND([.F33])" office:value-type="float" office:value="18" calcext:value-type="float">
            <text:p>18</text:p>
          </table:table-cell>
          <table:table-cell table:style-name="ce5" table:formula="of:=ROUND([.G33])" office:value-type="float" office:value="21" calcext:value-type="float">
            <text:p>21</text:p>
          </table:table-cell>
          <table:table-cell table:style-name="ce5" table:formula="of:=ROUND([.H33])" office:value-type="float" office:value="25" calcext:value-type="float">
            <text:p>25</text:p>
          </table:table-cell>
          <table:table-cell table:style-name="ce5" table:formula="of:=ROUND([.I33])" office:value-type="float" office:value="28" calcext:value-type="float">
            <text:p>28</text:p>
          </table:table-cell>
          <table:table-cell table:style-name="ce5" table:formula="of:=ROUND([.J33])" office:value-type="float" office:value="32" calcext:value-type="float">
            <text:p>32</text:p>
          </table:table-cell>
          <table:table-cell table:style-name="ce5" table:formula="of:=ROUND([.K33])" office:value-type="float" office:value="36" calcext:value-type="float">
            <text:p>36</text:p>
          </table:table-cell>
          <table:table-cell/>
          <table:table-cell table:formula="of:=[.M84]+1" office:value-type="float" office:value="30" calcext:value-type="float">
            <text:p>30</text:p>
          </table:table-cell>
          <table:table-cell table:formula="of:=CONCATENATE(&quot;0x&quot;;DEC2HEX([.B85];2))" office:value-type="string" office:string-value="0x04" calcext:value-type="string">
            <text:p>0x04</text:p>
          </table:table-cell>
          <table:table-cell table:formula="of:=CONCATENATE(&quot;0x&quot;;DEC2HEX([.C85];2))" office:value-type="string" office:string-value="0x07" calcext:value-type="string">
            <text:p>0x07</text:p>
          </table:table-cell>
          <table:table-cell table:formula="of:=CONCATENATE(&quot;0x&quot;;DEC2HEX([.D85];2))" office:value-type="string" office:string-value="0x0B" calcext:value-type="string">
            <text:p>0x0B</text:p>
          </table:table-cell>
          <table:table-cell table:formula="of:=CONCATENATE(&quot;0x&quot;;DEC2HEX([.E85];2))" office:value-type="string" office:string-value="0x0E" calcext:value-type="string">
            <text:p>0x0E</text:p>
          </table:table-cell>
          <table:table-cell table:formula="of:=CONCATENATE(&quot;0x&quot;;DEC2HEX([.F85];2))" office:value-type="string" office:string-value="0x12" calcext:value-type="string">
            <text:p>0x12</text:p>
          </table:table-cell>
          <table:table-cell table:formula="of:=CONCATENATE(&quot;0x&quot;;DEC2HEX([.G85];2))" office:value-type="string" office:string-value="0x15" calcext:value-type="string">
            <text:p>0x15</text:p>
          </table:table-cell>
          <table:table-cell table:formula="of:=CONCATENATE(&quot;0x&quot;;DEC2HEX([.H85];2))" office:value-type="string" office:string-value="0x19" calcext:value-type="string">
            <text:p>0x19</text:p>
          </table:table-cell>
          <table:table-cell table:formula="of:=CONCATENATE(&quot;0x&quot;;DEC2HEX([.I85];2))" office:value-type="string" office:string-value="0x1C" calcext:value-type="string">
            <text:p>0x1C</text:p>
          </table:table-cell>
          <table:table-cell table:formula="of:=CONCATENATE(&quot;0x&quot;;DEC2HEX([.J85];2))" office:value-type="string" office:string-value="0x20" calcext:value-type="string">
            <text:p>0x20</text:p>
          </table:table-cell>
          <table:table-cell table:formula="of:=CONCATENATE(&quot;0x&quot;;DEC2HEX([.K85];2))" office:value-type="string" office:string-value="0x24" calcext:value-type="string">
            <text:p>0x24</text:p>
          </table:table-cell>
        </table:table-row>
        <table:table-row table:style-name="ro1">
          <table:table-cell table:formula="of:=[.A85]+1" office:value-type="float" office:value="31" calcext:value-type="float">
            <text:p>31</text:p>
          </table:table-cell>
          <table:table-cell table:formula="of:=ROUND([.B34])" office:value-type="float" office:value="4" calcext:value-type="float">
            <text:p>4</text:p>
          </table:table-cell>
          <table:table-cell table:style-name="ce5" table:formula="of:=ROUND([.C34])" office:value-type="float" office:value="7" calcext:value-type="float">
            <text:p>7</text:p>
          </table:table-cell>
          <table:table-cell table:style-name="ce5" table:formula="of:=ROUND([.D34])" office:value-type="float" office:value="11" calcext:value-type="float">
            <text:p>11</text:p>
          </table:table-cell>
          <table:table-cell table:style-name="ce5" table:formula="of:=ROUND([.E34])" office:value-type="float" office:value="15" calcext:value-type="float">
            <text:p>15</text:p>
          </table:table-cell>
          <table:table-cell table:style-name="ce5" table:formula="of:=ROUND([.F34])" office:value-type="float" office:value="18" calcext:value-type="float">
            <text:p>18</text:p>
          </table:table-cell>
          <table:table-cell table:style-name="ce5" table:formula="of:=ROUND([.G34])" office:value-type="float" office:value="22" calcext:value-type="float">
            <text:p>22</text:p>
          </table:table-cell>
          <table:table-cell table:style-name="ce5" table:formula="of:=ROUND([.H34])" office:value-type="float" office:value="26" calcext:value-type="float">
            <text:p>26</text:p>
          </table:table-cell>
          <table:table-cell table:style-name="ce5" table:formula="of:=ROUND([.I34])" office:value-type="float" office:value="29" calcext:value-type="float">
            <text:p>29</text:p>
          </table:table-cell>
          <table:table-cell table:style-name="ce5" table:formula="of:=ROUND([.J34])" office:value-type="float" office:value="33" calcext:value-type="float">
            <text:p>33</text:p>
          </table:table-cell>
          <table:table-cell table:style-name="ce5" table:formula="of:=ROUND([.K34])" office:value-type="float" office:value="37" calcext:value-type="float">
            <text:p>37</text:p>
          </table:table-cell>
          <table:table-cell/>
          <table:table-cell table:formula="of:=[.M85]+1" office:value-type="float" office:value="31" calcext:value-type="float">
            <text:p>31</text:p>
          </table:table-cell>
          <table:table-cell table:formula="of:=CONCATENATE(&quot;0x&quot;;DEC2HEX([.B86];2))" office:value-type="string" office:string-value="0x04" calcext:value-type="string">
            <text:p>0x04</text:p>
          </table:table-cell>
          <table:table-cell table:formula="of:=CONCATENATE(&quot;0x&quot;;DEC2HEX([.C86];2))" office:value-type="string" office:string-value="0x07" calcext:value-type="string">
            <text:p>0x07</text:p>
          </table:table-cell>
          <table:table-cell table:formula="of:=CONCATENATE(&quot;0x&quot;;DEC2HEX([.D86];2))" office:value-type="string" office:string-value="0x0B" calcext:value-type="string">
            <text:p>0x0B</text:p>
          </table:table-cell>
          <table:table-cell table:formula="of:=CONCATENATE(&quot;0x&quot;;DEC2HEX([.E86];2))" office:value-type="string" office:string-value="0x0F" calcext:value-type="string">
            <text:p>0x0F</text:p>
          </table:table-cell>
          <table:table-cell table:formula="of:=CONCATENATE(&quot;0x&quot;;DEC2HEX([.F86];2))" office:value-type="string" office:string-value="0x12" calcext:value-type="string">
            <text:p>0x12</text:p>
          </table:table-cell>
          <table:table-cell table:formula="of:=CONCATENATE(&quot;0x&quot;;DEC2HEX([.G86];2))" office:value-type="string" office:string-value="0x16" calcext:value-type="string">
            <text:p>0x16</text:p>
          </table:table-cell>
          <table:table-cell table:formula="of:=CONCATENATE(&quot;0x&quot;;DEC2HEX([.H86];2))" office:value-type="string" office:string-value="0x1A" calcext:value-type="string">
            <text:p>0x1A</text:p>
          </table:table-cell>
          <table:table-cell table:formula="of:=CONCATENATE(&quot;0x&quot;;DEC2HEX([.I86];2))" office:value-type="string" office:string-value="0x1D" calcext:value-type="string">
            <text:p>0x1D</text:p>
          </table:table-cell>
          <table:table-cell table:formula="of:=CONCATENATE(&quot;0x&quot;;DEC2HEX([.J86];2))" office:value-type="string" office:string-value="0x21" calcext:value-type="string">
            <text:p>0x21</text:p>
          </table:table-cell>
          <table:table-cell table:formula="of:=CONCATENATE(&quot;0x&quot;;DEC2HEX([.K86];2))" office:value-type="string" office:string-value="0x25" calcext:value-type="string">
            <text:p>0x25</text:p>
          </table:table-cell>
        </table:table-row>
        <table:table-row table:style-name="ro1">
          <table:table-cell table:formula="of:=[.A86]+1" office:value-type="float" office:value="32" calcext:value-type="float">
            <text:p>32</text:p>
          </table:table-cell>
          <table:table-cell table:formula="of:=ROUND([.B35])" office:value-type="float" office:value="4" calcext:value-type="float">
            <text:p>4</text:p>
          </table:table-cell>
          <table:table-cell table:style-name="ce5" table:formula="of:=ROUND([.C35])" office:value-type="float" office:value="8" calcext:value-type="float">
            <text:p>8</text:p>
          </table:table-cell>
          <table:table-cell table:style-name="ce5" table:formula="of:=ROUND([.D35])" office:value-type="float" office:value="11" calcext:value-type="float">
            <text:p>11</text:p>
          </table:table-cell>
          <table:table-cell table:style-name="ce5" table:formula="of:=ROUND([.E35])" office:value-type="float" office:value="15" calcext:value-type="float">
            <text:p>15</text:p>
          </table:table-cell>
          <table:table-cell table:style-name="ce5" table:formula="of:=ROUND([.F35])" office:value-type="float" office:value="19" calcext:value-type="float">
            <text:p>19</text:p>
          </table:table-cell>
          <table:table-cell table:style-name="ce5" table:formula="of:=ROUND([.G35])" office:value-type="float" office:value="23" calcext:value-type="float">
            <text:p>23</text:p>
          </table:table-cell>
          <table:table-cell table:style-name="ce5" table:formula="of:=ROUND([.H35])" office:value-type="float" office:value="27" calcext:value-type="float">
            <text:p>27</text:p>
          </table:table-cell>
          <table:table-cell table:style-name="ce5" table:formula="of:=ROUND([.I35])" office:value-type="float" office:value="30" calcext:value-type="float">
            <text:p>30</text:p>
          </table:table-cell>
          <table:table-cell table:style-name="ce5" table:formula="of:=ROUND([.J35])" office:value-type="float" office:value="34" calcext:value-type="float">
            <text:p>34</text:p>
          </table:table-cell>
          <table:table-cell table:style-name="ce5" table:formula="of:=ROUND([.K35])" office:value-type="float" office:value="38" calcext:value-type="float">
            <text:p>38</text:p>
          </table:table-cell>
          <table:table-cell/>
          <table:table-cell table:formula="of:=[.M86]+1" office:value-type="float" office:value="32" calcext:value-type="float">
            <text:p>32</text:p>
          </table:table-cell>
          <table:table-cell table:formula="of:=CONCATENATE(&quot;0x&quot;;DEC2HEX([.B87];2))" office:value-type="string" office:string-value="0x04" calcext:value-type="string">
            <text:p>0x04</text:p>
          </table:table-cell>
          <table:table-cell table:formula="of:=CONCATENATE(&quot;0x&quot;;DEC2HEX([.C87];2))" office:value-type="string" office:string-value="0x08" calcext:value-type="string">
            <text:p>0x08</text:p>
          </table:table-cell>
          <table:table-cell table:formula="of:=CONCATENATE(&quot;0x&quot;;DEC2HEX([.D87];2))" office:value-type="string" office:string-value="0x0B" calcext:value-type="string">
            <text:p>0x0B</text:p>
          </table:table-cell>
          <table:table-cell table:formula="of:=CONCATENATE(&quot;0x&quot;;DEC2HEX([.E87];2))" office:value-type="string" office:string-value="0x0F" calcext:value-type="string">
            <text:p>0x0F</text:p>
          </table:table-cell>
          <table:table-cell table:formula="of:=CONCATENATE(&quot;0x&quot;;DEC2HEX([.F87];2))" office:value-type="string" office:string-value="0x13" calcext:value-type="string">
            <text:p>0x13</text:p>
          </table:table-cell>
          <table:table-cell table:formula="of:=CONCATENATE(&quot;0x&quot;;DEC2HEX([.G87];2))" office:value-type="string" office:string-value="0x17" calcext:value-type="string">
            <text:p>0x17</text:p>
          </table:table-cell>
          <table:table-cell table:formula="of:=CONCATENATE(&quot;0x&quot;;DEC2HEX([.H87];2))" office:value-type="string" office:string-value="0x1B" calcext:value-type="string">
            <text:p>0x1B</text:p>
          </table:table-cell>
          <table:table-cell table:formula="of:=CONCATENATE(&quot;0x&quot;;DEC2HEX([.I87];2))" office:value-type="string" office:string-value="0x1E" calcext:value-type="string">
            <text:p>0x1E</text:p>
          </table:table-cell>
          <table:table-cell table:formula="of:=CONCATENATE(&quot;0x&quot;;DEC2HEX([.J87];2))" office:value-type="string" office:string-value="0x22" calcext:value-type="string">
            <text:p>0x22</text:p>
          </table:table-cell>
          <table:table-cell table:formula="of:=CONCATENATE(&quot;0x&quot;;DEC2HEX([.K87];2))" office:value-type="string" office:string-value="0x26" calcext:value-type="string">
            <text:p>0x26</text:p>
          </table:table-cell>
        </table:table-row>
        <table:table-row table:style-name="ro1">
          <table:table-cell table:formula="of:=[.A87]+1" office:value-type="float" office:value="33" calcext:value-type="float">
            <text:p>33</text:p>
          </table:table-cell>
          <table:table-cell table:formula="of:=ROUND([.B36])" office:value-type="float" office:value="4" calcext:value-type="float">
            <text:p>4</text:p>
          </table:table-cell>
          <table:table-cell table:style-name="ce5" table:formula="of:=ROUND([.C36])" office:value-type="float" office:value="8" calcext:value-type="float">
            <text:p>8</text:p>
          </table:table-cell>
          <table:table-cell table:style-name="ce5" table:formula="of:=ROUND([.D36])" office:value-type="float" office:value="12" calcext:value-type="float">
            <text:p>12</text:p>
          </table:table-cell>
          <table:table-cell table:style-name="ce5" table:formula="of:=ROUND([.E36])" office:value-type="float" office:value="16" calcext:value-type="float">
            <text:p>16</text:p>
          </table:table-cell>
          <table:table-cell table:style-name="ce5" table:formula="of:=ROUND([.F36])" office:value-type="float" office:value="20" calcext:value-type="float">
            <text:p>20</text:p>
          </table:table-cell>
          <table:table-cell table:style-name="ce5" table:formula="of:=ROUND([.G36])" office:value-type="float" office:value="23" calcext:value-type="float">
            <text:p>23</text:p>
          </table:table-cell>
          <table:table-cell table:style-name="ce5" table:formula="of:=ROUND([.H36])" office:value-type="float" office:value="27" calcext:value-type="float">
            <text:p>27</text:p>
          </table:table-cell>
          <table:table-cell table:style-name="ce5" table:formula="of:=ROUND([.I36])" office:value-type="float" office:value="31" calcext:value-type="float">
            <text:p>31</text:p>
          </table:table-cell>
          <table:table-cell table:style-name="ce5" table:formula="of:=ROUND([.J36])" office:value-type="float" office:value="35" calcext:value-type="float">
            <text:p>35</text:p>
          </table:table-cell>
          <table:table-cell table:style-name="ce5" table:formula="of:=ROUND([.K36])" office:value-type="float" office:value="39" calcext:value-type="float">
            <text:p>39</text:p>
          </table:table-cell>
          <table:table-cell/>
          <table:table-cell table:formula="of:=[.M87]+1" office:value-type="float" office:value="33" calcext:value-type="float">
            <text:p>33</text:p>
          </table:table-cell>
          <table:table-cell table:formula="of:=CONCATENATE(&quot;0x&quot;;DEC2HEX([.B88];2))" office:value-type="string" office:string-value="0x04" calcext:value-type="string">
            <text:p>0x04</text:p>
          </table:table-cell>
          <table:table-cell table:formula="of:=CONCATENATE(&quot;0x&quot;;DEC2HEX([.C88];2))" office:value-type="string" office:string-value="0x08" calcext:value-type="string">
            <text:p>0x08</text:p>
          </table:table-cell>
          <table:table-cell table:formula="of:=CONCATENATE(&quot;0x&quot;;DEC2HEX([.D88];2))" office:value-type="string" office:string-value="0x0C" calcext:value-type="string">
            <text:p>0x0C</text:p>
          </table:table-cell>
          <table:table-cell table:formula="of:=CONCATENATE(&quot;0x&quot;;DEC2HEX([.E88];2))" office:value-type="string" office:string-value="0x10" calcext:value-type="string">
            <text:p>0x10</text:p>
          </table:table-cell>
          <table:table-cell table:formula="of:=CONCATENATE(&quot;0x&quot;;DEC2HEX([.F88];2))" office:value-type="string" office:string-value="0x14" calcext:value-type="string">
            <text:p>0x14</text:p>
          </table:table-cell>
          <table:table-cell table:formula="of:=CONCATENATE(&quot;0x&quot;;DEC2HEX([.G88];2))" office:value-type="string" office:string-value="0x17" calcext:value-type="string">
            <text:p>0x17</text:p>
          </table:table-cell>
          <table:table-cell table:formula="of:=CONCATENATE(&quot;0x&quot;;DEC2HEX([.H88];2))" office:value-type="string" office:string-value="0x1B" calcext:value-type="string">
            <text:p>0x1B</text:p>
          </table:table-cell>
          <table:table-cell table:formula="of:=CONCATENATE(&quot;0x&quot;;DEC2HEX([.I88];2))" office:value-type="string" office:string-value="0x1F" calcext:value-type="string">
            <text:p>0x1F</text:p>
          </table:table-cell>
          <table:table-cell table:formula="of:=CONCATENATE(&quot;0x&quot;;DEC2HEX([.J88];2))" office:value-type="string" office:string-value="0x23" calcext:value-type="string">
            <text:p>0x23</text:p>
          </table:table-cell>
          <table:table-cell table:formula="of:=CONCATENATE(&quot;0x&quot;;DEC2HEX([.K88];2))" office:value-type="string" office:string-value="0x27" calcext:value-type="string">
            <text:p>0x27</text:p>
          </table:table-cell>
        </table:table-row>
        <table:table-row table:style-name="ro1">
          <table:table-cell table:formula="of:=[.A88]+1" office:value-type="float" office:value="34" calcext:value-type="float">
            <text:p>34</text:p>
          </table:table-cell>
          <table:table-cell table:formula="of:=ROUND([.B37])" office:value-type="float" office:value="4" calcext:value-type="float">
            <text:p>4</text:p>
          </table:table-cell>
          <table:table-cell table:style-name="ce5" table:formula="of:=ROUND([.C37])" office:value-type="float" office:value="8" calcext:value-type="float">
            <text:p>8</text:p>
          </table:table-cell>
          <table:table-cell table:style-name="ce5" table:formula="of:=ROUND([.D37])" office:value-type="float" office:value="12" calcext:value-type="float">
            <text:p>12</text:p>
          </table:table-cell>
          <table:table-cell table:style-name="ce5" table:formula="of:=ROUND([.E37])" office:value-type="float" office:value="16" calcext:value-type="float">
            <text:p>16</text:p>
          </table:table-cell>
          <table:table-cell table:style-name="ce5" table:formula="of:=ROUND([.F37])" office:value-type="float" office:value="20" calcext:value-type="float">
            <text:p>20</text:p>
          </table:table-cell>
          <table:table-cell table:style-name="ce5" table:formula="of:=ROUND([.G37])" office:value-type="float" office:value="24" calcext:value-type="float">
            <text:p>24</text:p>
          </table:table-cell>
          <table:table-cell table:style-name="ce5" table:formula="of:=ROUND([.H37])" office:value-type="float" office:value="28" calcext:value-type="float">
            <text:p>28</text:p>
          </table:table-cell>
          <table:table-cell table:style-name="ce5" table:formula="of:=ROUND([.I37])" office:value-type="float" office:value="32" calcext:value-type="float">
            <text:p>32</text:p>
          </table:table-cell>
          <table:table-cell table:style-name="ce5" table:formula="of:=ROUND([.J37])" office:value-type="float" office:value="36" calcext:value-type="float">
            <text:p>36</text:p>
          </table:table-cell>
          <table:table-cell table:style-name="ce5" table:formula="of:=ROUND([.K37])" office:value-type="float" office:value="40" calcext:value-type="float">
            <text:p>40</text:p>
          </table:table-cell>
          <table:table-cell/>
          <table:table-cell table:formula="of:=[.M88]+1" office:value-type="float" office:value="34" calcext:value-type="float">
            <text:p>34</text:p>
          </table:table-cell>
          <table:table-cell table:formula="of:=CONCATENATE(&quot;0x&quot;;DEC2HEX([.B89];2))" office:value-type="string" office:string-value="0x04" calcext:value-type="string">
            <text:p>0x04</text:p>
          </table:table-cell>
          <table:table-cell table:formula="of:=CONCATENATE(&quot;0x&quot;;DEC2HEX([.C89];2))" office:value-type="string" office:string-value="0x08" calcext:value-type="string">
            <text:p>0x08</text:p>
          </table:table-cell>
          <table:table-cell table:formula="of:=CONCATENATE(&quot;0x&quot;;DEC2HEX([.D89];2))" office:value-type="string" office:string-value="0x0C" calcext:value-type="string">
            <text:p>0x0C</text:p>
          </table:table-cell>
          <table:table-cell table:formula="of:=CONCATENATE(&quot;0x&quot;;DEC2HEX([.E89];2))" office:value-type="string" office:string-value="0x10" calcext:value-type="string">
            <text:p>0x10</text:p>
          </table:table-cell>
          <table:table-cell table:formula="of:=CONCATENATE(&quot;0x&quot;;DEC2HEX([.F89];2))" office:value-type="string" office:string-value="0x14" calcext:value-type="string">
            <text:p>0x14</text:p>
          </table:table-cell>
          <table:table-cell table:formula="of:=CONCATENATE(&quot;0x&quot;;DEC2HEX([.G89];2))" office:value-type="string" office:string-value="0x18" calcext:value-type="string">
            <text:p>0x18</text:p>
          </table:table-cell>
          <table:table-cell table:formula="of:=CONCATENATE(&quot;0x&quot;;DEC2HEX([.H89];2))" office:value-type="string" office:string-value="0x1C" calcext:value-type="string">
            <text:p>0x1C</text:p>
          </table:table-cell>
          <table:table-cell table:formula="of:=CONCATENATE(&quot;0x&quot;;DEC2HEX([.I89];2))" office:value-type="string" office:string-value="0x20" calcext:value-type="string">
            <text:p>0x20</text:p>
          </table:table-cell>
          <table:table-cell table:formula="of:=CONCATENATE(&quot;0x&quot;;DEC2HEX([.J89];2))" office:value-type="string" office:string-value="0x24" calcext:value-type="string">
            <text:p>0x24</text:p>
          </table:table-cell>
          <table:table-cell table:formula="of:=CONCATENATE(&quot;0x&quot;;DEC2HEX([.K89];2))" office:value-type="string" office:string-value="0x28" calcext:value-type="string">
            <text:p>0x28</text:p>
          </table:table-cell>
        </table:table-row>
        <table:table-row table:style-name="ro1">
          <table:table-cell table:formula="of:=[.A89]+1" office:value-type="float" office:value="35" calcext:value-type="float">
            <text:p>35</text:p>
          </table:table-cell>
          <table:table-cell table:formula="of:=ROUND([.B38])" office:value-type="float" office:value="4" calcext:value-type="float">
            <text:p>4</text:p>
          </table:table-cell>
          <table:table-cell table:style-name="ce5" table:formula="of:=ROUND([.C38])" office:value-type="float" office:value="8" calcext:value-type="float">
            <text:p>8</text:p>
          </table:table-cell>
          <table:table-cell table:style-name="ce5" table:formula="of:=ROUND([.D38])" office:value-type="float" office:value="12" calcext:value-type="float">
            <text:p>12</text:p>
          </table:table-cell>
          <table:table-cell table:style-name="ce5" table:formula="of:=ROUND([.E38])" office:value-type="float" office:value="17" calcext:value-type="float">
            <text:p>17</text:p>
          </table:table-cell>
          <table:table-cell table:style-name="ce5" table:formula="of:=ROUND([.F38])" office:value-type="float" office:value="21" calcext:value-type="float">
            <text:p>21</text:p>
          </table:table-cell>
          <table:table-cell table:style-name="ce5" table:formula="of:=ROUND([.G38])" office:value-type="float" office:value="25" calcext:value-type="float">
            <text:p>25</text:p>
          </table:table-cell>
          <table:table-cell table:style-name="ce5" table:formula="of:=ROUND([.H38])" office:value-type="float" office:value="29" calcext:value-type="float">
            <text:p>29</text:p>
          </table:table-cell>
          <table:table-cell table:style-name="ce5" table:formula="of:=ROUND([.I38])" office:value-type="float" office:value="33" calcext:value-type="float">
            <text:p>33</text:p>
          </table:table-cell>
          <table:table-cell table:style-name="ce5" table:formula="of:=ROUND([.J38])" office:value-type="float" office:value="37" calcext:value-type="float">
            <text:p>37</text:p>
          </table:table-cell>
          <table:table-cell table:style-name="ce5" table:formula="of:=ROUND([.K38])" office:value-type="float" office:value="41" calcext:value-type="float">
            <text:p>41</text:p>
          </table:table-cell>
          <table:table-cell/>
          <table:table-cell table:formula="of:=[.M89]+1" office:value-type="float" office:value="35" calcext:value-type="float">
            <text:p>35</text:p>
          </table:table-cell>
          <table:table-cell table:formula="of:=CONCATENATE(&quot;0x&quot;;DEC2HEX([.B90];2))" office:value-type="string" office:string-value="0x04" calcext:value-type="string">
            <text:p>0x04</text:p>
          </table:table-cell>
          <table:table-cell table:formula="of:=CONCATENATE(&quot;0x&quot;;DEC2HEX([.C90];2))" office:value-type="string" office:string-value="0x08" calcext:value-type="string">
            <text:p>0x08</text:p>
          </table:table-cell>
          <table:table-cell table:formula="of:=CONCATENATE(&quot;0x&quot;;DEC2HEX([.D90];2))" office:value-type="string" office:string-value="0x0C" calcext:value-type="string">
            <text:p>0x0C</text:p>
          </table:table-cell>
          <table:table-cell table:formula="of:=CONCATENATE(&quot;0x&quot;;DEC2HEX([.E90];2))" office:value-type="string" office:string-value="0x11" calcext:value-type="string">
            <text:p>0x11</text:p>
          </table:table-cell>
          <table:table-cell table:formula="of:=CONCATENATE(&quot;0x&quot;;DEC2HEX([.F90];2))" office:value-type="string" office:string-value="0x15" calcext:value-type="string">
            <text:p>0x15</text:p>
          </table:table-cell>
          <table:table-cell table:formula="of:=CONCATENATE(&quot;0x&quot;;DEC2HEX([.G90];2))" office:value-type="string" office:string-value="0x19" calcext:value-type="string">
            <text:p>0x19</text:p>
          </table:table-cell>
          <table:table-cell table:formula="of:=CONCATENATE(&quot;0x&quot;;DEC2HEX([.H90];2))" office:value-type="string" office:string-value="0x1D" calcext:value-type="string">
            <text:p>0x1D</text:p>
          </table:table-cell>
          <table:table-cell table:formula="of:=CONCATENATE(&quot;0x&quot;;DEC2HEX([.I90];2))" office:value-type="string" office:string-value="0x21" calcext:value-type="string">
            <text:p>0x21</text:p>
          </table:table-cell>
          <table:table-cell table:formula="of:=CONCATENATE(&quot;0x&quot;;DEC2HEX([.J90];2))" office:value-type="string" office:string-value="0x25" calcext:value-type="string">
            <text:p>0x25</text:p>
          </table:table-cell>
          <table:table-cell table:formula="of:=CONCATENATE(&quot;0x&quot;;DEC2HEX([.K90];2))" office:value-type="string" office:string-value="0x29" calcext:value-type="string">
            <text:p>0x29</text:p>
          </table:table-cell>
        </table:table-row>
        <table:table-row table:style-name="ro1">
          <table:table-cell table:formula="of:=[.A90]+1" office:value-type="float" office:value="36" calcext:value-type="float">
            <text:p>36</text:p>
          </table:table-cell>
          <table:table-cell table:formula="of:=ROUND([.B39])" office:value-type="float" office:value="4" calcext:value-type="float">
            <text:p>4</text:p>
          </table:table-cell>
          <table:table-cell table:style-name="ce5" table:formula="of:=ROUND([.C39])" office:value-type="float" office:value="9" calcext:value-type="float">
            <text:p>9</text:p>
          </table:table-cell>
          <table:table-cell table:style-name="ce5" table:formula="of:=ROUND([.D39])" office:value-type="float" office:value="13" calcext:value-type="float">
            <text:p>13</text:p>
          </table:table-cell>
          <table:table-cell table:style-name="ce5" table:formula="of:=ROUND([.E39])" office:value-type="float" office:value="17" calcext:value-type="float">
            <text:p>17</text:p>
          </table:table-cell>
          <table:table-cell table:style-name="ce5" table:formula="of:=ROUND([.F39])" office:value-type="float" office:value="21" calcext:value-type="float">
            <text:p>21</text:p>
          </table:table-cell>
          <table:table-cell table:style-name="ce5" table:formula="of:=ROUND([.G39])" office:value-type="float" office:value="26" calcext:value-type="float">
            <text:p>26</text:p>
          </table:table-cell>
          <table:table-cell table:style-name="ce5" table:formula="of:=ROUND([.H39])" office:value-type="float" office:value="30" calcext:value-type="float">
            <text:p>30</text:p>
          </table:table-cell>
          <table:table-cell table:style-name="ce5" table:formula="of:=ROUND([.I39])" office:value-type="float" office:value="34" calcext:value-type="float">
            <text:p>34</text:p>
          </table:table-cell>
          <table:table-cell table:style-name="ce5" table:formula="of:=ROUND([.J39])" office:value-type="float" office:value="38" calcext:value-type="float">
            <text:p>38</text:p>
          </table:table-cell>
          <table:table-cell table:style-name="ce5" table:formula="of:=ROUND([.K39])" office:value-type="float" office:value="43" calcext:value-type="float">
            <text:p>43</text:p>
          </table:table-cell>
          <table:table-cell/>
          <table:table-cell table:formula="of:=[.M90]+1" office:value-type="float" office:value="36" calcext:value-type="float">
            <text:p>36</text:p>
          </table:table-cell>
          <table:table-cell table:formula="of:=CONCATENATE(&quot;0x&quot;;DEC2HEX([.B91];2))" office:value-type="string" office:string-value="0x04" calcext:value-type="string">
            <text:p>0x04</text:p>
          </table:table-cell>
          <table:table-cell table:formula="of:=CONCATENATE(&quot;0x&quot;;DEC2HEX([.C91];2))" office:value-type="string" office:string-value="0x09" calcext:value-type="string">
            <text:p>0x09</text:p>
          </table:table-cell>
          <table:table-cell table:formula="of:=CONCATENATE(&quot;0x&quot;;DEC2HEX([.D91];2))" office:value-type="string" office:string-value="0x0D" calcext:value-type="string">
            <text:p>0x0D</text:p>
          </table:table-cell>
          <table:table-cell table:formula="of:=CONCATENATE(&quot;0x&quot;;DEC2HEX([.E91];2))" office:value-type="string" office:string-value="0x11" calcext:value-type="string">
            <text:p>0x11</text:p>
          </table:table-cell>
          <table:table-cell table:formula="of:=CONCATENATE(&quot;0x&quot;;DEC2HEX([.F91];2))" office:value-type="string" office:string-value="0x15" calcext:value-type="string">
            <text:p>0x15</text:p>
          </table:table-cell>
          <table:table-cell table:formula="of:=CONCATENATE(&quot;0x&quot;;DEC2HEX([.G91];2))" office:value-type="string" office:string-value="0x1A" calcext:value-type="string">
            <text:p>0x1A</text:p>
          </table:table-cell>
          <table:table-cell table:formula="of:=CONCATENATE(&quot;0x&quot;;DEC2HEX([.H91];2))" office:value-type="string" office:string-value="0x1E" calcext:value-type="string">
            <text:p>0x1E</text:p>
          </table:table-cell>
          <table:table-cell table:formula="of:=CONCATENATE(&quot;0x&quot;;DEC2HEX([.I91];2))" office:value-type="string" office:string-value="0x22" calcext:value-type="string">
            <text:p>0x22</text:p>
          </table:table-cell>
          <table:table-cell table:formula="of:=CONCATENATE(&quot;0x&quot;;DEC2HEX([.J91];2))" office:value-type="string" office:string-value="0x26" calcext:value-type="string">
            <text:p>0x26</text:p>
          </table:table-cell>
          <table:table-cell table:formula="of:=CONCATENATE(&quot;0x&quot;;DEC2HEX([.K91];2))" office:value-type="string" office:string-value="0x2B" calcext:value-type="string">
            <text:p>0x2B</text:p>
          </table:table-cell>
        </table:table-row>
        <table:table-row table:style-name="ro1">
          <table:table-cell table:formula="of:=[.A91]+1" office:value-type="float" office:value="37" calcext:value-type="float">
            <text:p>37</text:p>
          </table:table-cell>
          <table:table-cell table:formula="of:=ROUND([.B40])" office:value-type="float" office:value="4" calcext:value-type="float">
            <text:p>4</text:p>
          </table:table-cell>
          <table:table-cell table:style-name="ce5" table:formula="of:=ROUND([.C40])" office:value-type="float" office:value="9" calcext:value-type="float">
            <text:p>9</text:p>
          </table:table-cell>
          <table:table-cell table:style-name="ce5" table:formula="of:=ROUND([.D40])" office:value-type="float" office:value="13" calcext:value-type="float">
            <text:p>13</text:p>
          </table:table-cell>
          <table:table-cell table:style-name="ce5" table:formula="of:=ROUND([.E40])" office:value-type="float" office:value="18" calcext:value-type="float">
            <text:p>18</text:p>
          </table:table-cell>
          <table:table-cell table:style-name="ce5" table:formula="of:=ROUND([.F40])" office:value-type="float" office:value="22" calcext:value-type="float">
            <text:p>22</text:p>
          </table:table-cell>
          <table:table-cell table:style-name="ce5" table:formula="of:=ROUND([.G40])" office:value-type="float" office:value="26" calcext:value-type="float">
            <text:p>26</text:p>
          </table:table-cell>
          <table:table-cell table:style-name="ce5" table:formula="of:=ROUND([.H40])" office:value-type="float" office:value="31" calcext:value-type="float">
            <text:p>31</text:p>
          </table:table-cell>
          <table:table-cell table:style-name="ce5" table:formula="of:=ROUND([.I40])" office:value-type="float" office:value="35" calcext:value-type="float">
            <text:p>35</text:p>
          </table:table-cell>
          <table:table-cell table:style-name="ce5" table:formula="of:=ROUND([.J40])" office:value-type="float" office:value="39" calcext:value-type="float">
            <text:p>39</text:p>
          </table:table-cell>
          <table:table-cell table:style-name="ce5" table:formula="of:=ROUND([.K40])" office:value-type="float" office:value="44" calcext:value-type="float">
            <text:p>44</text:p>
          </table:table-cell>
          <table:table-cell/>
          <table:table-cell table:formula="of:=[.M91]+1" office:value-type="float" office:value="37" calcext:value-type="float">
            <text:p>37</text:p>
          </table:table-cell>
          <table:table-cell table:formula="of:=CONCATENATE(&quot;0x&quot;;DEC2HEX([.B92];2))" office:value-type="string" office:string-value="0x04" calcext:value-type="string">
            <text:p>0x04</text:p>
          </table:table-cell>
          <table:table-cell table:formula="of:=CONCATENATE(&quot;0x&quot;;DEC2HEX([.C92];2))" office:value-type="string" office:string-value="0x09" calcext:value-type="string">
            <text:p>0x09</text:p>
          </table:table-cell>
          <table:table-cell table:formula="of:=CONCATENATE(&quot;0x&quot;;DEC2HEX([.D92];2))" office:value-type="string" office:string-value="0x0D" calcext:value-type="string">
            <text:p>0x0D</text:p>
          </table:table-cell>
          <table:table-cell table:formula="of:=CONCATENATE(&quot;0x&quot;;DEC2HEX([.E92];2))" office:value-type="string" office:string-value="0x12" calcext:value-type="string">
            <text:p>0x12</text:p>
          </table:table-cell>
          <table:table-cell table:formula="of:=CONCATENATE(&quot;0x&quot;;DEC2HEX([.F92];2))" office:value-type="string" office:string-value="0x16" calcext:value-type="string">
            <text:p>0x16</text:p>
          </table:table-cell>
          <table:table-cell table:formula="of:=CONCATENATE(&quot;0x&quot;;DEC2HEX([.G92];2))" office:value-type="string" office:string-value="0x1A" calcext:value-type="string">
            <text:p>0x1A</text:p>
          </table:table-cell>
          <table:table-cell table:formula="of:=CONCATENATE(&quot;0x&quot;;DEC2HEX([.H92];2))" office:value-type="string" office:string-value="0x1F" calcext:value-type="string">
            <text:p>0x1F</text:p>
          </table:table-cell>
          <table:table-cell table:formula="of:=CONCATENATE(&quot;0x&quot;;DEC2HEX([.I92];2))" office:value-type="string" office:string-value="0x23" calcext:value-type="string">
            <text:p>0x23</text:p>
          </table:table-cell>
          <table:table-cell table:formula="of:=CONCATENATE(&quot;0x&quot;;DEC2HEX([.J92];2))" office:value-type="string" office:string-value="0x27" calcext:value-type="string">
            <text:p>0x27</text:p>
          </table:table-cell>
          <table:table-cell table:formula="of:=CONCATENATE(&quot;0x&quot;;DEC2HEX([.K92];2))" office:value-type="string" office:string-value="0x2C" calcext:value-type="string">
            <text:p>0x2C</text:p>
          </table:table-cell>
        </table:table-row>
        <table:table-row table:style-name="ro1">
          <table:table-cell table:formula="of:=[.A92]+1" office:value-type="float" office:value="38" calcext:value-type="float">
            <text:p>38</text:p>
          </table:table-cell>
          <table:table-cell table:formula="of:=ROUND([.B41])" office:value-type="float" office:value="5" calcext:value-type="float">
            <text:p>5</text:p>
          </table:table-cell>
          <table:table-cell table:style-name="ce5" table:formula="of:=ROUND([.C41])" office:value-type="float" office:value="9" calcext:value-type="float">
            <text:p>9</text:p>
          </table:table-cell>
          <table:table-cell table:style-name="ce5" table:formula="of:=ROUND([.D41])" office:value-type="float" office:value="14" calcext:value-type="float">
            <text:p>14</text:p>
          </table:table-cell>
          <table:table-cell table:style-name="ce5" table:formula="of:=ROUND([.E41])" office:value-type="float" office:value="18" calcext:value-type="float">
            <text:p>18</text:p>
          </table:table-cell>
          <table:table-cell table:style-name="ce5" table:formula="of:=ROUND([.F41])" office:value-type="float" office:value="23" calcext:value-type="float">
            <text:p>23</text:p>
          </table:table-cell>
          <table:table-cell table:style-name="ce5" table:formula="of:=ROUND([.G41])" office:value-type="float" office:value="27" calcext:value-type="float">
            <text:p>27</text:p>
          </table:table-cell>
          <table:table-cell table:style-name="ce5" table:formula="of:=ROUND([.H41])" office:value-type="float" office:value="32" calcext:value-type="float">
            <text:p>32</text:p>
          </table:table-cell>
          <table:table-cell table:style-name="ce5" table:formula="of:=ROUND([.I41])" office:value-type="float" office:value="36" calcext:value-type="float">
            <text:p>36</text:p>
          </table:table-cell>
          <table:table-cell table:style-name="ce5" table:formula="of:=ROUND([.J41])" office:value-type="float" office:value="41" calcext:value-type="float">
            <text:p>41</text:p>
          </table:table-cell>
          <table:table-cell table:style-name="ce5" table:formula="of:=ROUND([.K41])" office:value-type="float" office:value="45" calcext:value-type="float">
            <text:p>45</text:p>
          </table:table-cell>
          <table:table-cell/>
          <table:table-cell table:formula="of:=[.M92]+1" office:value-type="float" office:value="38" calcext:value-type="float">
            <text:p>38</text:p>
          </table:table-cell>
          <table:table-cell table:formula="of:=CONCATENATE(&quot;0x&quot;;DEC2HEX([.B93];2))" office:value-type="string" office:string-value="0x05" calcext:value-type="string">
            <text:p>0x05</text:p>
          </table:table-cell>
          <table:table-cell table:formula="of:=CONCATENATE(&quot;0x&quot;;DEC2HEX([.C93];2))" office:value-type="string" office:string-value="0x09" calcext:value-type="string">
            <text:p>0x09</text:p>
          </table:table-cell>
          <table:table-cell table:formula="of:=CONCATENATE(&quot;0x&quot;;DEC2HEX([.D93];2))" office:value-type="string" office:string-value="0x0E" calcext:value-type="string">
            <text:p>0x0E</text:p>
          </table:table-cell>
          <table:table-cell table:formula="of:=CONCATENATE(&quot;0x&quot;;DEC2HEX([.E93];2))" office:value-type="string" office:string-value="0x12" calcext:value-type="string">
            <text:p>0x12</text:p>
          </table:table-cell>
          <table:table-cell table:formula="of:=CONCATENATE(&quot;0x&quot;;DEC2HEX([.F93];2))" office:value-type="string" office:string-value="0x17" calcext:value-type="string">
            <text:p>0x17</text:p>
          </table:table-cell>
          <table:table-cell table:formula="of:=CONCATENATE(&quot;0x&quot;;DEC2HEX([.G93];2))" office:value-type="string" office:string-value="0x1B" calcext:value-type="string">
            <text:p>0x1B</text:p>
          </table:table-cell>
          <table:table-cell table:formula="of:=CONCATENATE(&quot;0x&quot;;DEC2HEX([.H93];2))" office:value-type="string" office:string-value="0x20" calcext:value-type="string">
            <text:p>0x20</text:p>
          </table:table-cell>
          <table:table-cell table:formula="of:=CONCATENATE(&quot;0x&quot;;DEC2HEX([.I93];2))" office:value-type="string" office:string-value="0x24" calcext:value-type="string">
            <text:p>0x24</text:p>
          </table:table-cell>
          <table:table-cell table:formula="of:=CONCATENATE(&quot;0x&quot;;DEC2HEX([.J93];2))" office:value-type="string" office:string-value="0x29" calcext:value-type="string">
            <text:p>0x29</text:p>
          </table:table-cell>
          <table:table-cell table:formula="of:=CONCATENATE(&quot;0x&quot;;DEC2HEX([.K93];2))" office:value-type="string" office:string-value="0x2D" calcext:value-type="string">
            <text:p>0x2D</text:p>
          </table:table-cell>
        </table:table-row>
        <table:table-row table:style-name="ro1">
          <table:table-cell table:formula="of:=[.A93]+1" office:value-type="float" office:value="39" calcext:value-type="float">
            <text:p>39</text:p>
          </table:table-cell>
          <table:table-cell table:formula="of:=ROUND([.B42])" office:value-type="float" office:value="5" calcext:value-type="float">
            <text:p>5</text:p>
          </table:table-cell>
          <table:table-cell table:style-name="ce5" table:formula="of:=ROUND([.C42])" office:value-type="float" office:value="9" calcext:value-type="float">
            <text:p>9</text:p>
          </table:table-cell>
          <table:table-cell table:style-name="ce5" table:formula="of:=ROUND([.D42])" office:value-type="float" office:value="14" calcext:value-type="float">
            <text:p>14</text:p>
          </table:table-cell>
          <table:table-cell table:style-name="ce5" table:formula="of:=ROUND([.E42])" office:value-type="float" office:value="18" calcext:value-type="float">
            <text:p>18</text:p>
          </table:table-cell>
          <table:table-cell table:style-name="ce5" table:formula="of:=ROUND([.F42])" office:value-type="float" office:value="23" calcext:value-type="float">
            <text:p>23</text:p>
          </table:table-cell>
          <table:table-cell table:style-name="ce5" table:formula="of:=ROUND([.G42])" office:value-type="float" office:value="28" calcext:value-type="float">
            <text:p>28</text:p>
          </table:table-cell>
          <table:table-cell table:style-name="ce5" table:formula="of:=ROUND([.H42])" office:value-type="float" office:value="32" calcext:value-type="float">
            <text:p>32</text:p>
          </table:table-cell>
          <table:table-cell table:style-name="ce5" table:formula="of:=ROUND([.I42])" office:value-type="float" office:value="37" calcext:value-type="float">
            <text:p>37</text:p>
          </table:table-cell>
          <table:table-cell table:style-name="ce5" table:formula="of:=ROUND([.J42])" office:value-type="float" office:value="42" calcext:value-type="float">
            <text:p>42</text:p>
          </table:table-cell>
          <table:table-cell table:style-name="ce5" table:formula="of:=ROUND([.K42])" office:value-type="float" office:value="46" calcext:value-type="float">
            <text:p>46</text:p>
          </table:table-cell>
          <table:table-cell/>
          <table:table-cell table:formula="of:=[.M93]+1" office:value-type="float" office:value="39" calcext:value-type="float">
            <text:p>39</text:p>
          </table:table-cell>
          <table:table-cell table:formula="of:=CONCATENATE(&quot;0x&quot;;DEC2HEX([.B94];2))" office:value-type="string" office:string-value="0x05" calcext:value-type="string">
            <text:p>0x05</text:p>
          </table:table-cell>
          <table:table-cell table:formula="of:=CONCATENATE(&quot;0x&quot;;DEC2HEX([.C94];2))" office:value-type="string" office:string-value="0x09" calcext:value-type="string">
            <text:p>0x09</text:p>
          </table:table-cell>
          <table:table-cell table:formula="of:=CONCATENATE(&quot;0x&quot;;DEC2HEX([.D94];2))" office:value-type="string" office:string-value="0x0E" calcext:value-type="string">
            <text:p>0x0E</text:p>
          </table:table-cell>
          <table:table-cell table:formula="of:=CONCATENATE(&quot;0x&quot;;DEC2HEX([.E94];2))" office:value-type="string" office:string-value="0x12" calcext:value-type="string">
            <text:p>0x12</text:p>
          </table:table-cell>
          <table:table-cell table:formula="of:=CONCATENATE(&quot;0x&quot;;DEC2HEX([.F94];2))" office:value-type="string" office:string-value="0x17" calcext:value-type="string">
            <text:p>0x17</text:p>
          </table:table-cell>
          <table:table-cell table:formula="of:=CONCATENATE(&quot;0x&quot;;DEC2HEX([.G94];2))" office:value-type="string" office:string-value="0x1C" calcext:value-type="string">
            <text:p>0x1C</text:p>
          </table:table-cell>
          <table:table-cell table:formula="of:=CONCATENATE(&quot;0x&quot;;DEC2HEX([.H94];2))" office:value-type="string" office:string-value="0x20" calcext:value-type="string">
            <text:p>0x20</text:p>
          </table:table-cell>
          <table:table-cell table:formula="of:=CONCATENATE(&quot;0x&quot;;DEC2HEX([.I94];2))" office:value-type="string" office:string-value="0x25" calcext:value-type="string">
            <text:p>0x25</text:p>
          </table:table-cell>
          <table:table-cell table:formula="of:=CONCATENATE(&quot;0x&quot;;DEC2HEX([.J94];2))" office:value-type="string" office:string-value="0x2A" calcext:value-type="string">
            <text:p>0x2A</text:p>
          </table:table-cell>
          <table:table-cell table:formula="of:=CONCATENATE(&quot;0x&quot;;DEC2HEX([.K94];2))" office:value-type="string" office:string-value="0x2E" calcext:value-type="string">
            <text:p>0x2E</text:p>
          </table:table-cell>
        </table:table-row>
        <table:table-row table:style-name="ro1">
          <table:table-cell table:formula="of:=[.A94]+1" office:value-type="float" office:value="40" calcext:value-type="float">
            <text:p>40</text:p>
          </table:table-cell>
          <table:table-cell table:formula="of:=ROUND([.B43])" office:value-type="float" office:value="5" calcext:value-type="float">
            <text:p>5</text:p>
          </table:table-cell>
          <table:table-cell table:style-name="ce5" table:formula="of:=ROUND([.C43])" office:value-type="float" office:value="9" calcext:value-type="float">
            <text:p>9</text:p>
          </table:table-cell>
          <table:table-cell table:style-name="ce5" table:formula="of:=ROUND([.D43])" office:value-type="float" office:value="14" calcext:value-type="float">
            <text:p>14</text:p>
          </table:table-cell>
          <table:table-cell table:style-name="ce5" table:formula="of:=ROUND([.E43])" office:value-type="float" office:value="19" calcext:value-type="float">
            <text:p>19</text:p>
          </table:table-cell>
          <table:table-cell table:style-name="ce5" table:formula="of:=ROUND([.F43])" office:value-type="float" office:value="24" calcext:value-type="float">
            <text:p>24</text:p>
          </table:table-cell>
          <table:table-cell table:style-name="ce5" table:formula="of:=ROUND([.G43])" office:value-type="float" office:value="28" calcext:value-type="float">
            <text:p>28</text:p>
          </table:table-cell>
          <table:table-cell table:style-name="ce5" table:formula="of:=ROUND([.H43])" office:value-type="float" office:value="33" calcext:value-type="float">
            <text:p>33</text:p>
          </table:table-cell>
          <table:table-cell table:style-name="ce5" table:formula="of:=ROUND([.I43])" office:value-type="float" office:value="38" calcext:value-type="float">
            <text:p>38</text:p>
          </table:table-cell>
          <table:table-cell table:style-name="ce5" table:formula="of:=ROUND([.J43])" office:value-type="float" office:value="43" calcext:value-type="float">
            <text:p>43</text:p>
          </table:table-cell>
          <table:table-cell table:style-name="ce5" table:formula="of:=ROUND([.K43])" office:value-type="float" office:value="47" calcext:value-type="float">
            <text:p>47</text:p>
          </table:table-cell>
          <table:table-cell/>
          <table:table-cell table:formula="of:=[.M94]+1" office:value-type="float" office:value="40" calcext:value-type="float">
            <text:p>40</text:p>
          </table:table-cell>
          <table:table-cell table:formula="of:=CONCATENATE(&quot;0x&quot;;DEC2HEX([.B95];2))" office:value-type="string" office:string-value="0x05" calcext:value-type="string">
            <text:p>0x05</text:p>
          </table:table-cell>
          <table:table-cell table:formula="of:=CONCATENATE(&quot;0x&quot;;DEC2HEX([.C95];2))" office:value-type="string" office:string-value="0x09" calcext:value-type="string">
            <text:p>0x09</text:p>
          </table:table-cell>
          <table:table-cell table:formula="of:=CONCATENATE(&quot;0x&quot;;DEC2HEX([.D95];2))" office:value-type="string" office:string-value="0x0E" calcext:value-type="string">
            <text:p>0x0E</text:p>
          </table:table-cell>
          <table:table-cell table:formula="of:=CONCATENATE(&quot;0x&quot;;DEC2HEX([.E95];2))" office:value-type="string" office:string-value="0x13" calcext:value-type="string">
            <text:p>0x13</text:p>
          </table:table-cell>
          <table:table-cell table:formula="of:=CONCATENATE(&quot;0x&quot;;DEC2HEX([.F95];2))" office:value-type="string" office:string-value="0x18" calcext:value-type="string">
            <text:p>0x18</text:p>
          </table:table-cell>
          <table:table-cell table:formula="of:=CONCATENATE(&quot;0x&quot;;DEC2HEX([.G95];2))" office:value-type="string" office:string-value="0x1C" calcext:value-type="string">
            <text:p>0x1C</text:p>
          </table:table-cell>
          <table:table-cell table:formula="of:=CONCATENATE(&quot;0x&quot;;DEC2HEX([.H95];2))" office:value-type="string" office:string-value="0x21" calcext:value-type="string">
            <text:p>0x21</text:p>
          </table:table-cell>
          <table:table-cell table:formula="of:=CONCATENATE(&quot;0x&quot;;DEC2HEX([.I95];2))" office:value-type="string" office:string-value="0x26" calcext:value-type="string">
            <text:p>0x26</text:p>
          </table:table-cell>
          <table:table-cell table:formula="of:=CONCATENATE(&quot;0x&quot;;DEC2HEX([.J95];2))" office:value-type="string" office:string-value="0x2B" calcext:value-type="string">
            <text:p>0x2B</text:p>
          </table:table-cell>
          <table:table-cell table:formula="of:=CONCATENATE(&quot;0x&quot;;DEC2HEX([.K95];2))" office:value-type="string" office:string-value="0x2F" calcext:value-type="string">
            <text:p>0x2F</text:p>
          </table:table-cell>
        </table:table-row>
        <table:table-row table:style-name="ro1">
          <table:table-cell table:formula="of:=[.A95]+1" office:value-type="float" office:value="41" calcext:value-type="float">
            <text:p>41</text:p>
          </table:table-cell>
          <table:table-cell table:formula="of:=ROUND([.B44])" office:value-type="float" office:value="5" calcext:value-type="float">
            <text:p>5</text:p>
          </table:table-cell>
          <table:table-cell table:style-name="ce5" table:formula="of:=ROUND([.C44])" office:value-type="float" office:value="10" calcext:value-type="float">
            <text:p>10</text:p>
          </table:table-cell>
          <table:table-cell table:style-name="ce5" table:formula="of:=ROUND([.D44])" office:value-type="float" office:value="15" calcext:value-type="float">
            <text:p>15</text:p>
          </table:table-cell>
          <table:table-cell table:style-name="ce5" table:formula="of:=ROUND([.E44])" office:value-type="float" office:value="19" calcext:value-type="float">
            <text:p>19</text:p>
          </table:table-cell>
          <table:table-cell table:style-name="ce5" table:formula="of:=ROUND([.F44])" office:value-type="float" office:value="24" calcext:value-type="float">
            <text:p>24</text:p>
          </table:table-cell>
          <table:table-cell table:style-name="ce5" table:formula="of:=ROUND([.G44])" office:value-type="float" office:value="29" calcext:value-type="float">
            <text:p>29</text:p>
          </table:table-cell>
          <table:table-cell table:style-name="ce5" table:formula="of:=ROUND([.H44])" office:value-type="float" office:value="34" calcext:value-type="float">
            <text:p>34</text:p>
          </table:table-cell>
          <table:table-cell table:style-name="ce5" table:formula="of:=ROUND([.I44])" office:value-type="float" office:value="39" calcext:value-type="float">
            <text:p>39</text:p>
          </table:table-cell>
          <table:table-cell table:style-name="ce5" table:formula="of:=ROUND([.J44])" office:value-type="float" office:value="44" calcext:value-type="float">
            <text:p>44</text:p>
          </table:table-cell>
          <table:table-cell table:style-name="ce5" table:formula="of:=ROUND([.K44])" office:value-type="float" office:value="49" calcext:value-type="float">
            <text:p>49</text:p>
          </table:table-cell>
          <table:table-cell/>
          <table:table-cell table:formula="of:=[.M95]+1" office:value-type="float" office:value="41" calcext:value-type="float">
            <text:p>41</text:p>
          </table:table-cell>
          <table:table-cell table:formula="of:=CONCATENATE(&quot;0x&quot;;DEC2HEX([.B96];2))" office:value-type="string" office:string-value="0x05" calcext:value-type="string">
            <text:p>0x05</text:p>
          </table:table-cell>
          <table:table-cell table:formula="of:=CONCATENATE(&quot;0x&quot;;DEC2HEX([.C96];2))" office:value-type="string" office:string-value="0x0A" calcext:value-type="string">
            <text:p>0x0A</text:p>
          </table:table-cell>
          <table:table-cell table:formula="of:=CONCATENATE(&quot;0x&quot;;DEC2HEX([.D96];2))" office:value-type="string" office:string-value="0x0F" calcext:value-type="string">
            <text:p>0x0F</text:p>
          </table:table-cell>
          <table:table-cell table:formula="of:=CONCATENATE(&quot;0x&quot;;DEC2HEX([.E96];2))" office:value-type="string" office:string-value="0x13" calcext:value-type="string">
            <text:p>0x13</text:p>
          </table:table-cell>
          <table:table-cell table:formula="of:=CONCATENATE(&quot;0x&quot;;DEC2HEX([.F96];2))" office:value-type="string" office:string-value="0x18" calcext:value-type="string">
            <text:p>0x18</text:p>
          </table:table-cell>
          <table:table-cell table:formula="of:=CONCATENATE(&quot;0x&quot;;DEC2HEX([.G96];2))" office:value-type="string" office:string-value="0x1D" calcext:value-type="string">
            <text:p>0x1D</text:p>
          </table:table-cell>
          <table:table-cell table:formula="of:=CONCATENATE(&quot;0x&quot;;DEC2HEX([.H96];2))" office:value-type="string" office:string-value="0x22" calcext:value-type="string">
            <text:p>0x22</text:p>
          </table:table-cell>
          <table:table-cell table:formula="of:=CONCATENATE(&quot;0x&quot;;DEC2HEX([.I96];2))" office:value-type="string" office:string-value="0x27" calcext:value-type="string">
            <text:p>0x27</text:p>
          </table:table-cell>
          <table:table-cell table:formula="of:=CONCATENATE(&quot;0x&quot;;DEC2HEX([.J96];2))" office:value-type="string" office:string-value="0x2C" calcext:value-type="string">
            <text:p>0x2C</text:p>
          </table:table-cell>
          <table:table-cell table:formula="of:=CONCATENATE(&quot;0x&quot;;DEC2HEX([.K96];2))" office:value-type="string" office:string-value="0x31" calcext:value-type="string">
            <text:p>0x31</text:p>
          </table:table-cell>
        </table:table-row>
        <table:table-row table:style-name="ro1">
          <table:table-cell table:formula="of:=[.A96]+1" office:value-type="float" office:value="42" calcext:value-type="float">
            <text:p>42</text:p>
          </table:table-cell>
          <table:table-cell table:formula="of:=ROUND([.B45])" office:value-type="float" office:value="5" calcext:value-type="float">
            <text:p>5</text:p>
          </table:table-cell>
          <table:table-cell table:style-name="ce5" table:formula="of:=ROUND([.C45])" office:value-type="float" office:value="10" calcext:value-type="float">
            <text:p>10</text:p>
          </table:table-cell>
          <table:table-cell table:style-name="ce5" table:formula="of:=ROUND([.D45])" office:value-type="float" office:value="15" calcext:value-type="float">
            <text:p>15</text:p>
          </table:table-cell>
          <table:table-cell table:style-name="ce5" table:formula="of:=ROUND([.E45])" office:value-type="float" office:value="20" calcext:value-type="float">
            <text:p>20</text:p>
          </table:table-cell>
          <table:table-cell table:style-name="ce5" table:formula="of:=ROUND([.F45])" office:value-type="float" office:value="25" calcext:value-type="float">
            <text:p>25</text:p>
          </table:table-cell>
          <table:table-cell table:style-name="ce5" table:formula="of:=ROUND([.G45])" office:value-type="float" office:value="30" calcext:value-type="float">
            <text:p>30</text:p>
          </table:table-cell>
          <table:table-cell table:style-name="ce5" table:formula="of:=ROUND([.H45])" office:value-type="float" office:value="35" calcext:value-type="float">
            <text:p>35</text:p>
          </table:table-cell>
          <table:table-cell table:style-name="ce5" table:formula="of:=ROUND([.I45])" office:value-type="float" office:value="40" calcext:value-type="float">
            <text:p>40</text:p>
          </table:table-cell>
          <table:table-cell table:style-name="ce5" table:formula="of:=ROUND([.J45])" office:value-type="float" office:value="45" calcext:value-type="float">
            <text:p>45</text:p>
          </table:table-cell>
          <table:table-cell table:style-name="ce5" table:formula="of:=ROUND([.K45])" office:value-type="float" office:value="50" calcext:value-type="float">
            <text:p>50</text:p>
          </table:table-cell>
          <table:table-cell/>
          <table:table-cell table:formula="of:=[.M96]+1" office:value-type="float" office:value="42" calcext:value-type="float">
            <text:p>42</text:p>
          </table:table-cell>
          <table:table-cell table:formula="of:=CONCATENATE(&quot;0x&quot;;DEC2HEX([.B97];2))" office:value-type="string" office:string-value="0x05" calcext:value-type="string">
            <text:p>0x05</text:p>
          </table:table-cell>
          <table:table-cell table:formula="of:=CONCATENATE(&quot;0x&quot;;DEC2HEX([.C97];2))" office:value-type="string" office:string-value="0x0A" calcext:value-type="string">
            <text:p>0x0A</text:p>
          </table:table-cell>
          <table:table-cell table:formula="of:=CONCATENATE(&quot;0x&quot;;DEC2HEX([.D97];2))" office:value-type="string" office:string-value="0x0F" calcext:value-type="string">
            <text:p>0x0F</text:p>
          </table:table-cell>
          <table:table-cell table:formula="of:=CONCATENATE(&quot;0x&quot;;DEC2HEX([.E97];2))" office:value-type="string" office:string-value="0x14" calcext:value-type="string">
            <text:p>0x14</text:p>
          </table:table-cell>
          <table:table-cell table:formula="of:=CONCATENATE(&quot;0x&quot;;DEC2HEX([.F97];2))" office:value-type="string" office:string-value="0x19" calcext:value-type="string">
            <text:p>0x19</text:p>
          </table:table-cell>
          <table:table-cell table:formula="of:=CONCATENATE(&quot;0x&quot;;DEC2HEX([.G97];2))" office:value-type="string" office:string-value="0x1E" calcext:value-type="string">
            <text:p>0x1E</text:p>
          </table:table-cell>
          <table:table-cell table:formula="of:=CONCATENATE(&quot;0x&quot;;DEC2HEX([.H97];2))" office:value-type="string" office:string-value="0x23" calcext:value-type="string">
            <text:p>0x23</text:p>
          </table:table-cell>
          <table:table-cell table:formula="of:=CONCATENATE(&quot;0x&quot;;DEC2HEX([.I97];2))" office:value-type="string" office:string-value="0x28" calcext:value-type="string">
            <text:p>0x28</text:p>
          </table:table-cell>
          <table:table-cell table:formula="of:=CONCATENATE(&quot;0x&quot;;DEC2HEX([.J97];2))" office:value-type="string" office:string-value="0x2D" calcext:value-type="string">
            <text:p>0x2D</text:p>
          </table:table-cell>
          <table:table-cell table:formula="of:=CONCATENATE(&quot;0x&quot;;DEC2HEX([.K97];2))" office:value-type="string" office:string-value="0x32" calcext:value-type="string">
            <text:p>0x32</text:p>
          </table:table-cell>
        </table:table-row>
        <table:table-row table:style-name="ro1">
          <table:table-cell table:formula="of:=[.A97]+1" office:value-type="float" office:value="43" calcext:value-type="float">
            <text:p>43</text:p>
          </table:table-cell>
          <table:table-cell table:formula="of:=ROUND([.B46])" office:value-type="float" office:value="5" calcext:value-type="float">
            <text:p>5</text:p>
          </table:table-cell>
          <table:table-cell table:style-name="ce5" table:formula="of:=ROUND([.C46])" office:value-type="float" office:value="10" calcext:value-type="float">
            <text:p>10</text:p>
          </table:table-cell>
          <table:table-cell table:style-name="ce5" table:formula="of:=ROUND([.D46])" office:value-type="float" office:value="15" calcext:value-type="float">
            <text:p>15</text:p>
          </table:table-cell>
          <table:table-cell table:style-name="ce5" table:formula="of:=ROUND([.E46])" office:value-type="float" office:value="20" calcext:value-type="float">
            <text:p>20</text:p>
          </table:table-cell>
          <table:table-cell table:style-name="ce5" table:formula="of:=ROUND([.F46])" office:value-type="float" office:value="25" calcext:value-type="float">
            <text:p>25</text:p>
          </table:table-cell>
          <table:table-cell table:style-name="ce5" table:formula="of:=ROUND([.G46])" office:value-type="float" office:value="31" calcext:value-type="float">
            <text:p>31</text:p>
          </table:table-cell>
          <table:table-cell table:style-name="ce5" table:formula="of:=ROUND([.H46])" office:value-type="float" office:value="36" calcext:value-type="float">
            <text:p>36</text:p>
          </table:table-cell>
          <table:table-cell table:style-name="ce5" table:formula="of:=ROUND([.I46])" office:value-type="float" office:value="41" calcext:value-type="float">
            <text:p>41</text:p>
          </table:table-cell>
          <table:table-cell table:style-name="ce5" table:formula="of:=ROUND([.J46])" office:value-type="float" office:value="46" calcext:value-type="float">
            <text:p>46</text:p>
          </table:table-cell>
          <table:table-cell table:style-name="ce5" table:formula="of:=ROUND([.K46])" office:value-type="float" office:value="51" calcext:value-type="float">
            <text:p>51</text:p>
          </table:table-cell>
          <table:table-cell/>
          <table:table-cell table:formula="of:=[.M97]+1" office:value-type="float" office:value="43" calcext:value-type="float">
            <text:p>43</text:p>
          </table:table-cell>
          <table:table-cell table:formula="of:=CONCATENATE(&quot;0x&quot;;DEC2HEX([.B98];2))" office:value-type="string" office:string-value="0x05" calcext:value-type="string">
            <text:p>0x05</text:p>
          </table:table-cell>
          <table:table-cell table:formula="of:=CONCATENATE(&quot;0x&quot;;DEC2HEX([.C98];2))" office:value-type="string" office:string-value="0x0A" calcext:value-type="string">
            <text:p>0x0A</text:p>
          </table:table-cell>
          <table:table-cell table:formula="of:=CONCATENATE(&quot;0x&quot;;DEC2HEX([.D98];2))" office:value-type="string" office:string-value="0x0F" calcext:value-type="string">
            <text:p>0x0F</text:p>
          </table:table-cell>
          <table:table-cell table:formula="of:=CONCATENATE(&quot;0x&quot;;DEC2HEX([.E98];2))" office:value-type="string" office:string-value="0x14" calcext:value-type="string">
            <text:p>0x14</text:p>
          </table:table-cell>
          <table:table-cell table:formula="of:=CONCATENATE(&quot;0x&quot;;DEC2HEX([.F98];2))" office:value-type="string" office:string-value="0x19" calcext:value-type="string">
            <text:p>0x19</text:p>
          </table:table-cell>
          <table:table-cell table:formula="of:=CONCATENATE(&quot;0x&quot;;DEC2HEX([.G98];2))" office:value-type="string" office:string-value="0x1F" calcext:value-type="string">
            <text:p>0x1F</text:p>
          </table:table-cell>
          <table:table-cell table:formula="of:=CONCATENATE(&quot;0x&quot;;DEC2HEX([.H98];2))" office:value-type="string" office:string-value="0x24" calcext:value-type="string">
            <text:p>0x24</text:p>
          </table:table-cell>
          <table:table-cell table:formula="of:=CONCATENATE(&quot;0x&quot;;DEC2HEX([.I98];2))" office:value-type="string" office:string-value="0x29" calcext:value-type="string">
            <text:p>0x29</text:p>
          </table:table-cell>
          <table:table-cell table:formula="of:=CONCATENATE(&quot;0x&quot;;DEC2HEX([.J98];2))" office:value-type="string" office:string-value="0x2E" calcext:value-type="string">
            <text:p>0x2E</text:p>
          </table:table-cell>
          <table:table-cell table:formula="of:=CONCATENATE(&quot;0x&quot;;DEC2HEX([.K98];2))" office:value-type="string" office:string-value="0x33" calcext:value-type="string">
            <text:p>0x33</text:p>
          </table:table-cell>
        </table:table-row>
        <table:table-row table:style-name="ro1">
          <table:table-cell table:formula="of:=[.A98]+1" office:value-type="float" office:value="44" calcext:value-type="float">
            <text:p>44</text:p>
          </table:table-cell>
          <table:table-cell table:formula="of:=ROUND([.B47])" office:value-type="float" office:value="5" calcext:value-type="float">
            <text:p>5</text:p>
          </table:table-cell>
          <table:table-cell table:style-name="ce5" table:formula="of:=ROUND([.C47])" office:value-type="float" office:value="10" calcext:value-type="float">
            <text:p>10</text:p>
          </table:table-cell>
          <table:table-cell table:style-name="ce5" table:formula="of:=ROUND([.D47])" office:value-type="float" office:value="16" calcext:value-type="float">
            <text:p>16</text:p>
          </table:table-cell>
          <table:table-cell table:style-name="ce5" table:formula="of:=ROUND([.E47])" office:value-type="float" office:value="21" calcext:value-type="float">
            <text:p>21</text:p>
          </table:table-cell>
          <table:table-cell table:style-name="ce5" table:formula="of:=ROUND([.F47])" office:value-type="float" office:value="26" calcext:value-type="float">
            <text:p>26</text:p>
          </table:table-cell>
          <table:table-cell table:style-name="ce5" table:formula="of:=ROUND([.G47])" office:value-type="float" office:value="31" calcext:value-type="float">
            <text:p>31</text:p>
          </table:table-cell>
          <table:table-cell table:style-name="ce5" table:formula="of:=ROUND([.H47])" office:value-type="float" office:value="37" calcext:value-type="float">
            <text:p>37</text:p>
          </table:table-cell>
          <table:table-cell table:style-name="ce5" table:formula="of:=ROUND([.I47])" office:value-type="float" office:value="42" calcext:value-type="float">
            <text:p>42</text:p>
          </table:table-cell>
          <table:table-cell table:style-name="ce5" table:formula="of:=ROUND([.J47])" office:value-type="float" office:value="47" calcext:value-type="float">
            <text:p>47</text:p>
          </table:table-cell>
          <table:table-cell table:style-name="ce5" table:formula="of:=ROUND([.K47])" office:value-type="float" office:value="52" calcext:value-type="float">
            <text:p>52</text:p>
          </table:table-cell>
          <table:table-cell/>
          <table:table-cell table:formula="of:=[.M98]+1" office:value-type="float" office:value="44" calcext:value-type="float">
            <text:p>44</text:p>
          </table:table-cell>
          <table:table-cell table:formula="of:=CONCATENATE(&quot;0x&quot;;DEC2HEX([.B99];2))" office:value-type="string" office:string-value="0x05" calcext:value-type="string">
            <text:p>0x05</text:p>
          </table:table-cell>
          <table:table-cell table:formula="of:=CONCATENATE(&quot;0x&quot;;DEC2HEX([.C99];2))" office:value-type="string" office:string-value="0x0A" calcext:value-type="string">
            <text:p>0x0A</text:p>
          </table:table-cell>
          <table:table-cell table:formula="of:=CONCATENATE(&quot;0x&quot;;DEC2HEX([.D99];2))" office:value-type="string" office:string-value="0x10" calcext:value-type="string">
            <text:p>0x10</text:p>
          </table:table-cell>
          <table:table-cell table:formula="of:=CONCATENATE(&quot;0x&quot;;DEC2HEX([.E99];2))" office:value-type="string" office:string-value="0x15" calcext:value-type="string">
            <text:p>0x15</text:p>
          </table:table-cell>
          <table:table-cell table:formula="of:=CONCATENATE(&quot;0x&quot;;DEC2HEX([.F99];2))" office:value-type="string" office:string-value="0x1A" calcext:value-type="string">
            <text:p>0x1A</text:p>
          </table:table-cell>
          <table:table-cell table:formula="of:=CONCATENATE(&quot;0x&quot;;DEC2HEX([.G99];2))" office:value-type="string" office:string-value="0x1F" calcext:value-type="string">
            <text:p>0x1F</text:p>
          </table:table-cell>
          <table:table-cell table:formula="of:=CONCATENATE(&quot;0x&quot;;DEC2HEX([.H99];2))" office:value-type="string" office:string-value="0x25" calcext:value-type="string">
            <text:p>0x25</text:p>
          </table:table-cell>
          <table:table-cell table:formula="of:=CONCATENATE(&quot;0x&quot;;DEC2HEX([.I99];2))" office:value-type="string" office:string-value="0x2A" calcext:value-type="string">
            <text:p>0x2A</text:p>
          </table:table-cell>
          <table:table-cell table:formula="of:=CONCATENATE(&quot;0x&quot;;DEC2HEX([.J99];2))" office:value-type="string" office:string-value="0x2F" calcext:value-type="string">
            <text:p>0x2F</text:p>
          </table:table-cell>
          <table:table-cell table:formula="of:=CONCATENATE(&quot;0x&quot;;DEC2HEX([.K99];2))" office:value-type="string" office:string-value="0x34" calcext:value-type="string">
            <text:p>0x34</text:p>
          </table:table-cell>
        </table:table-row>
        <table:table-row table:style-name="ro1">
          <table:table-cell table:formula="of:=[.A99]+1" office:value-type="float" office:value="45" calcext:value-type="float">
            <text:p>45</text:p>
          </table:table-cell>
          <table:table-cell table:formula="of:=ROUND([.B48])" office:value-type="float" office:value="5" calcext:value-type="float">
            <text:p>5</text:p>
          </table:table-cell>
          <table:table-cell table:style-name="ce5" table:formula="of:=ROUND([.C48])" office:value-type="float" office:value="11" calcext:value-type="float">
            <text:p>11</text:p>
          </table:table-cell>
          <table:table-cell table:style-name="ce5" table:formula="of:=ROUND([.D48])" office:value-type="float" office:value="16" calcext:value-type="float">
            <text:p>16</text:p>
          </table:table-cell>
          <table:table-cell table:style-name="ce5" table:formula="of:=ROUND([.E48])" office:value-type="float" office:value="21" calcext:value-type="float">
            <text:p>21</text:p>
          </table:table-cell>
          <table:table-cell table:style-name="ce5" table:formula="of:=ROUND([.F48])" office:value-type="float" office:value="27" calcext:value-type="float">
            <text:p>27</text:p>
          </table:table-cell>
          <table:table-cell table:style-name="ce5" table:formula="of:=ROUND([.G48])" office:value-type="float" office:value="32" calcext:value-type="float">
            <text:p>32</text:p>
          </table:table-cell>
          <table:table-cell table:style-name="ce5" table:formula="of:=ROUND([.H48])" office:value-type="float" office:value="37" calcext:value-type="float">
            <text:p>37</text:p>
          </table:table-cell>
          <table:table-cell table:style-name="ce5" table:formula="of:=ROUND([.I48])" office:value-type="float" office:value="43" calcext:value-type="float">
            <text:p>43</text:p>
          </table:table-cell>
          <table:table-cell table:style-name="ce5" table:formula="of:=ROUND([.J48])" office:value-type="float" office:value="48" calcext:value-type="float">
            <text:p>48</text:p>
          </table:table-cell>
          <table:table-cell table:style-name="ce5" table:formula="of:=ROUND([.K48])" office:value-type="float" office:value="53" calcext:value-type="float">
            <text:p>53</text:p>
          </table:table-cell>
          <table:table-cell/>
          <table:table-cell table:formula="of:=[.M99]+1" office:value-type="float" office:value="45" calcext:value-type="float">
            <text:p>45</text:p>
          </table:table-cell>
          <table:table-cell table:formula="of:=CONCATENATE(&quot;0x&quot;;DEC2HEX([.B100];2))" office:value-type="string" office:string-value="0x05" calcext:value-type="string">
            <text:p>0x05</text:p>
          </table:table-cell>
          <table:table-cell table:formula="of:=CONCATENATE(&quot;0x&quot;;DEC2HEX([.C100];2))" office:value-type="string" office:string-value="0x0B" calcext:value-type="string">
            <text:p>0x0B</text:p>
          </table:table-cell>
          <table:table-cell table:formula="of:=CONCATENATE(&quot;0x&quot;;DEC2HEX([.D100];2))" office:value-type="string" office:string-value="0x10" calcext:value-type="string">
            <text:p>0x10</text:p>
          </table:table-cell>
          <table:table-cell table:formula="of:=CONCATENATE(&quot;0x&quot;;DEC2HEX([.E100];2))" office:value-type="string" office:string-value="0x15" calcext:value-type="string">
            <text:p>0x15</text:p>
          </table:table-cell>
          <table:table-cell table:formula="of:=CONCATENATE(&quot;0x&quot;;DEC2HEX([.F100];2))" office:value-type="string" office:string-value="0x1B" calcext:value-type="string">
            <text:p>0x1B</text:p>
          </table:table-cell>
          <table:table-cell table:formula="of:=CONCATENATE(&quot;0x&quot;;DEC2HEX([.G100];2))" office:value-type="string" office:string-value="0x20" calcext:value-type="string">
            <text:p>0x20</text:p>
          </table:table-cell>
          <table:table-cell table:formula="of:=CONCATENATE(&quot;0x&quot;;DEC2HEX([.H100];2))" office:value-type="string" office:string-value="0x25" calcext:value-type="string">
            <text:p>0x25</text:p>
          </table:table-cell>
          <table:table-cell table:formula="of:=CONCATENATE(&quot;0x&quot;;DEC2HEX([.I100];2))" office:value-type="string" office:string-value="0x2B" calcext:value-type="string">
            <text:p>0x2B</text:p>
          </table:table-cell>
          <table:table-cell table:formula="of:=CONCATENATE(&quot;0x&quot;;DEC2HEX([.J100];2))" office:value-type="string" office:string-value="0x30" calcext:value-type="string">
            <text:p>0x30</text:p>
          </table:table-cell>
          <table:table-cell table:formula="of:=CONCATENATE(&quot;0x&quot;;DEC2HEX([.K100];2))" office:value-type="string" office:string-value="0x35" calcext:value-type="string">
            <text:p>0x35</text:p>
          </table:table-cell>
        </table:table-row>
        <table:table-row table:style-name="ro1">
          <table:table-cell table:formula="of:=[.A100]+1" office:value-type="float" office:value="46" calcext:value-type="float">
            <text:p>46</text:p>
          </table:table-cell>
          <table:table-cell table:formula="of:=ROUND([.B49])" office:value-type="float" office:value="5" calcext:value-type="float">
            <text:p>5</text:p>
          </table:table-cell>
          <table:table-cell table:style-name="ce5" table:formula="of:=ROUND([.C49])" office:value-type="float" office:value="11" calcext:value-type="float">
            <text:p>11</text:p>
          </table:table-cell>
          <table:table-cell table:style-name="ce5" table:formula="of:=ROUND([.D49])" office:value-type="float" office:value="16" calcext:value-type="float">
            <text:p>16</text:p>
          </table:table-cell>
          <table:table-cell table:style-name="ce5" table:formula="of:=ROUND([.E49])" office:value-type="float" office:value="22" calcext:value-type="float">
            <text:p>22</text:p>
          </table:table-cell>
          <table:table-cell table:style-name="ce5" table:formula="of:=ROUND([.F49])" office:value-type="float" office:value="27" calcext:value-type="float">
            <text:p>27</text:p>
          </table:table-cell>
          <table:table-cell table:style-name="ce5" table:formula="of:=ROUND([.G49])" office:value-type="float" office:value="33" calcext:value-type="float">
            <text:p>33</text:p>
          </table:table-cell>
          <table:table-cell table:style-name="ce5" table:formula="of:=ROUND([.H49])" office:value-type="float" office:value="38" calcext:value-type="float">
            <text:p>38</text:p>
          </table:table-cell>
          <table:table-cell table:style-name="ce5" table:formula="of:=ROUND([.I49])" office:value-type="float" office:value="44" calcext:value-type="float">
            <text:p>44</text:p>
          </table:table-cell>
          <table:table-cell table:style-name="ce5" table:formula="of:=ROUND([.J49])" office:value-type="float" office:value="49" calcext:value-type="float">
            <text:p>49</text:p>
          </table:table-cell>
          <table:table-cell table:style-name="ce5" table:formula="of:=ROUND([.K49])" office:value-type="float" office:value="55" calcext:value-type="float">
            <text:p>55</text:p>
          </table:table-cell>
          <table:table-cell/>
          <table:table-cell table:formula="of:=[.M100]+1" office:value-type="float" office:value="46" calcext:value-type="float">
            <text:p>46</text:p>
          </table:table-cell>
          <table:table-cell table:formula="of:=CONCATENATE(&quot;0x&quot;;DEC2HEX([.B101];2))" office:value-type="string" office:string-value="0x05" calcext:value-type="string">
            <text:p>0x05</text:p>
          </table:table-cell>
          <table:table-cell table:formula="of:=CONCATENATE(&quot;0x&quot;;DEC2HEX([.C101];2))" office:value-type="string" office:string-value="0x0B" calcext:value-type="string">
            <text:p>0x0B</text:p>
          </table:table-cell>
          <table:table-cell table:formula="of:=CONCATENATE(&quot;0x&quot;;DEC2HEX([.D101];2))" office:value-type="string" office:string-value="0x10" calcext:value-type="string">
            <text:p>0x10</text:p>
          </table:table-cell>
          <table:table-cell table:formula="of:=CONCATENATE(&quot;0x&quot;;DEC2HEX([.E101];2))" office:value-type="string" office:string-value="0x16" calcext:value-type="string">
            <text:p>0x16</text:p>
          </table:table-cell>
          <table:table-cell table:formula="of:=CONCATENATE(&quot;0x&quot;;DEC2HEX([.F101];2))" office:value-type="string" office:string-value="0x1B" calcext:value-type="string">
            <text:p>0x1B</text:p>
          </table:table-cell>
          <table:table-cell table:formula="of:=CONCATENATE(&quot;0x&quot;;DEC2HEX([.G101];2))" office:value-type="string" office:string-value="0x21" calcext:value-type="string">
            <text:p>0x21</text:p>
          </table:table-cell>
          <table:table-cell table:formula="of:=CONCATENATE(&quot;0x&quot;;DEC2HEX([.H101];2))" office:value-type="string" office:string-value="0x26" calcext:value-type="string">
            <text:p>0x26</text:p>
          </table:table-cell>
          <table:table-cell table:formula="of:=CONCATENATE(&quot;0x&quot;;DEC2HEX([.I101];2))" office:value-type="string" office:string-value="0x2C" calcext:value-type="string">
            <text:p>0x2C</text:p>
          </table:table-cell>
          <table:table-cell table:formula="of:=CONCATENATE(&quot;0x&quot;;DEC2HEX([.J101];2))" office:value-type="string" office:string-value="0x31" calcext:value-type="string">
            <text:p>0x31</text:p>
          </table:table-cell>
          <table:table-cell table:formula="of:=CONCATENATE(&quot;0x&quot;;DEC2HEX([.K101];2))" office:value-type="string" office:string-value="0x37" calcext:value-type="string">
            <text:p>0x37</text:p>
          </table:table-cell>
        </table:table-row>
        <table:table-row table:style-name="ro1">
          <table:table-cell table:formula="of:=[.A101]+1" office:value-type="float" office:value="47" calcext:value-type="float">
            <text:p>47</text:p>
          </table:table-cell>
          <table:table-cell table:formula="of:=ROUND([.B50])" office:value-type="float" office:value="6" calcext:value-type="float">
            <text:p>6</text:p>
          </table:table-cell>
          <table:table-cell table:style-name="ce5" table:formula="of:=ROUND([.C50])" office:value-type="float" office:value="11" calcext:value-type="float">
            <text:p>11</text:p>
          </table:table-cell>
          <table:table-cell table:style-name="ce5" table:formula="of:=ROUND([.D50])" office:value-type="float" office:value="17" calcext:value-type="float">
            <text:p>17</text:p>
          </table:table-cell>
          <table:table-cell table:style-name="ce5" table:formula="of:=ROUND([.E50])" office:value-type="float" office:value="22" calcext:value-type="float">
            <text:p>22</text:p>
          </table:table-cell>
          <table:table-cell table:style-name="ce5" table:formula="of:=ROUND([.F50])" office:value-type="float" office:value="28" calcext:value-type="float">
            <text:p>28</text:p>
          </table:table-cell>
          <table:table-cell table:style-name="ce5" table:formula="of:=ROUND([.G50])" office:value-type="float" office:value="33" calcext:value-type="float">
            <text:p>33</text:p>
          </table:table-cell>
          <table:table-cell table:style-name="ce5" table:formula="of:=ROUND([.H50])" office:value-type="float" office:value="39" calcext:value-type="float">
            <text:p>39</text:p>
          </table:table-cell>
          <table:table-cell table:style-name="ce5" table:formula="of:=ROUND([.I50])" office:value-type="float" office:value="45" calcext:value-type="float">
            <text:p>45</text:p>
          </table:table-cell>
          <table:table-cell table:style-name="ce5" table:formula="of:=ROUND([.J50])" office:value-type="float" office:value="50" calcext:value-type="float">
            <text:p>50</text:p>
          </table:table-cell>
          <table:table-cell table:style-name="ce5" table:formula="of:=ROUND([.K50])" office:value-type="float" office:value="56" calcext:value-type="float">
            <text:p>56</text:p>
          </table:table-cell>
          <table:table-cell/>
          <table:table-cell table:formula="of:=[.M101]+1" office:value-type="float" office:value="47" calcext:value-type="float">
            <text:p>47</text:p>
          </table:table-cell>
          <table:table-cell table:formula="of:=CONCATENATE(&quot;0x&quot;;DEC2HEX([.B102];2))" office:value-type="string" office:string-value="0x06" calcext:value-type="string">
            <text:p>0x06</text:p>
          </table:table-cell>
          <table:table-cell table:formula="of:=CONCATENATE(&quot;0x&quot;;DEC2HEX([.C102];2))" office:value-type="string" office:string-value="0x0B" calcext:value-type="string">
            <text:p>0x0B</text:p>
          </table:table-cell>
          <table:table-cell table:formula="of:=CONCATENATE(&quot;0x&quot;;DEC2HEX([.D102];2))" office:value-type="string" office:string-value="0x11" calcext:value-type="string">
            <text:p>0x11</text:p>
          </table:table-cell>
          <table:table-cell table:formula="of:=CONCATENATE(&quot;0x&quot;;DEC2HEX([.E102];2))" office:value-type="string" office:string-value="0x16" calcext:value-type="string">
            <text:p>0x16</text:p>
          </table:table-cell>
          <table:table-cell table:formula="of:=CONCATENATE(&quot;0x&quot;;DEC2HEX([.F102];2))" office:value-type="string" office:string-value="0x1C" calcext:value-type="string">
            <text:p>0x1C</text:p>
          </table:table-cell>
          <table:table-cell table:formula="of:=CONCATENATE(&quot;0x&quot;;DEC2HEX([.G102];2))" office:value-type="string" office:string-value="0x21" calcext:value-type="string">
            <text:p>0x21</text:p>
          </table:table-cell>
          <table:table-cell table:formula="of:=CONCATENATE(&quot;0x&quot;;DEC2HEX([.H102];2))" office:value-type="string" office:string-value="0x27" calcext:value-type="string">
            <text:p>0x27</text:p>
          </table:table-cell>
          <table:table-cell table:formula="of:=CONCATENATE(&quot;0x&quot;;DEC2HEX([.I102];2))" office:value-type="string" office:string-value="0x2D" calcext:value-type="string">
            <text:p>0x2D</text:p>
          </table:table-cell>
          <table:table-cell table:formula="of:=CONCATENATE(&quot;0x&quot;;DEC2HEX([.J102];2))" office:value-type="string" office:string-value="0x32" calcext:value-type="string">
            <text:p>0x32</text:p>
          </table:table-cell>
          <table:table-cell table:formula="of:=CONCATENATE(&quot;0x&quot;;DEC2HEX([.K102];2))" office:value-type="string" office:string-value="0x38" calcext:value-type="string">
            <text:p>0x38</text:p>
          </table:table-cell>
        </table:table-row>
        <table:table-row table:style-name="ro1">
          <table:table-cell table:formula="of:=[.A102]+1" office:value-type="float" office:value="48" calcext:value-type="float">
            <text:p>48</text:p>
          </table:table-cell>
          <table:table-cell table:formula="of:=ROUND([.B51])" office:value-type="float" office:value="6" calcext:value-type="float">
            <text:p>6</text:p>
          </table:table-cell>
          <table:table-cell table:style-name="ce5" table:formula="of:=ROUND([.C51])" office:value-type="float" office:value="11" calcext:value-type="float">
            <text:p>11</text:p>
          </table:table-cell>
          <table:table-cell table:style-name="ce5" table:formula="of:=ROUND([.D51])" office:value-type="float" office:value="17" calcext:value-type="float">
            <text:p>17</text:p>
          </table:table-cell>
          <table:table-cell table:style-name="ce5" table:formula="of:=ROUND([.E51])" office:value-type="float" office:value="23" calcext:value-type="float">
            <text:p>23</text:p>
          </table:table-cell>
          <table:table-cell table:style-name="ce5" table:formula="of:=ROUND([.F51])" office:value-type="float" office:value="28" calcext:value-type="float">
            <text:p>28</text:p>
          </table:table-cell>
          <table:table-cell table:style-name="ce5" table:formula="of:=ROUND([.G51])" office:value-type="float" office:value="34" calcext:value-type="float">
            <text:p>34</text:p>
          </table:table-cell>
          <table:table-cell table:style-name="ce5" table:formula="of:=ROUND([.H51])" office:value-type="float" office:value="40" calcext:value-type="float">
            <text:p>40</text:p>
          </table:table-cell>
          <table:table-cell table:style-name="ce5" table:formula="of:=ROUND([.I51])" office:value-type="float" office:value="46" calcext:value-type="float">
            <text:p>46</text:p>
          </table:table-cell>
          <table:table-cell table:style-name="ce5" table:formula="of:=ROUND([.J51])" office:value-type="float" office:value="51" calcext:value-type="float">
            <text:p>51</text:p>
          </table:table-cell>
          <table:table-cell table:style-name="ce5" table:formula="of:=ROUND([.K51])" office:value-type="float" office:value="57" calcext:value-type="float">
            <text:p>57</text:p>
          </table:table-cell>
          <table:table-cell/>
          <table:table-cell table:formula="of:=[.M102]+1" office:value-type="float" office:value="48" calcext:value-type="float">
            <text:p>48</text:p>
          </table:table-cell>
          <table:table-cell table:formula="of:=CONCATENATE(&quot;0x&quot;;DEC2HEX([.B103];2))" office:value-type="string" office:string-value="0x06" calcext:value-type="string">
            <text:p>0x06</text:p>
          </table:table-cell>
          <table:table-cell table:formula="of:=CONCATENATE(&quot;0x&quot;;DEC2HEX([.C103];2))" office:value-type="string" office:string-value="0x0B" calcext:value-type="string">
            <text:p>0x0B</text:p>
          </table:table-cell>
          <table:table-cell table:formula="of:=CONCATENATE(&quot;0x&quot;;DEC2HEX([.D103];2))" office:value-type="string" office:string-value="0x11" calcext:value-type="string">
            <text:p>0x11</text:p>
          </table:table-cell>
          <table:table-cell table:formula="of:=CONCATENATE(&quot;0x&quot;;DEC2HEX([.E103];2))" office:value-type="string" office:string-value="0x17" calcext:value-type="string">
            <text:p>0x17</text:p>
          </table:table-cell>
          <table:table-cell table:formula="of:=CONCATENATE(&quot;0x&quot;;DEC2HEX([.F103];2))" office:value-type="string" office:string-value="0x1C" calcext:value-type="string">
            <text:p>0x1C</text:p>
          </table:table-cell>
          <table:table-cell table:formula="of:=CONCATENATE(&quot;0x&quot;;DEC2HEX([.G103];2))" office:value-type="string" office:string-value="0x22" calcext:value-type="string">
            <text:p>0x22</text:p>
          </table:table-cell>
          <table:table-cell table:formula="of:=CONCATENATE(&quot;0x&quot;;DEC2HEX([.H103];2))" office:value-type="string" office:string-value="0x28" calcext:value-type="string">
            <text:p>0x28</text:p>
          </table:table-cell>
          <table:table-cell table:formula="of:=CONCATENATE(&quot;0x&quot;;DEC2HEX([.I103];2))" office:value-type="string" office:string-value="0x2E" calcext:value-type="string">
            <text:p>0x2E</text:p>
          </table:table-cell>
          <table:table-cell table:formula="of:=CONCATENATE(&quot;0x&quot;;DEC2HEX([.J103];2))" office:value-type="string" office:string-value="0x33" calcext:value-type="string">
            <text:p>0x33</text:p>
          </table:table-cell>
          <table:table-cell table:formula="of:=CONCATENATE(&quot;0x&quot;;DEC2HEX([.K103];2))" office:value-type="string" office:string-value="0x39" calcext:value-type="string">
            <text:p>0x39</text:p>
          </table:table-cell>
        </table:table-row>
        <table:table-row table:style-name="ro1">
          <table:table-cell table:formula="of:=[.A103]+1" office:value-type="float" office:value="49" calcext:value-type="float">
            <text:p>49</text:p>
          </table:table-cell>
          <table:table-cell table:formula="of:=ROUND([.B52])" office:value-type="float" office:value="6" calcext:value-type="float">
            <text:p>6</text:p>
          </table:table-cell>
          <table:table-cell table:style-name="ce5" table:formula="of:=ROUND([.C52])" office:value-type="float" office:value="12" calcext:value-type="float">
            <text:p>12</text:p>
          </table:table-cell>
          <table:table-cell table:style-name="ce5" table:formula="of:=ROUND([.D52])" office:value-type="float" office:value="17" calcext:value-type="float">
            <text:p>17</text:p>
          </table:table-cell>
          <table:table-cell table:style-name="ce5" table:formula="of:=ROUND([.E52])" office:value-type="float" office:value="23" calcext:value-type="float">
            <text:p>23</text:p>
          </table:table-cell>
          <table:table-cell table:style-name="ce5" table:formula="of:=ROUND([.F52])" office:value-type="float" office:value="29" calcext:value-type="float">
            <text:p>29</text:p>
          </table:table-cell>
          <table:table-cell table:style-name="ce5" table:formula="of:=ROUND([.G52])" office:value-type="float" office:value="35" calcext:value-type="float">
            <text:p>35</text:p>
          </table:table-cell>
          <table:table-cell table:style-name="ce5" table:formula="of:=ROUND([.H52])" office:value-type="float" office:value="41" calcext:value-type="float">
            <text:p>41</text:p>
          </table:table-cell>
          <table:table-cell table:style-name="ce5" table:formula="of:=ROUND([.I52])" office:value-type="float" office:value="46" calcext:value-type="float">
            <text:p>46</text:p>
          </table:table-cell>
          <table:table-cell table:style-name="ce5" table:formula="of:=ROUND([.J52])" office:value-type="float" office:value="52" calcext:value-type="float">
            <text:p>52</text:p>
          </table:table-cell>
          <table:table-cell table:style-name="ce5" table:formula="of:=ROUND([.K52])" office:value-type="float" office:value="58" calcext:value-type="float">
            <text:p>58</text:p>
          </table:table-cell>
          <table:table-cell/>
          <table:table-cell table:formula="of:=[.M103]+1" office:value-type="float" office:value="49" calcext:value-type="float">
            <text:p>49</text:p>
          </table:table-cell>
          <table:table-cell table:formula="of:=CONCATENATE(&quot;0x&quot;;DEC2HEX([.B104];2))" office:value-type="string" office:string-value="0x06" calcext:value-type="string">
            <text:p>0x06</text:p>
          </table:table-cell>
          <table:table-cell table:formula="of:=CONCATENATE(&quot;0x&quot;;DEC2HEX([.C104];2))" office:value-type="string" office:string-value="0x0C" calcext:value-type="string">
            <text:p>0x0C</text:p>
          </table:table-cell>
          <table:table-cell table:formula="of:=CONCATENATE(&quot;0x&quot;;DEC2HEX([.D104];2))" office:value-type="string" office:string-value="0x11" calcext:value-type="string">
            <text:p>0x11</text:p>
          </table:table-cell>
          <table:table-cell table:formula="of:=CONCATENATE(&quot;0x&quot;;DEC2HEX([.E104];2))" office:value-type="string" office:string-value="0x17" calcext:value-type="string">
            <text:p>0x17</text:p>
          </table:table-cell>
          <table:table-cell table:formula="of:=CONCATENATE(&quot;0x&quot;;DEC2HEX([.F104];2))" office:value-type="string" office:string-value="0x1D" calcext:value-type="string">
            <text:p>0x1D</text:p>
          </table:table-cell>
          <table:table-cell table:formula="of:=CONCATENATE(&quot;0x&quot;;DEC2HEX([.G104];2))" office:value-type="string" office:string-value="0x23" calcext:value-type="string">
            <text:p>0x23</text:p>
          </table:table-cell>
          <table:table-cell table:formula="of:=CONCATENATE(&quot;0x&quot;;DEC2HEX([.H104];2))" office:value-type="string" office:string-value="0x29" calcext:value-type="string">
            <text:p>0x29</text:p>
          </table:table-cell>
          <table:table-cell table:formula="of:=CONCATENATE(&quot;0x&quot;;DEC2HEX([.I104];2))" office:value-type="string" office:string-value="0x2E" calcext:value-type="string">
            <text:p>0x2E</text:p>
          </table:table-cell>
          <table:table-cell table:formula="of:=CONCATENATE(&quot;0x&quot;;DEC2HEX([.J104];2))" office:value-type="string" office:string-value="0x34" calcext:value-type="string">
            <text:p>0x34</text:p>
          </table:table-cell>
          <table:table-cell table:formula="of:=CONCATENATE(&quot;0x&quot;;DEC2HEX([.K104];2))" office:value-type="string" office:string-value="0x3A" calcext:value-type="string">
            <text:p>0x3A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table:style-name="ce5" table:number-columns-repeated="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 style:data-style-name="N2" text:time-value="09:16:53.5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11:20:01.448000000</meta:creation-date>
    <dc:date>2023-11-15T08:33:42.039000000</dc:date>
    <meta:editing-duration>PT4H30M52S</meta:editing-duration>
    <meta:editing-cycles>10</meta:editing-cycles>
    <meta:generator>LibreOffice/7.3.2.2$Windows_X86_64 LibreOffice_project/49f2b1bff42cfccbd8f788c8dc32c1c309559be0</meta:generator>
    <meta:document-statistic meta:table-count="1" meta:cell-count="1683" meta:object-count="0"/>
  </office:meta>
</office:document-meta>
</file>